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82cm"/>
    </style:style>
    <style:style style:name="co2" style:family="table-column">
      <style:table-column-properties fo:break-before="auto" style:column-width="9.458cm"/>
    </style:style>
    <style:style style:name="co3" style:family="table-column">
      <style:table-column-properties fo:break-before="auto" style:column-width="7.38cm"/>
    </style:style>
    <style:style style:name="co4" style:family="table-column">
      <style:table-column-properties fo:break-before="auto" style:column-width="7.576cm"/>
    </style:style>
    <style:style style:name="co5" style:family="table-column">
      <style:table-column-properties fo:break-before="auto" style:column-width="4.411cm"/>
    </style:style>
    <style:style style:name="co6" style:family="table-column">
      <style:table-column-properties fo:break-before="auto" style:column-width="1.976cm"/>
    </style:style>
    <style:style style:name="co7" style:family="table-column">
      <style:table-column-properties fo:break-before="auto" style:column-width="2.249cm"/>
    </style:style>
    <style:style style:name="co8" style:family="table-column">
      <style:table-column-properties fo:break-before="auto" style:column-width="3.478cm"/>
    </style:style>
    <style:style style:name="co9" style:family="table-column">
      <style:table-column-properties fo:break-before="auto" style:column-width="7.654cm"/>
    </style:style>
    <style:style style:name="co10" style:family="table-column">
      <style:table-column-properties fo:break-before="auto" style:column-width="9.749cm"/>
    </style:style>
    <style:style style:name="co11" style:family="table-column">
      <style:table-column-properties fo:break-before="auto" style:column-width="2.267cm"/>
    </style:style>
    <style:style style:name="ro1" style:family="table-row">
      <style:table-row-properties style:row-height="0.526cm" fo:break-before="auto" style:use-optimal-row-height="false"/>
    </style:style>
    <style:style style:name="ro2" style:family="table-row">
      <style:table-row-properties style:row-height="3.08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style:style>
  </office:automatic-styles>
  <office:body>
    <office:spreadsheet>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text:p>Indicator Name</text:p>
          </table:table-cell>
          <table:table-cell office:value-type="string">
            <text:p>Short definition</text:p>
          </table:table-cell>
          <table:table-cell office:value-type="string">
            <text:p>Long definition</text:p>
          </table:table-cell>
          <table:table-cell office:value-type="string">
            <text:p>Source</text:p>
          </table:table-cell>
          <table:table-cell office:value-type="string">
            <text:p>Topic/Theme</text:p>
          </table:table-cell>
          <table:table-cell office:value-type="string">
            <text:p>Periodicity</text:p>
          </table:table-cell>
          <table:table-cell office:value-type="string">
            <text:p>Base Period</text:p>
          </table:table-cell>
          <table:table-cell office:value-type="string">
            <text:p>Aggregation method</text:p>
          </table:table-cell>
          <table:table-cell office:value-type="string">
            <text:p>Conceptual implications and limitations</text:p>
          </table:table-cell>
          <table:table-cell office:value-type="string">
            <text:p>Notes from original source</text:p>
          </table:table-cell>
          <table:table-cell table:number-columns-repeated="1014"/>
        </table:table-row>
        <table:table-row table:style-name="ro2" table:visibility="collapse">
          <table:table-cell table:number-columns-repeated="1024"/>
        </table:table-row>
        <table:table-row table:style-name="ro2">
          <table:table-cell office:value-type="string">
            <text:p>Access to electricity (% of population)</text:p>
          </table:table-cell>
          <table:table-cell table:number-columns-repeated="2" office:value-type="string">
            <text:p>Access to electricity is the percentage of population with access to electricity. Electrification data are collected from industry, national surveys and international sources.</text:p>
          </table:table-cell>
          <table:table-cell office:value-type="string">
            <text:p>International Energy Agency, World Energy Outlook 2010.</text:p>
          </table:table-cell>
          <table:table-cell office:value-type="string">
            <text:p>Environment: Energy production &amp; use</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Adolescent fertility rate (births per 1,000 women ages 15-19)</text:p>
          </table:table-cell>
          <table:table-cell table:number-columns-repeated="2" office:value-type="string">
            <text:p>Adolescent fertility rate is the number of births per 1,000 women ages 15-19.</text:p>
          </table:table-cell>
          <table:table-cell office:value-type="string">
            <text:p>United Nations Population Division, World Population Prospects.</text:p>
          </table:table-cell>
          <table:table-cell office:value-type="string">
            <text:p>Health: Reproductive health</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Age dependency ratio (% of working-age population)</text:p>
          </table:table-cell>
          <table:table-cell table:number-columns-repeated="2" office:value-type="string">
            <text:p>Age dependency ratio is the ratio of dependents--people younger than 15 or older than 64--to the working-age population--those ages 15-64. Data are shown as the proportion of dependents per 100 working-age population.</text:p>
          </table:table-cell>
          <table:table-cell office:value-type="string">
            <text:p>World Bank staff estimates from various sources including census reports, the United Nations Population Division's World Population Prospects, national statistical offices, household surveys conducted by national agencies, and Macro International.</text:p>
          </table:table-cell>
          <table:table-cell office:value-type="string">
            <text:p>Health: Population: Dynamics</text:p>
          </table:table-cell>
          <table:table-cell office:value-type="string">
            <text:p>Annual</text:p>
          </table:table-cell>
          <table:table-cell/>
          <table:table-cell office:value-type="string">
            <text:p>Weighted average</text:p>
          </table:table-cell>
          <table:table-cell office:value-type="string">
            <text:p>Annual data series are interpolated from 5-year period data. Therefore they may not reflect real events as much as observed data.</text:p>
          </table:table-cell>
          <table:table-cell table:number-columns-repeated="1015"/>
        </table:table-row>
        <table:table-row table:style-name="ro2">
          <table:table-cell office:value-type="string">
            <text:p>Agricultural land (% of land area)</text:p>
          </table:table-cell>
          <table:table-cell table:number-columns-repeated="2" office:value-type="string">
            <text:p>Agricultural land refers to the share of land area that is arable, under permanent crops, and under permanent pastures. Arable land includes land defined by the FAO as land under temporary crops (double-cropped areas are counted once), temporary meadows for mowing or for pasture, land under market or kitchen gardens, and land temporarily fallow. Land abandoned as a result of shifting cultivation is excluded. Land under permanent crops is land cultivated with crops that occupy the land for long periods and need not be replanted after each harvest, such as cocoa, coffee, and rubber. This category includes land under flowering shrubs, fruit trees, nut trees, and vines, but excludes land under trees grown for wood or timber. Permanent pasture is land used for five or more years for forage, including natural and cultivated crops.</text:p>
          </table:table-cell>
          <table:table-cell office:value-type="string">
            <text:p>Food and Agriculture Organization, electronic files and web site.</text:p>
          </table:table-cell>
          <table:table-cell office:value-type="string">
            <text:p>Environment: Land use</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Agricultural raw materials exports (% of merchandise exports)</text:p>
          </table:table-cell>
          <table:table-cell table:number-columns-repeated="2" office:value-type="string">
            <text:p>Agricultural raw materials comprise SITC section 2 (crude materials except fuels) excluding divisions 22, 27 (crude fertilizers and minerals excluding coal, petroleum, and precious stones), and 28 (metalliferous ores and scrap).</text:p>
          </table:table-cell>
          <table:table-cell office:value-type="string">
            <text:p>World Bank staff estimates from the Comtrade database maintained by the United Nations Statistics Division.</text:p>
          </table:table-cell>
          <table:table-cell office:value-type="string">
            <text:p>Private Sector &amp; Trade: Export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Agricultural raw materials imports (% of merchandise imports)</text:p>
          </table:table-cell>
          <table:table-cell table:number-columns-repeated="2" office:value-type="string">
            <text:p>Agricultural raw materials comprise SITC section 2 (crude materials except fuels) excluding divisions 22, 27 (crude fertilizers and minerals excluding coal, petroleum, and precious stones), and 28 (metalliferous ores and scrap).</text:p>
          </table:table-cell>
          <table:table-cell office:value-type="string">
            <text:p>World Bank staff estimates from the Comtrade database maintained by the United Nations Statistics Division.</text:p>
          </table:table-cell>
          <table:table-cell office:value-type="string">
            <text:p>Private Sector &amp; Trade: Import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Agriculture, value added (% of GDP)</text:p>
          </table:table-cell>
          <table:table-cell table:number-columns-repeated="2" office:value-type="string">
            <text:p>Agriculture corresponds to ISIC divisions 1-5 and includes forestry, hunting, and fishing, as well as cultivation of crops and livestock production. Value added is the net output of a sector after adding up all outputs and subtracting intermediate inputs. It is calculated without making deductions for depreciation of fabricated assets or depletion and degradation of natural resources. The origin of value added is determined by the International Standard Industrial Classification (ISIC), revision 3. Note: For VAB countries, gross value added at factor cost is used as the denominator.</text:p>
          </table:table-cell>
          <table:table-cell office:value-type="string">
            <text:p>World Bank national accounts data, and OECD National Accounts data files.</text:p>
          </table:table-cell>
          <table:table-cell office:value-type="string">
            <text:p>Economic Policy &amp; Debt: National accounts: Shares of GDP &amp; other</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Arable land (% of land area)</text:p>
          </table:table-cell>
          <table:table-cell table:number-columns-repeated="2" office:value-type="string">
            <text:p>Arable land includes land defined by the FAO as land under temporary crops (double-cropped areas are counted once), temporary meadows for mowing or for pasture, land under market or kitchen gardens, and land temporarily fallow. Land abandoned as a result of shifting cultivation is excluded.</text:p>
          </table:table-cell>
          <table:table-cell office:value-type="string">
            <text:p>Food and Agriculture Organization, electronic files and web site.</text:p>
          </table:table-cell>
          <table:table-cell office:value-type="string">
            <text:p>Environment: Land use</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Average time to clear exports through customs (days)</text:p>
          </table:table-cell>
          <table:table-cell table:number-columns-repeated="2" office:value-type="string">
            <text:p>Average time to clear exports through customs is the average number of days to clear direct exports through customs.</text:p>
          </table:table-cell>
          <table:table-cell office:value-type="string">
            <text:p>World Bank, Enterprise Surveys (http://www.enterprisesurveys.org/).</text:p>
          </table:table-cell>
          <table:table-cell office:value-type="string">
            <text:p>Private Sector &amp; Trade: Business environment</text:p>
          </table:table-cell>
          <table:table-cell office:value-type="string">
            <text:p>Annual</text:p>
          </table:table-cell>
          <table:table-cell table:number-columns-repeated="1018"/>
        </table:table-row>
        <table:table-row table:style-name="ro2">
          <table:table-cell office:value-type="string">
            <text:p>Burden of customs procedure, WEF (1=extremely inefficient to 7=extremely efficient)</text:p>
          </table:table-cell>
          <table:table-cell office:value-type="string">
            <text:p>Burden of Customs Procedure measures business executives' perceptions of their country's efficiency of customs procedures. The rating ranges from 1 to 7, with a higher score indicating greater efficiency.</text:p>
          </table:table-cell>
          <table:table-cell office:value-type="string">
            <text:p>Burden of Customs Procedure measures business executives' perceptions of their country's efficiency of customs procedures. The rating ranges from 1 to 7, with a higher score indicating greater efficiency. Data are from the World Economic Forum's Executive Opinion Survey, conducted for 30 years in collaboration with 150 partner institutes. The 2009 round included more than 13,000 respondents from 133 countries. Sampling follows a dual stratification based on company size and the sector of activity. Data are collected online or through in-person interviews. Responses are aggregated using sector-weighted averaging. The data for the latest year are combined with the data for the previous year to create a two-year moving average. Respondents evaluated the efficiency of customs procedures in their country. The lowest score (1) rates the customs procedure as extremely inefficient, and the highest score (7) as extremely efficient.</text:p>
          </table:table-cell>
          <table:table-cell office:value-type="string">
            <text:p>World Economic Forum, Global Competiveness Report and data files.</text:p>
          </table:table-cell>
          <table:table-cell office:value-type="string">
            <text:p>Infrastructure: Transportation</text:p>
          </table:table-cell>
          <table:table-cell office:value-type="string">
            <text:p>Annual</text:p>
          </table:table-cell>
          <table:table-cell/>
          <table:table-cell office:value-type="string">
            <text:p>Unweighted average</text:p>
          </table:table-cell>
          <table:table-cell table:number-columns-repeated="1016"/>
        </table:table-row>
        <table:table-row table:style-name="ro2">
          <table:table-cell office:value-type="string">
            <text:p>Commercial bank branches (per 100,000 adults)</text:p>
          </table:table-cell>
          <table:table-cell table:number-columns-repeated="2" office:value-type="string">
            <text:p>Commercial bank branches are retail locations of resident commercial banks and other resident banks that function as commercial banks that provide financial services to customers and are physically separated from the main office but not organized as legally separated subsidiaries.</text:p>
          </table:table-cell>
          <table:table-cell office:value-type="string">
            <text:p>International Monetary Fund.</text:p>
          </table:table-cell>
          <table:table-cell office:value-type="string">
            <text:p>Financial Sector: Access</text:p>
          </table:table-cell>
          <table:table-cell table:number-columns-repeated="2"/>
          <table:table-cell office:value-type="string">
            <text:p>Weighted average</text:p>
          </table:table-cell>
          <table:table-cell table:number-columns-repeated="1016"/>
        </table:table-row>
        <table:table-row table:style-name="ro2">
          <table:table-cell office:value-type="string">
            <text:p>Commercial service exports (current US$)</text:p>
          </table:table-cell>
          <table:table-cell table:number-columns-repeated="2" office:value-type="string">
            <text:p>Commercial service exports are total service exports minus exports of government services not included elsewhere. International transactions in services are defined by the IMF's Balance of Payments Manual (1993) as the economic output of intangible commodities that may be produced, transferred, and consumed at the same time. Definitions may vary among reporting economies.</text:p>
          </table:table-cell>
          <table:table-cell office:value-type="string">
            <text:p>International Monetary Fund, Balance of Payments Statistics Yearbook and data files.</text:p>
          </table:table-cell>
          <table:table-cell office:value-type="string">
            <text:p>Private Sector &amp; Trade: Exports</text:p>
          </table:table-cell>
          <table:table-cell office:value-type="string">
            <text:p>Annual</text:p>
          </table:table-cell>
          <table:table-cell/>
          <table:table-cell office:value-type="string">
            <text:p>Gap-filled total</text:p>
          </table:table-cell>
          <table:table-cell table:number-columns-repeated="1016"/>
        </table:table-row>
        <table:table-row table:style-name="ro2">
          <table:table-cell office:value-type="string">
            <text:p>Commercial service imports (current US$)</text:p>
          </table:table-cell>
          <table:table-cell table:number-columns-repeated="2" office:value-type="string">
            <text:p>Commercial service imports are total service imports minus imports of government services not included elsewhere. International transactions in services are defined by the IMF's Balance of Payments Manual (1993) as the economic output of intangible commodities that may be produced, transferred, and consumed at the same time. Definitions may vary among reporting economies.</text:p>
          </table:table-cell>
          <table:table-cell office:value-type="string">
            <text:p>International Monetary Fund, Balance of Payments Statistics Yearbook and data files.</text:p>
          </table:table-cell>
          <table:table-cell office:value-type="string">
            <text:p>Private Sector &amp; Trade: Imports</text:p>
          </table:table-cell>
          <table:table-cell office:value-type="string">
            <text:p>Annual</text:p>
          </table:table-cell>
          <table:table-cell/>
          <table:table-cell office:value-type="string">
            <text:p>Gap-filled total</text:p>
          </table:table-cell>
          <table:table-cell table:number-columns-repeated="1016"/>
        </table:table-row>
        <table:table-row table:style-name="ro2">
          <table:table-cell office:value-type="string">
            <text:p>Consumer price index (2005 = 100)</text:p>
          </table:table-cell>
          <table:table-cell table:number-columns-repeated="2" office:value-type="string">
            <text:p>Consumer price index reflects changes in the cost to the average consumer of acquiring a basket of goods and services that may be fixed or changed at specified intervals, such as yearly. The Laspeyres formula is generally used.</text:p>
          </table:table-cell>
          <table:table-cell office:value-type="string">
            <text:p>International Monetary Fund, International Financial Statistics and data files.</text:p>
          </table:table-cell>
          <table:table-cell office:value-type="string">
            <text:p>Financial Sector: Exchange rates &amp; prices</text:p>
          </table:table-cell>
          <table:table-cell office:value-type="string">
            <text:p>Annual</text:p>
          </table:table-cell>
          <table:table-cell office:value-type="float" office:value="2005">
            <text:p>2005</text:p>
          </table:table-cell>
          <table:table-cell office:value-type="string">
            <text:p>Median</text:p>
          </table:table-cell>
          <table:table-cell table:number-columns-repeated="1016"/>
        </table:table-row>
        <table:table-row table:style-name="ro2">
          <table:table-cell office:value-type="string">
            <text:p>Container port traffic (TEU: 20 foot equivalent units)</text:p>
          </table:table-cell>
          <table:table-cell table:number-columns-repeated="2" office:value-type="string">
            <text:p>Port container traffic measures the flow of containers from land to sea transport modes., and vice versa, in twenty-foot equivalent units (TEUs), a standard-size container. Data refer to coastal shipping as well as international journeys. Transshipment traffic is counted as two lifts at the intermediate port (once to off-load and again as an outbound lift) and includes empty units.</text:p>
          </table:table-cell>
          <table:table-cell office:value-type="string">
            <text:p>Containerisation International, Containerisation International Yearbook.</text:p>
          </table:table-cell>
          <table:table-cell office:value-type="string">
            <text:p>Infrastructure: Transportation</text:p>
          </table:table-cell>
          <table:table-cell office:value-type="string">
            <text:p>Annual</text:p>
          </table:table-cell>
          <table:table-cell/>
          <table:table-cell office:value-type="string">
            <text:p>Sum</text:p>
          </table:table-cell>
          <table:table-cell table:number-columns-repeated="1016"/>
        </table:table-row>
        <table:table-row table:style-name="ro2">
          <table:table-cell office:value-type="string">
            <text:p>Cost of business start-up procedures (% of GNI per capita)</text:p>
          </table:table-cell>
          <table:table-cell table:number-columns-repeated="2" office:value-type="string">
            <text:p>Cost to register a business is normalized by presenting it as a percentage of gross national income (GNI) per capita.</text:p>
          </table:table-cell>
          <table:table-cell office:value-type="string">
            <text:p>World Bank, Doing Business project (http://www.doingbusiness.org/).</text:p>
          </table:table-cell>
          <table:table-cell office:value-type="string">
            <text:p>Private Sector &amp; Trade: Business environment</text:p>
          </table:table-cell>
          <table:table-cell office:value-type="string">
            <text:p>Annual</text:p>
          </table:table-cell>
          <table:table-cell/>
          <table:table-cell office:value-type="string">
            <text:p>Unweighted average</text:p>
          </table:table-cell>
          <table:table-cell table:number-columns-repeated="1016"/>
        </table:table-row>
        <table:table-row table:style-name="ro2">
          <table:table-cell office:value-type="string">
            <text:p>Cost to export (US$ per container)</text:p>
          </table:table-cell>
          <table:table-cell office:value-type="string">
            <text:p>Cost measures the fees levied on a 20-foot container in U.S. dollars. All the fees associated with completing the procedures to export or import the goods are included. These include costs for documents, administrative fees for customs clearance and technical control, customs broker fees, terminal handling charges and inland transport. The cost measure does not include tariffs or trade taxes. Only official costs are recorded.</text:p>
          </table:table-cell>
          <table:table-cell office:value-type="string">
            <text:p>Cost measures the fees levied on a 20-foot container in U.S. dollars. All the fees associated with completing the procedures to export or import the goods are included. These include costs for documents, administrative fees for customs clearance and technical control, customs broker fees, terminal handling charges and inland transport. The cost measure does not include tariffs or trade taxes. Only official costs are recorded. Several assumptions are made for the business surveyed: Has 60 or more employees; Is located in the country's most populous city; Is a private, limited liability company. It does not operate within an export processing zone or an industrial estate with special export or import privileges; Is domestically owned with no foreign ownership; Exports more than 10% of its sales. Assumptions about the traded goods: The traded product travels in a dry-cargo, 20-foot, full container load. The product: Is not hazardous nor does it include military items; Does not require refrigeration or any other special environment; Does not require any special phytosanitary or environmental safety standards other than accepted international standards.</text:p>
          </table:table-cell>
          <table:table-cell office:value-type="string">
            <text:p>World Bank, Doing Business project (http://www.doingbusiness.org/).</text:p>
          </table:table-cell>
          <table:table-cell office:value-type="string">
            <text:p>Private Sector &amp; Trade: Business environment</text:p>
          </table:table-cell>
          <table:table-cell office:value-type="string">
            <text:p>Annual</text:p>
          </table:table-cell>
          <table:table-cell/>
          <table:table-cell office:value-type="string">
            <text:p>Unweighted average</text:p>
          </table:table-cell>
          <table:table-cell table:number-columns-repeated="1016"/>
        </table:table-row>
        <table:table-row table:style-name="ro2">
          <table:table-cell office:value-type="string">
            <text:p>Cost to import (US$ per container)</text:p>
          </table:table-cell>
          <table:table-cell table:number-columns-repeated="2" office:value-type="string">
            <text:p>Cost measures the fees levied on a 20-foot container in U.S. dollars. All the fees associated with completing the procedures to export or import the goods are included. These include costs for documents, administrative fees for customs clearance and technical control, customs broker fees, terminal handling charges and inland transport. The cost measure does not include tariffs or trade taxes. Only official costs are recorded.</text:p>
          </table:table-cell>
          <table:table-cell office:value-type="string">
            <text:p>World Bank, Doing Business project (http://www.doingbusiness.org/).</text:p>
          </table:table-cell>
          <table:table-cell office:value-type="string">
            <text:p>Private Sector &amp; Trade: Business environment</text:p>
          </table:table-cell>
          <table:table-cell office:value-type="string">
            <text:p>Annual</text:p>
          </table:table-cell>
          <table:table-cell/>
          <table:table-cell office:value-type="string">
            <text:p>Unweighted average</text:p>
          </table:table-cell>
          <table:table-cell table:number-columns-repeated="1016"/>
        </table:table-row>
        <table:table-row table:style-name="ro2">
          <table:table-cell office:value-type="string">
            <text:p>CPIA building human resources rating (1=low to 6=high)</text:p>
          </table:table-cell>
          <table:table-cell table:number-columns-repeated="2" office:value-type="string">
            <text:p>Building human resources assesses the national policies and public and private sector service delivery that affect the access to and quality of health and education services, including prevention and treatment of HIV/AIDS, tuberculosis, and malaria.</text:p>
          </table:table-cell>
          <table:table-cell office:value-type="string">
            <text:p>World Bank Group, CPIA database (http://www.worldbank.org/ida).</text:p>
          </table:table-cell>
          <table:table-cell office:value-type="string">
            <text:p>Public Sector: Policy &amp; institutions</text:p>
          </table:table-cell>
          <table:table-cell office:value-type="string">
            <text:p>Annual</text:p>
          </table:table-cell>
          <table:table-cell table:number-columns-repeated="1018"/>
        </table:table-row>
        <table:table-row table:style-name="ro2">
          <table:table-cell office:value-type="string">
            <text:p>CPIA business regulatory environment rating (1=low to 6=high)</text:p>
          </table:table-cell>
          <table:table-cell table:number-columns-repeated="2" office:value-type="string">
            <text:p>Business regulatory environment assesses the extent to which the legal, regulatory, and policy environments help or hinder private businesses in investing, creating jobs, and becoming more productive.</text:p>
          </table:table-cell>
          <table:table-cell office:value-type="string">
            <text:p>World Bank Group, CPIA database (http://www.worldbank.org/ida).</text:p>
          </table:table-cell>
          <table:table-cell office:value-type="string">
            <text:p>Public Sector: Policy &amp; institutions</text:p>
          </table:table-cell>
          <table:table-cell office:value-type="string">
            <text:p>Annual</text:p>
          </table:table-cell>
          <table:table-cell table:number-columns-repeated="1018"/>
        </table:table-row>
        <table:table-row table:style-name="ro2">
          <table:table-cell office:value-type="string">
            <text:p>CPIA debt policy rating (1=low to 6=high)</text:p>
          </table:table-cell>
          <table:table-cell table:number-columns-repeated="2" office:value-type="string">
            <text:p>Debt policy assesses whether the debt management strategy is conducive to minimizing budgetary risks and ensuring long-term debt sustainability.</text:p>
          </table:table-cell>
          <table:table-cell office:value-type="string">
            <text:p>World Bank Group, CPIA database (http://www.worldbank.org/ida).</text:p>
          </table:table-cell>
          <table:table-cell office:value-type="string">
            <text:p>Public Sector: Policy &amp; institutions</text:p>
          </table:table-cell>
          <table:table-cell office:value-type="string">
            <text:p>Annual</text:p>
          </table:table-cell>
          <table:table-cell table:number-columns-repeated="1018"/>
        </table:table-row>
        <table:table-row table:style-name="ro2">
          <table:table-cell office:value-type="string">
            <text:p>CPIA economic management cluster average (1=low to 6=high)</text:p>
          </table:table-cell>
          <table:table-cell table:number-columns-repeated="2" office:value-type="string">
            <text:p>The economic management cluster includes macroeconomic management, fiscal policy, and debt policy.</text:p>
          </table:table-cell>
          <table:table-cell office:value-type="string">
            <text:p>World Bank Group, CPIA database (http://www.worldbank.org/ida).</text:p>
          </table:table-cell>
          <table:table-cell office:value-type="string">
            <text:p>Public Sector: Policy &amp; institutions</text:p>
          </table:table-cell>
          <table:table-cell office:value-type="string">
            <text:p>Annual</text:p>
          </table:table-cell>
          <table:table-cell table:number-columns-repeated="1018"/>
        </table:table-row>
        <table:table-row table:style-name="ro2">
          <table:table-cell office:value-type="string">
            <text:p>CPIA efficiency of revenue mobilization rating (1=low to 6=high)</text:p>
          </table:table-cell>
          <table:table-cell table:number-columns-repeated="2" office:value-type="string">
            <text:p>Efficiency of revenue mobilization assesses the overall pattern of revenue mobilization--not only the de facto tax structure, but also revenue from all sources as actually collected.</text:p>
          </table:table-cell>
          <table:table-cell office:value-type="string">
            <text:p>World Bank Group, CPIA database (http://www.worldbank.org/ida).</text:p>
          </table:table-cell>
          <table:table-cell office:value-type="string">
            <text:p>Public Sector: Policy &amp; institutions</text:p>
          </table:table-cell>
          <table:table-cell office:value-type="string">
            <text:p>Annual</text:p>
          </table:table-cell>
          <table:table-cell table:number-columns-repeated="1018"/>
        </table:table-row>
        <table:table-row table:style-name="ro2">
          <table:table-cell office:value-type="string">
            <text:p>CPIA equity of public resource use rating (1=low to 6=high)</text:p>
          </table:table-cell>
          <table:table-cell table:number-columns-repeated="2" office:value-type="string">
            <text:p>Equity of public resource use assesses the extent to which the pattern of public expenditures and revenue collection affects the poor and is consistent with national poverty reduction priorities.</text:p>
          </table:table-cell>
          <table:table-cell office:value-type="string">
            <text:p>World Bank Group, CPIA database (http://www.worldbank.org/ida).</text:p>
          </table:table-cell>
          <table:table-cell office:value-type="string">
            <text:p>Public Sector: Policy &amp; institutions</text:p>
          </table:table-cell>
          <table:table-cell office:value-type="string">
            <text:p>Annual</text:p>
          </table:table-cell>
          <table:table-cell table:number-columns-repeated="1018"/>
        </table:table-row>
        <table:table-row table:style-name="ro2">
          <table:table-cell office:value-type="string">
            <text:p>CPIA financial sector rating (1=low to 6=high)</text:p>
          </table:table-cell>
          <table:table-cell table:number-columns-repeated="2" office:value-type="string">
            <text:p>Financial sector assesses the structure of the financial sector and the policies and regulations that affect it.</text:p>
          </table:table-cell>
          <table:table-cell office:value-type="string">
            <text:p>World Bank Group, CPIA database (http://www.worldbank.org/ida).</text:p>
          </table:table-cell>
          <table:table-cell office:value-type="string">
            <text:p>Public Sector: Policy &amp; institutions</text:p>
          </table:table-cell>
          <table:table-cell office:value-type="string">
            <text:p>Annual</text:p>
          </table:table-cell>
          <table:table-cell table:number-columns-repeated="1018"/>
        </table:table-row>
        <table:table-row table:style-name="ro2">
          <table:table-cell office:value-type="string">
            <text:p>CPIA fiscal policy rating (1=low to 6=high)</text:p>
          </table:table-cell>
          <table:table-cell table:number-columns-repeated="2" office:value-type="string">
            <text:p>Fiscal policy assesses the short- and medium-term sustainability of fiscal policy (taking into account monetary and exchange rate policy and the sustainability of the public debt) and its impact on growth.</text:p>
          </table:table-cell>
          <table:table-cell office:value-type="string">
            <text:p>World Bank Group, CPIA database (http://www.worldbank.org/ida).</text:p>
          </table:table-cell>
          <table:table-cell office:value-type="string">
            <text:p>Public Sector: Policy &amp; institutions</text:p>
          </table:table-cell>
          <table:table-cell office:value-type="string">
            <text:p>Annual</text:p>
          </table:table-cell>
          <table:table-cell table:number-columns-repeated="1018"/>
        </table:table-row>
        <table:table-row table:style-name="ro2">
          <table:table-cell office:value-type="string">
            <text:p>CPIA gender equality rating (1=low to 6=high)</text:p>
          </table:table-cell>
          <table:table-cell table:number-columns-repeated="2" office:value-type="string">
            <text:p>Gender equality assesses the extent to which the country has installed institutions and programs to enforce laws and policies that promote equal access for men and women in education, health, the economy, and protection under law.</text:p>
          </table:table-cell>
          <table:table-cell office:value-type="string">
            <text:p>World Bank Group, CPIA database (http://www.worldbank.org/ida).</text:p>
          </table:table-cell>
          <table:table-cell office:value-type="string">
            <text:p>Public Sector: Policy &amp; institutions</text:p>
          </table:table-cell>
          <table:table-cell office:value-type="string">
            <text:p>Annual</text:p>
          </table:table-cell>
          <table:table-cell table:number-columns-repeated="1018"/>
        </table:table-row>
        <table:table-row table:style-name="ro2">
          <table:table-cell office:value-type="string">
            <text:p>CPIA macroeconomic management rating (1=low to 6=high)</text:p>
          </table:table-cell>
          <table:table-cell table:number-columns-repeated="2" office:value-type="string">
            <text:p>Macroeconomic management assesses the monetary, exchange rate, and aggregate demand policy framework.</text:p>
          </table:table-cell>
          <table:table-cell office:value-type="string">
            <text:p>World Bank Group, CPIA database (http://www.worldbank.org/ida).</text:p>
          </table:table-cell>
          <table:table-cell office:value-type="string">
            <text:p>Public Sector: Policy &amp; institutions</text:p>
          </table:table-cell>
          <table:table-cell office:value-type="string">
            <text:p>Annual</text:p>
          </table:table-cell>
          <table:table-cell table:number-columns-repeated="1018"/>
        </table:table-row>
        <table:table-row table:style-name="ro2">
          <table:table-cell office:value-type="string">
            <text:p>CPIA policies for social inclusion/equity cluster average (1=low to 6=high)</text:p>
          </table:table-cell>
          <table:table-cell table:number-columns-repeated="2" office:value-type="string">
            <text:p>The policies for social inclusion and equity cluster includes gender equality, equity of public resource use, building human resources, social protection and labor, and policies and institutions for environmental sustainability.</text:p>
          </table:table-cell>
          <table:table-cell office:value-type="string">
            <text:p>World Bank Group, CPIA database (http://www.worldbank.org/ida).</text:p>
          </table:table-cell>
          <table:table-cell office:value-type="string">
            <text:p>Public Sector: Policy &amp; institutions</text:p>
          </table:table-cell>
          <table:table-cell office:value-type="string">
            <text:p>Annual</text:p>
          </table:table-cell>
          <table:table-cell table:number-columns-repeated="1018"/>
        </table:table-row>
        <table:table-row table:style-name="ro2">
          <table:table-cell office:value-type="string">
            <text:p>CPIA policy and institutions for environmental sustainability rating (1=low to 6=high)</text:p>
          </table:table-cell>
          <table:table-cell table:number-columns-repeated="2" office:value-type="string">
            <text:p>Policy and institutions for environmental sustainability assess the extent to which environmental policies foster the protection and sustainable use of natural resources and the management of pollution.</text:p>
          </table:table-cell>
          <table:table-cell office:value-type="string">
            <text:p>World Bank Group, CPIA database (http://www.worldbank.org/ida).</text:p>
          </table:table-cell>
          <table:table-cell office:value-type="string">
            <text:p>Public Sector: Policy &amp; institutions</text:p>
          </table:table-cell>
          <table:table-cell office:value-type="string">
            <text:p>Annual</text:p>
          </table:table-cell>
          <table:table-cell table:number-columns-repeated="1018"/>
        </table:table-row>
        <table:table-row table:style-name="ro2">
          <table:table-cell office:value-type="string">
            <text:p>CPIA property rights and rule-based governance rating (1=low to 6=high)</text:p>
          </table:table-cell>
          <table:table-cell table:number-columns-repeated="2" office:value-type="string">
            <text:p>Property rights and rule-based governance assess the extent to which private economic activity is facilitated by an effective legal system and rule-based governance structure in which property and contract rights are reliably respected and enforced.</text:p>
          </table:table-cell>
          <table:table-cell office:value-type="string">
            <text:p>World Bank Group, CPIA database (http://www.worldbank.org/ida).</text:p>
          </table:table-cell>
          <table:table-cell office:value-type="string">
            <text:p>Public Sector: Policy &amp; institutions</text:p>
          </table:table-cell>
          <table:table-cell office:value-type="string">
            <text:p>Annual</text:p>
          </table:table-cell>
          <table:table-cell table:number-columns-repeated="1018"/>
        </table:table-row>
        <table:table-row table:style-name="ro2">
          <table:table-cell office:value-type="string">
            <text:p>CPIA public sector management and institutions cluster average (1=low to 6=high)</text:p>
          </table:table-cell>
          <table:table-cell table:number-columns-repeated="2" office:value-type="string">
            <text:p>The public sector management and institutions cluster includes property rights and rule-based governance, quality of budgetary and financial management, efficiency of revenue mobilization, quality of public administration, and transparency, accountability, and corruption in the public sector.</text:p>
          </table:table-cell>
          <table:table-cell office:value-type="string">
            <text:p>World Bank Group, CPIA database (http://www.worldbank.org/ida).</text:p>
          </table:table-cell>
          <table:table-cell office:value-type="string">
            <text:p>Public Sector: Policy &amp; institutions</text:p>
          </table:table-cell>
          <table:table-cell office:value-type="string">
            <text:p>Annual</text:p>
          </table:table-cell>
          <table:table-cell table:number-columns-repeated="1018"/>
        </table:table-row>
        <table:table-row table:style-name="ro2">
          <table:table-cell office:value-type="string">
            <text:p>CPIA quality of budgetary and financial management rating (1=low to 6=high)</text:p>
          </table:table-cell>
          <table:table-cell table:number-columns-repeated="2" office:value-type="string">
            <text:p>Quality of budgetary and financial management assesses the extent to which there is a comprehensive and credible budget linked to policy priorities, effective financial management systems, and timely and accurate accounting and fiscal reporting, including timely and audited public accounts.</text:p>
          </table:table-cell>
          <table:table-cell office:value-type="string">
            <text:p>World Bank Group, CPIA database (http://www.worldbank.org/ida).</text:p>
          </table:table-cell>
          <table:table-cell office:value-type="string">
            <text:p>Public Sector: Policy &amp; institutions</text:p>
          </table:table-cell>
          <table:table-cell office:value-type="string">
            <text:p>Annual</text:p>
          </table:table-cell>
          <table:table-cell table:number-columns-repeated="1018"/>
        </table:table-row>
        <table:table-row table:style-name="ro2">
          <table:table-cell office:value-type="string">
            <text:p>CPIA quality of public administration rating (1=low to 6=high)</text:p>
          </table:table-cell>
          <table:table-cell table:number-columns-repeated="2" office:value-type="string">
            <text:p>Quality of public administration assesses the extent to which civilian central government staff is structured to design and implement government policy and deliver services effectively.</text:p>
          </table:table-cell>
          <table:table-cell office:value-type="string">
            <text:p>World Bank Group, CPIA database (http://www.worldbank.org/ida).</text:p>
          </table:table-cell>
          <table:table-cell office:value-type="string">
            <text:p>Public Sector: Policy &amp; institutions</text:p>
          </table:table-cell>
          <table:table-cell office:value-type="string">
            <text:p>Annual</text:p>
          </table:table-cell>
          <table:table-cell table:number-columns-repeated="1018"/>
        </table:table-row>
        <table:table-row table:style-name="ro2">
          <table:table-cell office:value-type="string">
            <text:p>CPIA social protection rating (1=low to 6=high)</text:p>
          </table:table-cell>
          <table:table-cell table:number-columns-repeated="2" office:value-type="string">
            <text:p>Social protection and labor assess government policies in social protection and labor market regulations that reduce the risk of becoming poor, assist those who are poor to better manage further risks, and ensure a minimal level of welfare to all people.</text:p>
          </table:table-cell>
          <table:table-cell office:value-type="string">
            <text:p>World Bank Group, CPIA database (http://www.worldbank.org/ida).</text:p>
          </table:table-cell>
          <table:table-cell office:value-type="string">
            <text:p>Public Sector: Policy &amp; institutions</text:p>
          </table:table-cell>
          <table:table-cell office:value-type="string">
            <text:p>Annual</text:p>
          </table:table-cell>
          <table:table-cell table:number-columns-repeated="1018"/>
        </table:table-row>
        <table:table-row table:style-name="ro2">
          <table:table-cell office:value-type="string">
            <text:p>CPIA structural policies cluster average (1=low to 6=high)</text:p>
          </table:table-cell>
          <table:table-cell table:number-columns-repeated="2" office:value-type="string">
            <text:p>The structural policies cluster includes trade, financial sector, and business regulatory environment.</text:p>
          </table:table-cell>
          <table:table-cell office:value-type="string">
            <text:p>World Bank Group, CPIA database (http://www.worldbank.org/ida).</text:p>
          </table:table-cell>
          <table:table-cell office:value-type="string">
            <text:p>Public Sector: Policy &amp; institutions</text:p>
          </table:table-cell>
          <table:table-cell office:value-type="string">
            <text:p>Annual</text:p>
          </table:table-cell>
          <table:table-cell table:number-columns-repeated="1018"/>
        </table:table-row>
        <table:table-row table:style-name="ro2">
          <table:table-cell office:value-type="string">
            <text:p>CPIA trade rating (1=low to 6=high)</text:p>
          </table:table-cell>
          <table:table-cell table:number-columns-repeated="2" office:value-type="string">
            <text:p>Trade assesses how the policy framework fosters trade in goods.</text:p>
          </table:table-cell>
          <table:table-cell office:value-type="string">
            <text:p>World Bank Group, CPIA database (http://www.worldbank.org/ida).</text:p>
          </table:table-cell>
          <table:table-cell office:value-type="string">
            <text:p>Public Sector: Policy &amp; institutions</text:p>
          </table:table-cell>
          <table:table-cell office:value-type="string">
            <text:p>Annual</text:p>
          </table:table-cell>
          <table:table-cell table:number-columns-repeated="1018"/>
        </table:table-row>
        <table:table-row table:style-name="ro2">
          <table:table-cell office:value-type="string">
            <text:p>CPIA transparency, accountability, and corruption in the public sector rating (1=low to 6=high)</text:p>
          </table:table-cell>
          <table:table-cell table:number-columns-repeated="2" office:value-type="string">
            <text:p>Transparency, accountability, and corruption in the public sector assess the extent to which the executive can be held accountable for its use of funds and for the results of its actions by the electorate and by the legislature and judiciary, and the extent to which public employees within the executive are required to account for administrative decisions, use of resources, and results obtained. The three main dimensions assessed here are the accountability of the executive to oversight institutions and of public employees for their performance, access of civil society to information on public affairs, and state capture by narrow vested interests.</text:p>
          </table:table-cell>
          <table:table-cell office:value-type="string">
            <text:p>World Bank Group, CPIA database (http://www.worldbank.org/ida).</text:p>
          </table:table-cell>
          <table:table-cell office:value-type="string">
            <text:p>Public Sector: Policy &amp; institutions</text:p>
          </table:table-cell>
          <table:table-cell office:value-type="string">
            <text:p>Annual</text:p>
          </table:table-cell>
          <table:table-cell table:number-columns-repeated="1018"/>
        </table:table-row>
        <table:table-row table:style-name="ro2">
          <table:table-cell office:value-type="string">
            <text:p>Current account balance (BoP, current US$)</text:p>
          </table:table-cell>
          <table:table-cell table:number-columns-repeated="2" office:value-type="string">
            <text:p>Current account balance is the sum of net exports of goods, services, net income, and net current transfers. Data are in current U.S. dollars.</text:p>
          </table:table-cell>
          <table:table-cell office:value-type="string">
            <text:p>International Monetary Fund, Balance of Payments Statistics Yearbook and data files.</text:p>
          </table:table-cell>
          <table:table-cell office:value-type="string">
            <text:p>Economic Policy &amp; Debt: Balance of payments: Current account: Balances</text:p>
          </table:table-cell>
          <table:table-cell office:value-type="string">
            <text:p>Annual</text:p>
          </table:table-cell>
          <table:table-cell/>
          <table:table-cell office:value-type="string">
            <text:p>Sum</text:p>
          </table:table-cell>
          <table:table-cell table:number-columns-repeated="1016"/>
        </table:table-row>
        <table:table-row table:style-name="ro2">
          <table:table-cell office:value-type="string">
            <text:p>Customs and other import duties (% of tax revenue)</text:p>
          </table:table-cell>
          <table:table-cell table:number-columns-repeated="2" office:value-type="string">
            <text:p>Customs and other import duties are all levies collected on goods that are entering the country or services delivered by nonresidents to residents. They include levies imposed for revenue or protection purposes and determined on a specific or ad valorem basis as long as they are restricted to imported goods or services.</text:p>
          </table:table-cell>
          <table:table-cell office:value-type="string">
            <text:p>International Monetary Fund, Government Finance Statistics Yearbook and data files.</text:p>
          </table:table-cell>
          <table:table-cell office:value-type="string">
            <text:p>Public Sector: Government finance: Revenue</text:p>
          </table:table-cell>
          <table:table-cell office:value-type="string">
            <text:p>Annual</text:p>
          </table:table-cell>
          <table:table-cell table:number-columns-repeated="1018"/>
        </table:table-row>
        <table:table-row table:style-name="ro2">
          <table:table-cell office:value-type="string">
            <text:p>Customs and other import duties (current LCU)</text:p>
          </table:table-cell>
          <table:table-cell table:number-columns-repeated="2" office:value-type="string">
            <text:p>Customs and other import duties are all levies collected on goods that are entering the country or services delivered by nonresidents to residents. They include levies imposed for revenue or protection purposes and determined on a specific or ad valorem basis as long as they are restricted to imported goods or services.</text:p>
          </table:table-cell>
          <table:table-cell office:value-type="string">
            <text:p>International Monetary Fund, Government Finance Statistics Yearbook and data files.</text:p>
          </table:table-cell>
          <table:table-cell office:value-type="string">
            <text:p>Public Sector: Government finance: Revenue</text:p>
          </table:table-cell>
          <table:table-cell office:value-type="string">
            <text:p>Annual</text:p>
          </table:table-cell>
          <table:table-cell table:number-columns-repeated="1018"/>
        </table:table-row>
        <table:table-row table:style-name="ro2">
          <table:table-cell office:value-type="string">
            <text:p>Documents to export (number)</text:p>
          </table:table-cell>
          <table:table-cell office:value-type="string">
            <text:p>Documents to export are all documents required per shipment by government ministries, customs authorities, port and container terminals, health and technical control agencies, and banks to export goods. Documents renewed annually and not requiring renewal per shipment are excluded.</text:p>
          </table:table-cell>
          <table:table-cell office:value-type="string">
            <text:p>All documents required per shipment to export goods are recorded. It is assumed that the contract has already been agreed upon and signed by both parties. Documents required for clearance by government ministries, customs authorities, port and container terminal authorities, health and technical control agencies and banks are taken into account. Since payment is by letter of credit, all documents required by banks for the issuance or securing of a letter of credit are also taken into account. Documents that are renewed annually and that do not require renewal per shipment (for example, an annual tax clearance certificate) are not included.</text:p>
          </table:table-cell>
          <table:table-cell office:value-type="string">
            <text:p>World Bank, Doing Business project (http://www.doingbusiness.org/).</text:p>
          </table:table-cell>
          <table:table-cell office:value-type="string">
            <text:p>Private Sector &amp; Trade: Trade facilitation</text:p>
          </table:table-cell>
          <table:table-cell office:value-type="string">
            <text:p>Annual</text:p>
          </table:table-cell>
          <table:table-cell/>
          <table:table-cell office:value-type="string">
            <text:p>Unweighted average</text:p>
          </table:table-cell>
          <table:table-cell table:number-columns-repeated="1016"/>
        </table:table-row>
        <table:table-row table:style-name="ro2">
          <table:table-cell office:value-type="string">
            <text:p>Documents to import (number)</text:p>
          </table:table-cell>
          <table:table-cell office:value-type="string">
            <text:p>Documents to import are all documents required per shipment by government ministries, customs authorities, port and container terminals, health and technical control agencies, and banks to import goods. Documents renewed annually and not requiring renewal per shipment are excluded.</text:p>
          </table:table-cell>
          <table:table-cell office:value-type="string">
            <text:p>All documents required per shipment to import goods are recorded. It is assumed that the contract has already been agreed upon and signed by both parties. Documents required for clearance by government ministries, customs authorities, port and container terminal authorities, health and technical control agencies and banks are taken into account. Since payment is by letter of credit, all documents required by banks for the issuance or securing of a letter of credit are also taken into account. Documents that are renewed annually and that do not require renewal per shipment (for example, an annual tax clearance certificate) are not included.</text:p>
          </table:table-cell>
          <table:table-cell office:value-type="string">
            <text:p>World Bank, Doing Business project (http://www.doingbusiness.org/).</text:p>
          </table:table-cell>
          <table:table-cell office:value-type="string">
            <text:p>Private Sector &amp; Trade: Trade facilitation</text:p>
          </table:table-cell>
          <table:table-cell office:value-type="string">
            <text:p>Annual</text:p>
          </table:table-cell>
          <table:table-cell/>
          <table:table-cell office:value-type="string">
            <text:p>Unweighted average</text:p>
          </table:table-cell>
          <table:table-cell table:number-columns-repeated="1016"/>
        </table:table-row>
        <table:table-row table:style-name="ro2">
          <table:table-cell office:value-type="string">
            <text:p>Employment in agriculture (% of total employment)</text:p>
          </table:table-cell>
          <table:table-cell table:number-columns-repeated="2" office:value-type="string">
            <text:p>Employees are people who work for a public or private employer and receive remuneration in wages, salary, commission, tips, piece rates, or pay in kind. Agriculture corresponds to division 1 (ISIC revision 2) or tabulation categories A and B (ISIC revision 3) and includes hunting, forestry, and fishing.</text:p>
          </table:table-cell>
          <table:table-cell office:value-type="string">
            <text:p>International Labour Organization, Key Indicators of the Labour Market database.</text:p>
          </table:table-cell>
          <table:table-cell office:value-type="string">
            <text:p>Labor &amp; Social Protection: Economic activity</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Employment in industry (% of total employment)</text:p>
          </table:table-cell>
          <table:table-cell table:number-columns-repeated="2" office:value-type="string">
            <text:p>Employees are people who work for a public or private employer and receive remuneration in wages, salary, commission, tips, piece rates, or pay in kind. Industry corresponds to divisions 2-5 (ISIC revision 2) or tabulation categories C-F (ISIC revision 3) and includes mining and quarrying (including oil production), manufacturing, construction, and public utilities (electricity, gas, and water).</text:p>
          </table:table-cell>
          <table:table-cell office:value-type="string">
            <text:p>International Labour Organization, Key Indicators of the Labour Market database.</text:p>
          </table:table-cell>
          <table:table-cell office:value-type="string">
            <text:p>Labor &amp; Social Protection: Economic activity</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Employment in services (% of total employment)</text:p>
          </table:table-cell>
          <table:table-cell table:number-columns-repeated="2" office:value-type="string">
            <text:p>Employees are people who work for a public or private employer and receive remuneration in wages, salary, commission, tips, piece rates, or pay in kind. Services correspond to divisions 6-9 (ISIC revision 2) or tabulation categories G-P (ISIC revision 3) and include wholesale and retail trade and restaurants and hotels; transport, storage, and communications; financing, insurance, real estate, and business services; and community, social, and personal services.</text:p>
          </table:table-cell>
          <table:table-cell office:value-type="string">
            <text:p>International Labour Organization, Key Indicators of the Labour Market database.</text:p>
          </table:table-cell>
          <table:table-cell office:value-type="string">
            <text:p>Labor &amp; Social Protection: Economic activity</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Expense (% of GDP)</text:p>
          </table:table-cell>
          <table:table-cell table:number-columns-repeated="2" office:value-type="string">
            <text:p>Expense is cash payments for operating activities of the government in providing goods and services. It includes compensation of employees (such as wages and salaries), interest and subsidies, grants, social benefits, and other expenses such as rent and dividends.</text:p>
          </table:table-cell>
          <table:table-cell office:value-type="string">
            <text:p>International Monetary Fund, Government Finance Statistics Yearbook and data files, and World Bank and OECD GDP estimates.</text:p>
          </table:table-cell>
          <table:table-cell office:value-type="string">
            <text:p>Public Sector: Government finance: Expense</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Expense (current LCU)</text:p>
          </table:table-cell>
          <table:table-cell table:number-columns-repeated="2" office:value-type="string">
            <text:p>Expense is cash payments for operating activities of the government in providing goods and services. It includes compensation of employees (such as wages and salaries), interest and subsidies, grants, social benefits, and other expenses such as rent and dividends.</text:p>
          </table:table-cell>
          <table:table-cell office:value-type="string">
            <text:p>International Monetary Fund, Government Finance Statistics Yearbook and data files.</text:p>
          </table:table-cell>
          <table:table-cell office:value-type="string">
            <text:p>Public Sector: Government finance: Expense</text:p>
          </table:table-cell>
          <table:table-cell office:value-type="string">
            <text:p>Annual</text:p>
          </table:table-cell>
          <table:table-cell table:number-columns-repeated="1018"/>
        </table:table-row>
        <table:table-row table:style-name="ro2">
          <table:table-cell office:value-type="string">
            <text:p>Exports of goods and services (% of GDP)</text:p>
          </table:table-cell>
          <table:table-cell table:number-columns-repeated="2" office:value-type="string">
            <text:p>Exports of goods and services represent the value of all goods and other market services provided to the rest of the world. They include the value of merchandise, freight, insurance, transport, travel, royalties, license fees, and other services, such as communication, construction, financial, information, business, personal, and government services. They exclude compensation of employees and investment income (formerly called factor services) and transfer payments.</text:p>
          </table:table-cell>
          <table:table-cell office:value-type="string">
            <text:p>World Bank national accounts data, and OECD National Accounts data files.</text:p>
          </table:table-cell>
          <table:table-cell office:value-type="string">
            <text:p>Economic Policy &amp; Debt: National accounts: Shares of GDP &amp; other</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Exports of goods and services (BoP, current US$)</text:p>
          </table:table-cell>
          <table:table-cell table:number-columns-repeated="2" office:value-type="string">
            <text:p>Exports of goods and services comprise all transactions between residents of a country and the rest of the world involving a change of ownership from residents to nonresidents of general merchandise, goods sent for processing and repairs, nonmonetary gold, and services. Data are in current U.S. dollars.</text:p>
          </table:table-cell>
          <table:table-cell office:value-type="string">
            <text:p>International Monetary Fund, Balance of Payments Statistics Yearbook and data files.</text:p>
          </table:table-cell>
          <table:table-cell office:value-type="string">
            <text:p>Economic Policy &amp; Debt: Balance of payments: Current account: Goods, services &amp; income</text:p>
          </table:table-cell>
          <table:table-cell office:value-type="string">
            <text:p>Annual</text:p>
          </table:table-cell>
          <table:table-cell/>
          <table:table-cell office:value-type="string">
            <text:p>Gap-filled total</text:p>
          </table:table-cell>
          <table:table-cell table:number-columns-repeated="1016"/>
        </table:table-row>
        <table:table-row table:style-name="ro2">
          <table:table-cell office:value-type="string">
            <text:p>Fertility rate, total (births per woman)</text:p>
          </table:table-cell>
          <table:table-cell table:number-columns-repeated="2" office:value-type="string">
            <text:p>Total fertility rate represents the number of children that would be born to a woman if she were to live to the end of her childbearing years and bear children in accordance with current age-specific fertility rates.</text:p>
          </table:table-cell>
          <table:table-cell office:value-type="string">
            <text:p>(1) United Nations Population Division. World Population Prospects, (2) United Nations Statistical Division. Population and Vital Statistics Reprot (various years), (3) Census reports and other statistical publications from national statistical offices, (4) Eurostat: Demographic Statistics, (5) Secretariat of the Pacific Community: Statistics and Demography Programme, and (6) U.S. Census Bureau: International Database.</text:p>
          </table:table-cell>
          <table:table-cell office:value-type="string">
            <text:p>Health: Reproductive health</text:p>
          </table:table-cell>
          <table:table-cell office:value-type="string">
            <text:p>Annual</text:p>
          </table:table-cell>
          <table:table-cell/>
          <table:table-cell office:value-type="string">
            <text:p>Weighted average</text:p>
          </table:table-cell>
          <table:table-cell office:value-type="string">
            <text:p>Annual data series are interpolated from 5-year period data. Therefore they may not reflect real events as much as observed data.</text:p>
          </table:table-cell>
          <table:table-cell table:number-columns-repeated="1015"/>
        </table:table-row>
        <table:table-row table:style-name="ro2">
          <table:table-cell office:value-type="string">
            <text:p>Firms expected to give gifts in meetings with tax officials (% of firms)</text:p>
          </table:table-cell>
          <table:table-cell table:number-columns-repeated="2" office:value-type="string">
            <text:p>Firms expected to give gifts in meetings with tax officials is the percentage of firms that answered positively to the question "was a gift or informal payment expected or requested during a meeting with tax officials?"</text:p>
          </table:table-cell>
          <table:table-cell office:value-type="string">
            <text:p>World Bank, Enterprise Surveys (http://www.enterprisesurveys.org/).</text:p>
          </table:table-cell>
          <table:table-cell office:value-type="string">
            <text:p>Private Sector &amp; Trade: Business environment</text:p>
          </table:table-cell>
          <table:table-cell office:value-type="string">
            <text:p>Annual</text:p>
          </table:table-cell>
          <table:table-cell table:number-columns-repeated="1018"/>
        </table:table-row>
        <table:table-row table:style-name="ro2">
          <table:table-cell office:value-type="string">
            <text:p>Firms with female participation in ownership (% of firms)</text:p>
          </table:table-cell>
          <table:table-cell table:number-columns-repeated="2" office:value-type="string">
            <text:p>Firms with female participation in ownership are the percentage of firms with a woman among the principal owners.</text:p>
          </table:table-cell>
          <table:table-cell office:value-type="string">
            <text:p>World Bank, Enterprise Surveys (http://www.enterprisesurveys.org/).</text:p>
          </table:table-cell>
          <table:table-cell office:value-type="string">
            <text:p>Private Sector &amp; Trade: Business environment</text:p>
          </table:table-cell>
          <table:table-cell office:value-type="string">
            <text:p>Annual</text:p>
          </table:table-cell>
          <table:table-cell table:number-columns-repeated="1018"/>
        </table:table-row>
        <table:table-row table:style-name="ro2">
          <table:table-cell office:value-type="string">
            <text:p>Fixed broadband Internet subscribers</text:p>
          </table:table-cell>
          <table:table-cell table:number-columns-repeated="2" office:value-type="string">
            <text:p>Fixed broadband Internet subscribers are the number of broadband subscribers with a digital subscriber line, cable modem, or other high-speed technology.</text:p>
          </table:table-cell>
          <table:table-cell office:value-type="string">
            <text:p>International Telecommunication Union, World Telecommunication/ICT Development Report and database.</text:p>
          </table:table-cell>
          <table:table-cell office:value-type="string">
            <text:p>Infrastructure: Communications</text:p>
          </table:table-cell>
          <table:table-cell office:value-type="string">
            <text:p>Annual</text:p>
          </table:table-cell>
          <table:table-cell table:number-columns-repeated="1018"/>
        </table:table-row>
        <table:table-row table:style-name="ro2">
          <table:table-cell office:value-type="string">
            <text:p>Fixed broadband Internet subscribers (per 100 people)</text:p>
          </table:table-cell>
          <table:table-cell table:number-columns-repeated="2" office:value-type="string">
            <text:p>Fixed broadband Internet subscribers are the number of broadband subscribers with a digital subscriber line, cable modem, or other high-speed technology.</text:p>
          </table:table-cell>
          <table:table-cell office:value-type="string">
            <text:p>International Telecommunication Union, World Telecommunication/ICT Development Report and database, and World Bank estimates.</text:p>
          </table:table-cell>
          <table:table-cell office:value-type="string">
            <text:p>Infrastructure: Communication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Food exports (% of merchandise exports)</text:p>
          </table:table-cell>
          <table:table-cell table:number-columns-repeated="2" office:value-type="string">
            <text:p>Food comprises the commodities in SITC sections 0 (food and live animals), 1 (beverages and tobacco), and 4 (animal and vegetable oils and fats) and SITC division 22 (oil seeds, oil nuts, and oil kernels).</text:p>
          </table:table-cell>
          <table:table-cell office:value-type="string">
            <text:p>World Bank staff estimates from the Comtrade database maintained by the United Nations Statistics Division.</text:p>
          </table:table-cell>
          <table:table-cell office:value-type="string">
            <text:p>Private Sector &amp; Trade: Export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Food imports (% of merchandise imports)</text:p>
          </table:table-cell>
          <table:table-cell table:number-columns-repeated="2" office:value-type="string">
            <text:p>Food comprises the commodities in SITC sections 0 (food and live animals), 1 (beverages and tobacco), and 4 (animal and vegetable oils and fats) and SITC division 22 (oil seeds, oil nuts, and oil kernels).</text:p>
          </table:table-cell>
          <table:table-cell office:value-type="string">
            <text:p>World Bank staff estimates from the Comtrade database maintained by the United Nations Statistics Division.</text:p>
          </table:table-cell>
          <table:table-cell office:value-type="string">
            <text:p>Private Sector &amp; Trade: Import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Foreign direct investment, net (BoP, current US$)</text:p>
          </table:table-cell>
          <table:table-cell table:number-columns-repeated="2" office:value-type="string">
            <text:p>Foreign direct investment is net inflows of investment to acquire a lasting management interest (10 percent or more of voting stock) in an enterprise operating in an economy other than that of the investor. It is the sum of equity capital, reinvestment of earnings, other long-term capital, and short-term capital as shown in the balance of payments. This series shows total net, that is, net FDI in the reporting economy from foreign sources less net FDI by the reporting economy to the rest of the world. Data are in current U.S. dollars.</text:p>
          </table:table-cell>
          <table:table-cell office:value-type="string">
            <text:p>International Monetary Fund, Balance of Payments Statistics Yearbook and data files.</text:p>
          </table:table-cell>
          <table:table-cell office:value-type="string">
            <text:p>Economic Policy &amp; Debt: Balance of payments: Capital &amp; financial account</text:p>
          </table:table-cell>
          <table:table-cell office:value-type="string">
            <text:p>Annual</text:p>
          </table:table-cell>
          <table:table-cell/>
          <table:table-cell office:value-type="string">
            <text:p>Sum</text:p>
          </table:table-cell>
          <table:table-cell table:number-columns-repeated="1016"/>
        </table:table-row>
        <table:table-row table:style-name="ro2">
          <table:table-cell office:value-type="string">
            <text:p>Foreign direct investment, net inflows (% of GDP)</text:p>
          </table:table-cell>
          <table:table-cell office:value-type="string">
            <text:p>Foreign direct investment are the net inflows of investment to acquire a lasting management interest (10 percent or more of voting stock) in an enterprise operating in an economy other than that of the investor. It is the sum of equity capital, reinvestment of earnings, other long-term capital, and short-term capital as shown in the balance of payments.</text:p>
          </table:table-cell>
          <table:table-cell office:value-type="string">
            <text:p>Foreign direct investment are the net inflows of investment to acquire a lasting management interest (10 percent or more of voting stock) in an enterprise operating in an economy other than that of the investor. It is the sum of equity capital, reinvestment of earnings, other long-term capital, and short-term capital as shown in the balance of payments. This series shows net inflows (new investment inflows less disinvestment) in the reporting economy from foreign investors, and is divided by GDP.</text:p>
          </table:table-cell>
          <table:table-cell office:value-type="string">
            <text:p>International Monetary Fund, International Financial Statistics and Balance of Payments databases, World Bank, Global Development Finance, and World Bank and OECD GDP estimates.</text:p>
          </table:table-cell>
          <table:table-cell office:value-type="string">
            <text:p>Economic Policy &amp; Debt: Balance of payments: Capital &amp; financial account</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Foreign direct investment, net inflows (BoP, current US$)</text:p>
          </table:table-cell>
          <table:table-cell office:value-type="string">
            <text:p>Foreign direct investment is net inflows of investment to acquire a lasting interest in or management control over an enterprise operating in an economy other than that of the investor. It is the sum of equity capital, reinvested earnings, other long-term capital, and short-term capital, as shown in the balance of payments. Data are in current U.S. dollars.</text:p>
          </table:table-cell>
          <table:table-cell office:value-type="string">
            <text:p>Foreign direct investment are the net inflows of investment to acquire a lasting management interest (10 percent or more of voting stock) in an enterprise operating in an economy other than that of the investor. It is the sum of equity capital, reinvestment of earnings, other long-term capital, and short-term capital as shown in the balance of payments. This series shows net inflows (new investment inflows less disinvestment) in the reporting economy from foreign investors. Data are in current U.S. dollars.</text:p>
          </table:table-cell>
          <table:table-cell office:value-type="string">
            <text:p>International Monetary Fund, Balance of Payments database, supplemented by data from the United Nations Conference on Trade and Development and official national sources.</text:p>
          </table:table-cell>
          <table:table-cell office:value-type="string">
            <text:p>Economic Policy &amp; Debt: Balance of payments: Capital &amp; financial account</text:p>
          </table:table-cell>
          <table:table-cell office:value-type="string">
            <text:p>Annual</text:p>
          </table:table-cell>
          <table:table-cell/>
          <table:table-cell office:value-type="string">
            <text:p>Sum</text:p>
          </table:table-cell>
          <table:table-cell table:number-columns-repeated="1016"/>
        </table:table-row>
        <table:table-row table:style-name="ro2">
          <table:table-cell office:value-type="string">
            <text:p>Foreign direct investment, net outflows (% of GDP)</text:p>
          </table:table-cell>
          <table:table-cell table:number-columns-repeated="2" office:value-type="string">
            <text:p>Foreign direct investment are the net inflows of investment to acquire a lasting management interest (10 percent or more of voting stock) in an enterprise operating in an economy other than that of the investor. It is the sum of equity capital, reinvestment of earnings, other long-term capital, and short-term capital as shown in the balance of payments. This series shows net outflows of investment from the reporting economy to the rest of the world and is divided by GDP.</text:p>
          </table:table-cell>
          <table:table-cell office:value-type="string">
            <text:p>International Monetary Fund, International Financial Statistics and Balance of Payments databases, World Bank, Global Development Finance, and World Bank and OECD GDP estimates.</text:p>
          </table:table-cell>
          <table:table-cell office:value-type="string">
            <text:p>Economic Policy &amp; Debt: Balance of payments: Capital &amp; financial account</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Fuel exports (% of merchandise exports)</text:p>
          </table:table-cell>
          <table:table-cell table:number-columns-repeated="2" office:value-type="string">
            <text:p>Fuels comprise SITC section 3 (mineral fuels).</text:p>
          </table:table-cell>
          <table:table-cell office:value-type="string">
            <text:p>World Bank staff estimates from the Comtrade database maintained by the United Nations Statistics Division.</text:p>
          </table:table-cell>
          <table:table-cell office:value-type="string">
            <text:p>Private Sector &amp; Trade: Export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Fuel imports (% of merchandise imports)</text:p>
          </table:table-cell>
          <table:table-cell table:number-columns-repeated="2" office:value-type="string">
            <text:p>Fuels comprise the commodities in SITC section 3 (mineral fuels).</text:p>
          </table:table-cell>
          <table:table-cell office:value-type="string">
            <text:p>World Bank staff estimates from the Comtrade database maintained by the United Nations Statistics Division.</text:p>
          </table:table-cell>
          <table:table-cell office:value-type="string">
            <text:p>Private Sector &amp; Trade: Import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GDP (current US$)</text:p>
          </table:table-cell>
          <table:table-cell table:number-columns-repeated="2" office:value-type="string">
            <text:p>GDP at purchaser's prices is the sum of gross value added by all resident producers in the economy plus any product taxes and minus any subsidies not included in the value of the products. It is calculated without making deductions for depreciation of fabricated assets or for depletion and degradation of natural resources. Data are in current U.S. dollars. Dollar figures for GDP are converted from domestic currencies using single year official exchange rates. For a few countries where the official exchange rate does not reflect the rate effectively applied to actual foreign exchange transactions, an alternative conversion factor is used.</text:p>
          </table:table-cell>
          <table:table-cell office:value-type="string">
            <text:p>World Bank national accounts data, and OECD National Accounts data files.</text:p>
          </table:table-cell>
          <table:table-cell office:value-type="string">
            <text:p>Economic Policy &amp; Debt: National accounts: US$ at current prices: Aggregate indicators</text:p>
          </table:table-cell>
          <table:table-cell office:value-type="string">
            <text:p>Annual</text:p>
          </table:table-cell>
          <table:table-cell/>
          <table:table-cell office:value-type="string">
            <text:p>Gap-filled total</text:p>
          </table:table-cell>
          <table:table-cell table:number-columns-repeated="1016"/>
        </table:table-row>
        <table:table-row table:style-name="ro2">
          <table:table-cell office:value-type="string">
            <text:p>GDP growth (annual %)</text:p>
          </table:table-cell>
          <table:table-cell table:number-columns-repeated="2" office:value-type="string">
            <text:p>Annual percentage growth rate of GDP at market prices based on constant local currency. Aggregates are based on constant 2000 U.S. dollars. GDP is the sum of gross value added by all resident producers in the economy plus any product taxes and minus any subsidies not included in the value of the products. It is calculated without making deductions for depreciation of fabricated assets or for depletion and degradation of natural resources.</text:p>
          </table:table-cell>
          <table:table-cell office:value-type="string">
            <text:p>World Bank national accounts data, and OECD National Accounts data files.</text:p>
          </table:table-cell>
          <table:table-cell office:value-type="string">
            <text:p>Economic Policy &amp; Debt: National accounts: Growth rate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GDP per capita (current US$)</text:p>
          </table:table-cell>
          <table:table-cell table:number-columns-repeated="2" office:value-type="string">
            <text:p>GDP per capita is gross domestic product divided by midyear population. GDP is the sum of gross value added by all resident producers in the economy plus any product taxes and minus any subsidies not included in the value of the products. It is calculated without making deductions for depreciation of fabricated assets or for depletion and degradation of natural resources. Data are in current U.S. dollars.</text:p>
          </table:table-cell>
          <table:table-cell office:value-type="string">
            <text:p>World Bank national accounts data, and OECD National Accounts data files.</text:p>
          </table:table-cell>
          <table:table-cell office:value-type="string">
            <text:p>Economic Policy &amp; Debt: National accounts: US$ at current prices: Aggregate indicator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GDP per capita growth (annual %)</text:p>
          </table:table-cell>
          <table:table-cell table:number-columns-repeated="2" office:value-type="string">
            <text:p>Annual percentage growth rate of GDP per capita based on constant local currency. GDP per capita is gross domestic product divided by midyear population. GDP at purchaser's prices is the sum of gross value added by all resident producers in the economy plus any product taxes and minus any subsidies not included in the value of the products. It is calculated without making deductions for depreciation of fabricated assets or for depletion and degradation of natural resources.</text:p>
          </table:table-cell>
          <table:table-cell office:value-type="string">
            <text:p>World Bank national accounts data, and OECD National Accounts data files.</text:p>
          </table:table-cell>
          <table:table-cell office:value-type="string">
            <text:p>Economic Policy &amp; Debt: National accounts: Growth rate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GINI index</text:p>
          </table:table-cell>
          <table:table-cell table:number-columns-repeated="2" office:value-type="string">
            <text:p>Gini index measures the extent to which the distribution of income (or, in some cases, consumption expenditure) among individuals or households within an economy deviates from a perfectly equal distribution. A Lorenz curve plots the cumulative percentages of total income received against the cumulative number of recipients, starting with the poorest individual or household. The Gini index measures the area between the Lorenz curve and a hypothetical line of absolute equality, expressed as a percentage of the maximum area under the line. Thus a Gini index of 0 represents perfect equality, while an index of 100 implies perfect inequality.</text:p>
          </table:table-cell>
          <table:table-cell office:value-type="string">
            <text:p>World Bank, Development Research Group. Data are based on primary household survey data obtained from government statistical agencies and World Bank country departments. Data for high-income economies are from the Luxembourg Income Study database. For more information and methodology, please see PovcalNet (http://iresearch.worldbank.org/PovcalNet/index.htm).</text:p>
          </table:table-cell>
          <table:table-cell office:value-type="string">
            <text:p>Poverty: Income distribution</text:p>
          </table:table-cell>
          <table:table-cell office:value-type="string">
            <text:p>Annual</text:p>
          </table:table-cell>
          <table:table-cell table:number-columns-repeated="1018"/>
        </table:table-row>
        <table:table-row table:style-name="ro2">
          <table:table-cell office:value-type="string">
            <text:p>Goods exports (BoP, current US$)</text:p>
          </table:table-cell>
          <table:table-cell table:number-columns-repeated="2" office:value-type="string">
            <text:p>Goods exports refer to all movable goods (including nonmonetary gold) involved in a change of ownership from residents to nonresidents. The category includes goods previously included in services: goods received or sent for processing and their subsequent export or import in the form of processed goods, repairs on goods, and goods procured in ports by carriers. Data are in current U.S. dollars.</text:p>
          </table:table-cell>
          <table:table-cell office:value-type="string">
            <text:p>International Monetary Fund, Balance of Payments Statistics Yearbook and data files.</text:p>
          </table:table-cell>
          <table:table-cell office:value-type="string">
            <text:p>Economic Policy &amp; Debt: Balance of payments: Current account: Goods, services &amp; income</text:p>
          </table:table-cell>
          <table:table-cell office:value-type="string">
            <text:p>Annual</text:p>
          </table:table-cell>
          <table:table-cell/>
          <table:table-cell office:value-type="string">
            <text:p>Gap-filled total</text:p>
          </table:table-cell>
          <table:table-cell table:number-columns-repeated="1016"/>
        </table:table-row>
        <table:table-row table:style-name="ro2">
          <table:table-cell office:value-type="string">
            <text:p>Goods imports (BoP, current US$)</text:p>
          </table:table-cell>
          <table:table-cell table:number-columns-repeated="2" office:value-type="string">
            <text:p>Goods imports refer to all movable goods (including nonmonetary gold) involved in a change of ownership from nonresidents to residents. The category includes goods previously included in services: goods received or sent for processing and their subsequent export or import in the form of processed goods, repairs on goods, and goods procured in ports by carriers. Data are in current U.S. dollars.</text:p>
          </table:table-cell>
          <table:table-cell office:value-type="string">
            <text:p>International Monetary Fund, Balance of Payments Statistics Yearbook and data files.</text:p>
          </table:table-cell>
          <table:table-cell office:value-type="string">
            <text:p>Economic Policy &amp; Debt: Balance of payments: Current account: Goods, services &amp; income</text:p>
          </table:table-cell>
          <table:table-cell office:value-type="string">
            <text:p>Annual</text:p>
          </table:table-cell>
          <table:table-cell/>
          <table:table-cell office:value-type="string">
            <text:p>Gap-filled total</text:p>
          </table:table-cell>
          <table:table-cell table:number-columns-repeated="1016"/>
        </table:table-row>
        <table:table-row table:style-name="ro2">
          <table:table-cell office:value-type="string">
            <text:p>Health expenditure, public (% of GDP)</text:p>
          </table:table-cell>
          <table:table-cell table:number-columns-repeated="2" office:value-type="string">
            <text:p>Public health expenditure consists of recurrent and capital spending from government (central and local) budgets, external borrowings and grants (including donations from international agencies and nongovernmental organizations), and social (or compulsory) health insurance funds.</text:p>
          </table:table-cell>
          <table:table-cell office:value-type="string">
            <text:p>World Health Organization National Health Account database (see http://apps.who.int/nha/database for the most recent updates).</text:p>
          </table:table-cell>
          <table:table-cell office:value-type="string">
            <text:p>Health: Health services</text:p>
          </table:table-cell>
          <table:table-cell office:value-type="string">
            <text:p>Annual</text:p>
          </table:table-cell>
          <table:table-cell/>
          <table:table-cell office:value-type="string">
            <text:p>Weighted average</text:p>
          </table:table-cell>
          <table:table-cell/>
          <table:table-cell office:value-type="string">
            <text:p>All the indicators refer to expenditures by financing agent except external resources which is a financing source. When the number is smaller than 0.05%, the percentage may appear as zero. In countries where the fiscal year begins in July, expenditure data have been allocated to the later calendar year (for example, 2008 data will cover the fiscal year 2007ﾖ08), unless otherwise stated for the country. For 2008, the use of yearly average exchange rates (compared to year-end exchange rates) may not fully represent the impact of the global financial crisis.</text:p>
          </table:table-cell>
          <table:table-cell table:number-columns-repeated="1014"/>
        </table:table-row>
        <table:table-row table:style-name="ro2">
          <table:table-cell office:value-type="string">
            <text:p>Health expenditure, public (% of government expenditure)</text:p>
          </table:table-cell>
          <table:table-cell table:number-columns-repeated="2" office:value-type="string">
            <text:p>Public health expenditure consists of recurrent and capital spending from government (central and local) budgets, external borrowings and grants (including donations from international agencies and nongovernmental organizations), and social (or compulsory) health insurance funds.</text:p>
          </table:table-cell>
          <table:table-cell office:value-type="string">
            <text:p>World Health Organization National Health Account database (see http://apps.who.int/nha/database for the most recent updates).</text:p>
          </table:table-cell>
          <table:table-cell office:value-type="string">
            <text:p>Health: Health services</text:p>
          </table:table-cell>
          <table:table-cell office:value-type="string">
            <text:p>Annual</text:p>
          </table:table-cell>
          <table:table-cell/>
          <table:table-cell office:value-type="string">
            <text:p>Weighted average</text:p>
          </table:table-cell>
          <table:table-cell/>
          <table:table-cell office:value-type="string">
            <text:p>All the indicators refer to expenditures by financing agent except external resources which is a financing source. When the number is smaller than 0.05%, the percentage may appear as zero. In countries where the fiscal year begins in July, expenditure data have been allocated to the later calendar year (for example, 2008 data will cover the fiscal year 2007ﾖ08), unless otherwise stated for the country. For 2008, the use of yearly average exchange rates (compared to year-end exchange rates) may not fully represent the impact of the global financial crisis.</text:p>
          </table:table-cell>
          <table:table-cell table:number-columns-repeated="1014"/>
        </table:table-row>
        <table:table-row table:style-name="ro2">
          <table:table-cell office:value-type="string">
            <text:p>High-technology exports (% of manufactured exports)</text:p>
          </table:table-cell>
          <table:table-cell table:number-columns-repeated="2" office:value-type="string">
            <text:p>High-technology exports are products with high R&amp;D intensity, such as in aerospace, computers, pharmaceuticals, scientific instruments, and electrical machinery.</text:p>
          </table:table-cell>
          <table:table-cell office:value-type="string">
            <text:p>United Nations, Comtrade database.</text:p>
          </table:table-cell>
          <table:table-cell office:value-type="string">
            <text:p>Infrastructure: Technology</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High-technology exports (current US$)</text:p>
          </table:table-cell>
          <table:table-cell table:number-columns-repeated="2" office:value-type="string">
            <text:p>High-technology exports are products with high R&amp;D intensity, such as in aerospace, computers, pharmaceuticals, scientific instruments, and electrical machinery. Data are in current U.S. dollars.</text:p>
          </table:table-cell>
          <table:table-cell office:value-type="string">
            <text:p>United Nations, Comtrade database.</text:p>
          </table:table-cell>
          <table:table-cell office:value-type="string">
            <text:p>Infrastructure: Technology</text:p>
          </table:table-cell>
          <table:table-cell office:value-type="string">
            <text:p>Annual</text:p>
          </table:table-cell>
          <table:table-cell/>
          <table:table-cell office:value-type="string">
            <text:p>Sum</text:p>
          </table:table-cell>
          <table:table-cell table:number-columns-repeated="1016"/>
        </table:table-row>
        <table:table-row table:style-name="ro2">
          <table:table-cell office:value-type="string">
            <text:p>Household final consumption expenditure (annual % growth)</text:p>
          </table:table-cell>
          <table:table-cell table:number-columns-repeated="2" office:value-type="string">
            <text:p>Annual percentage growth of household final consumption expenditure based on constant local currency. Aggregates are based on constant 2000 U.S. dollars. Household final consumption expenditure (formerly private consumption) is the market value of all goods and services, including durable products (such as cars, washing machines, and home computers), purchased by households. It excludes purchases of dwellings but includes imputed rent for owner-occupied dwellings. It also includes payments and fees to governments to obtain permits and licenses. Here, household consumption expenditure includes the expenditures of nonprofit institutions serving households, even when reported separately by the country.</text:p>
          </table:table-cell>
          <table:table-cell office:value-type="string">
            <text:p>World Bank national accounts data, and OECD National Accounts data files.</text:p>
          </table:table-cell>
          <table:table-cell office:value-type="string">
            <text:p>Economic Policy &amp; Debt: National accounts: Growth rate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Household final consumption expenditure (current US$)</text:p>
          </table:table-cell>
          <table:table-cell table:number-columns-repeated="2" office:value-type="string">
            <text:p>Household final consumption expenditure (formerly private consumption) is the market value of all goods and services, including durable products (such as cars, washing machines, and home computers), purchased by households. It excludes purchases of dwellings but includes imputed rent for owner-occupied dwellings. It also includes payments and fees to governments to obtain permits and licenses. Here, household consumption expenditure includes the expenditures of nonprofit institutions serving households, even when reported separately by the country. Data are in current U.S. dollars.</text:p>
          </table:table-cell>
          <table:table-cell office:value-type="string">
            <text:p>World Bank national accounts data, and OECD National Accounts data files.</text:p>
          </table:table-cell>
          <table:table-cell office:value-type="string">
            <text:p>Economic Policy &amp; Debt: National accounts: US$ at current prices: Expenditure on GDP</text:p>
          </table:table-cell>
          <table:table-cell office:value-type="string">
            <text:p>Annual</text:p>
          </table:table-cell>
          <table:table-cell/>
          <table:table-cell office:value-type="string">
            <text:p>Gap-filled total</text:p>
          </table:table-cell>
          <table:table-cell table:number-columns-repeated="1016"/>
        </table:table-row>
        <table:table-row table:style-name="ro2">
          <table:table-cell office:value-type="string">
            <text:p>ICT goods exports (% of total goods exports)</text:p>
          </table:table-cell>
          <table:table-cell table:number-columns-repeated="2" office:value-type="string">
            <text:p>Information and communication technology goods exports include telecommunications, audio and video, computer and related equipment; electronic components; and other information and communication technology goods. Software is excluded.</text:p>
          </table:table-cell>
          <table:table-cell office:value-type="string">
            <text:p>United Nations Conference on Trade and Development's UNCTADstat database at http://unctadstat.unctad.org/ReportFolders/reportFolders.aspx.</text:p>
          </table:table-cell>
          <table:table-cell office:value-type="string">
            <text:p>Infrastructure: Communication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ICT goods imports (% total goods imports)</text:p>
          </table:table-cell>
          <table:table-cell table:number-columns-repeated="2" office:value-type="string">
            <text:p>Information and communication technology goods imports include telecommunications, audio and video, computer and related equipment; electronic components; and other information and communication technology goods. Software is excluded.</text:p>
          </table:table-cell>
          <table:table-cell office:value-type="string">
            <text:p>United Nations Conference on Trade and Development's UNCTADstat database at http://unctadstat.unctad.org/ReportFolders/reportFolders.aspx.</text:p>
          </table:table-cell>
          <table:table-cell office:value-type="string">
            <text:p>Infrastructure: Communication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ICT service exports (% of service exports, BoP)</text:p>
          </table:table-cell>
          <table:table-cell table:number-columns-repeated="2" office:value-type="string">
            <text:p>Information and communication technology service exports include computer and communications services (telecommunications and postal and courier services) and information services (computer data and news-related service transactions).</text:p>
          </table:table-cell>
          <table:table-cell office:value-type="string">
            <text:p>International Monetary Fund, Balance of Payments Statistics Yearbook and data files.</text:p>
          </table:table-cell>
          <table:table-cell office:value-type="string">
            <text:p>Infrastructure: Communication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ICT service exports (BoP, current US$)</text:p>
          </table:table-cell>
          <table:table-cell table:number-columns-repeated="2" office:value-type="string">
            <text:p>Information and communication technology service exports include computer and communications services (telecommunications and postal and courier services) and information services (computer data and news-related service transactions).</text:p>
          </table:table-cell>
          <table:table-cell office:value-type="string">
            <text:p>International Monetary Fund, Balance of Payments Statistics Yearbook and data files.</text:p>
          </table:table-cell>
          <table:table-cell office:value-type="string">
            <text:p>Infrastructure: Communications</text:p>
          </table:table-cell>
          <table:table-cell office:value-type="string">
            <text:p>Annual</text:p>
          </table:table-cell>
          <table:table-cell/>
          <table:table-cell office:value-type="string">
            <text:p>Sum</text:p>
          </table:table-cell>
          <table:table-cell table:number-columns-repeated="1016"/>
        </table:table-row>
        <table:table-row table:style-name="ro2">
          <table:table-cell office:value-type="string">
            <text:p>Imports of goods and services (% of GDP)</text:p>
          </table:table-cell>
          <table:table-cell table:number-columns-repeated="2" office:value-type="string">
            <text:p>Imports of goods and services represent the value of all goods and other market services received from the rest of the world. They include the value of merchandise, freight, insurance, transport, travel, royalties, license fees, and other services, such as communication, construction, financial, information, business, personal, and government services. They exclude compensation of employees and investment income (formerly called factor services) and transfer payments.</text:p>
          </table:table-cell>
          <table:table-cell office:value-type="string">
            <text:p>World Bank national accounts data, and OECD National Accounts data files.</text:p>
          </table:table-cell>
          <table:table-cell office:value-type="string">
            <text:p>Economic Policy &amp; Debt: National accounts: Shares of GDP &amp; other</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Imports of goods and services (annual % growth)</text:p>
          </table:table-cell>
          <table:table-cell table:number-columns-repeated="2" office:value-type="string">
            <text:p>Annual growth rate of imports of goods and services based on constant local currency. Aggregates are based on constant 2000 U.S. dollars. Imports of goods and services represent the value of all goods and other market services received from the rest of the world. They include the value of merchandise, freight, insurance, transport, travel, royalties, license fees, and other services, such as communication, construction, financial, information, business, personal, and government services. They exclude compensation of employees and investment income (formerly called factor services) and transfer payments.</text:p>
          </table:table-cell>
          <table:table-cell office:value-type="string">
            <text:p>World Bank national accounts data, and OECD National Accounts data files.</text:p>
          </table:table-cell>
          <table:table-cell office:value-type="string">
            <text:p>Economic Policy &amp; Debt: National accounts: Growth rate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Imports of goods and services (BoP, current US$)</text:p>
          </table:table-cell>
          <table:table-cell table:number-columns-repeated="2" office:value-type="string">
            <text:p>Imports of goods and services comprise all transactions between residents of a country and the rest of the world involving a change of ownership from nonresidents to residents of general merchandise, goods sent for processing and repairs, nonmonetary gold, and services. Data are in current U.S. dollars.</text:p>
          </table:table-cell>
          <table:table-cell office:value-type="string">
            <text:p>International Monetary Fund, Balance of Payments Statistics Yearbook and data files.</text:p>
          </table:table-cell>
          <table:table-cell office:value-type="string">
            <text:p>Economic Policy &amp; Debt: Balance of payments: Current account: Goods, services &amp; income</text:p>
          </table:table-cell>
          <table:table-cell office:value-type="string">
            <text:p>Annual</text:p>
          </table:table-cell>
          <table:table-cell/>
          <table:table-cell office:value-type="string">
            <text:p>Gap-filled total</text:p>
          </table:table-cell>
          <table:table-cell table:number-columns-repeated="1016"/>
        </table:table-row>
        <table:table-row table:style-name="ro2">
          <table:table-cell office:value-type="string">
            <text:p>Income share held by highest 10%</text:p>
          </table:table-cell>
          <table:table-cell table:number-columns-repeated="2" office:value-type="string">
            <text:p>Percentage share of income or consumption is the share that accrues to subgroups of population indicated by deciles or quintiles.</text:p>
          </table:table-cell>
          <table:table-cell office:value-type="string">
            <text:p>World Bank, Development Research Group. Data are based on primary household survey data obtained from government statistical agencies and World Bank country departments. Data for high-income economies are from the Luxembourg Income Study database. For more information and methodology, please see PovcalNet (http://iresearch.worldbank.org/PovcalNet/index.htm).</text:p>
          </table:table-cell>
          <table:table-cell office:value-type="string">
            <text:p>Poverty: Income distribution</text:p>
          </table:table-cell>
          <table:table-cell office:value-type="string">
            <text:p>Annual</text:p>
          </table:table-cell>
          <table:table-cell table:number-columns-repeated="1018"/>
        </table:table-row>
        <table:table-row table:style-name="ro2">
          <table:table-cell office:value-type="string">
            <text:p>Industry, value added (% of GDP)</text:p>
          </table:table-cell>
          <table:table-cell table:number-columns-repeated="2" office:value-type="string">
            <text:p>Industry corresponds to ISIC divisions 10-45 and includes manufacturing (ISIC divisions 15-37). It comprises value added in mining, manufacturing (also reported as a separate subgroup), construction, electricity, water, and gas. Value added is the net output of a sector after adding up all outputs and subtracting intermediate inputs. It is calculated without making deductions for depreciation of fabricated assets or depletion and degradation of natural resources. The origin of value added is determined by the International Standard Industrial Classification (ISIC), revision 3. Note: For VAB countries, gross value added at factor cost is used as the denominator.</text:p>
          </table:table-cell>
          <table:table-cell office:value-type="string">
            <text:p>World Bank national accounts data, and OECD National Accounts data files.</text:p>
          </table:table-cell>
          <table:table-cell office:value-type="string">
            <text:p>Economic Policy &amp; Debt: National accounts: Shares of GDP &amp; other</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Industry, value added (annual % growth)</text:p>
          </table:table-cell>
          <table:table-cell table:number-columns-repeated="2" office:value-type="string">
            <text:p>Annual growth rate for industrial value added based on constant local currency. Aggregates are based on constant 2000 U.S. dollars. Industry corresponds to ISIC divisions 10-45 and includes manufacturing (ISIC divisions 15-37). It comprises value added in mining, manufacturing (also reported as a separate subgroup), construction, electricity, water, and gas. Value added is the net output of a sector after adding up all outputs and subtracting intermediate inputs. It is calculated without making deductions for depreciation of fabricated assets or depletion and degradation of natural resources. The origin of value added is determined by the International Standard Industrial Classification (ISIC), revision 3.</text:p>
          </table:table-cell>
          <table:table-cell office:value-type="string">
            <text:p>World Bank national accounts data, and OECD National Accounts data files.</text:p>
          </table:table-cell>
          <table:table-cell office:value-type="string">
            <text:p>Economic Policy &amp; Debt: National accounts: Growth rate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Industry, value added (current US$)</text:p>
          </table:table-cell>
          <table:table-cell table:number-columns-repeated="2" office:value-type="string">
            <text:p>Industry corresponds to ISIC divisions 10-45 and includes manufacturing (ISIC divisions 15-37). It comprises value added in mining, manufacturing (also reported as a separate subgroup), construction, electricity, water, and gas. Value added is the net output of a sector after adding up all outputs and subtracting intermediate inputs. It is calculated without making deductions for depreciation of fabricated assets or depletion and degradation of natural resources. The origin of value added is determined by the International Standard Industrial Classification (ISIC), revision 3. Data are in current U.S. dollars.</text:p>
          </table:table-cell>
          <table:table-cell office:value-type="string">
            <text:p>World Bank national accounts data, and OECD National Accounts data files.</text:p>
          </table:table-cell>
          <table:table-cell office:value-type="string">
            <text:p>Economic Policy &amp; Debt: National accounts: US$ at current prices: Value added</text:p>
          </table:table-cell>
          <table:table-cell office:value-type="string">
            <text:p>Annual</text:p>
          </table:table-cell>
          <table:table-cell/>
          <table:table-cell office:value-type="string">
            <text:p>Gap-filled total</text:p>
          </table:table-cell>
          <table:table-cell table:number-columns-repeated="1016"/>
        </table:table-row>
        <table:table-row table:style-name="ro2">
          <table:table-cell office:value-type="string">
            <text:p>Inflation, consumer prices (annual %)</text:p>
          </table:table-cell>
          <table:table-cell table:number-columns-repeated="2" office:value-type="string">
            <text:p>Inflation as measured by the consumer price index reflects the annual percentage change in the cost to the average consumer of acquiring a basket of goods and services that may be fixed or changed at specified intervals, such as yearly. The Laspeyres formula is generally used.</text:p>
          </table:table-cell>
          <table:table-cell office:value-type="string">
            <text:p>International Monetary Fund, International Financial Statistics and data files.</text:p>
          </table:table-cell>
          <table:table-cell office:value-type="string">
            <text:p>Financial Sector: Exchange rates &amp; prices</text:p>
          </table:table-cell>
          <table:table-cell office:value-type="string">
            <text:p>Annual</text:p>
          </table:table-cell>
          <table:table-cell table:number-columns-repeated="1018"/>
        </table:table-row>
        <table:table-row table:style-name="ro2">
          <table:table-cell office:value-type="string">
            <text:p>Informal payments to public officials (% of firms)</text:p>
          </table:table-cell>
          <table:table-cell table:number-columns-repeated="2" office:value-type="string">
            <text:p>Informal payments to public officials are the percentage of firms expected to make informal payments to public officials to "get things done" with regard to customs, taxes, licenses, regulations, services, and the like.</text:p>
          </table:table-cell>
          <table:table-cell office:value-type="string">
            <text:p>World Bank, Enterprise Surveys (http://www.enterprisesurveys.org/).</text:p>
          </table:table-cell>
          <table:table-cell office:value-type="string">
            <text:p>Private Sector &amp; Trade: Business environment</text:p>
          </table:table-cell>
          <table:table-cell office:value-type="string">
            <text:p>Annual</text:p>
          </table:table-cell>
          <table:table-cell table:number-columns-repeated="1018"/>
        </table:table-row>
        <table:table-row table:style-name="ro2">
          <table:table-cell office:value-type="string">
            <text:p>International tourism, expenditures (% of total imports)</text:p>
          </table:table-cell>
          <table:table-cell table:number-columns-repeated="2" office:value-type="string">
            <text:p>International tourism expenditures are expenditures of international outbound visitors in other countries, including payments to foreign carriers for international transport. These expenditures may include those by residents traveling abroad as same-day visitors, except in cases where these are important enough to justify separate classification. For some countries they do not include expenditures for passenger transport items. Their share in imports is calculated as a ratio to imports of goods and services, which comprise all transactions between residents of a country and the rest of the world involving a change of ownership from nonresidents to residents of general merchandise, goods sent for processing and repairs, nonmonetary gold, and services.</text:p>
          </table:table-cell>
          <table:table-cell office:value-type="string">
            <text:p>World Tourism Organization, Yearbook of Tourism Statistics, Compendium of Tourism Statistics and data files, and IMF and World Bank imports estimates.</text:p>
          </table:table-cell>
          <table:table-cell office:value-type="string">
            <text:p>Private Sector &amp; Trade: Travel &amp; tourism</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International tourism, expenditures (current US$)</text:p>
          </table:table-cell>
          <table:table-cell table:number-columns-repeated="2" office:value-type="string">
            <text:p>International tourism expenditures are expenditures of international outbound visitors in other countries, including payments to foreign carriers for international transport. These expenditures may include those by residents traveling abroad as same-day visitors, except in cases where these are important enough to justify separate classification. For some countries they do not include expenditures for passenger transport items. Data are in current U.S. dollars.</text:p>
          </table:table-cell>
          <table:table-cell office:value-type="string">
            <text:p>World Tourism Organization, Yearbook of Tourism Statistics, Compendium of Tourism Statistics and data files.</text:p>
          </table:table-cell>
          <table:table-cell office:value-type="string">
            <text:p>Private Sector &amp; Trade: Travel &amp; tourism</text:p>
          </table:table-cell>
          <table:table-cell office:value-type="string">
            <text:p>Annual</text:p>
          </table:table-cell>
          <table:table-cell/>
          <table:table-cell office:value-type="string">
            <text:p>Gap-filled total</text:p>
          </table:table-cell>
          <table:table-cell table:number-columns-repeated="1016"/>
        </table:table-row>
        <table:table-row table:style-name="ro2">
          <table:table-cell office:value-type="string">
            <text:p>International tourism, receipts (% of total exports)</text:p>
          </table:table-cell>
          <table:table-cell table:number-columns-repeated="2" office:value-type="string">
            <text:p>International tourism receipts are expenditures by international inbound visitors, including payments to national carriers for international transport. These receipts include any other prepayment made for goods or services received in the destination country. They also may include receipts from same-day visitors, except when these are important enough to justify separate classification. For some countries they do not include receipts for passenger transport items. Their share in exports is calculated as a ratio to exports of goods and services, which comprise all transactions between residents of a country and the rest of the world involving a change of ownership from residents to nonresidents of general merchandise, goods sent for processing and repairs, nonmonetary gold, and services.</text:p>
          </table:table-cell>
          <table:table-cell office:value-type="string">
            <text:p>World Tourism Organization, Yearbook of Tourism Statistics, Compendium of Tourism Statistics and data files, and IMF and World Bank exports estimates.</text:p>
          </table:table-cell>
          <table:table-cell office:value-type="string">
            <text:p>Private Sector &amp; Trade: Travel &amp; tourism</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International tourism, receipts (current US$)</text:p>
          </table:table-cell>
          <table:table-cell table:number-columns-repeated="2" office:value-type="string">
            <text:p>International tourism receipts are expenditures by international inbound visitors, including payments to national carriers for international transport. These receipts include any other prepayment made for goods or services received in the destination country. They also may include receipts from same-day visitors, except when these are important enough to justify separate classification. For some countries they do not include receipts for passenger transport items. Data are in current U.S. dollars.</text:p>
          </table:table-cell>
          <table:table-cell office:value-type="string">
            <text:p>World Tourism Organization, Yearbook of Tourism Statistics, Compendium of Tourism Statistics and data files.</text:p>
          </table:table-cell>
          <table:table-cell office:value-type="string">
            <text:p>Private Sector &amp; Trade: Travel &amp; tourism</text:p>
          </table:table-cell>
          <table:table-cell office:value-type="string">
            <text:p>Annual</text:p>
          </table:table-cell>
          <table:table-cell/>
          <table:table-cell office:value-type="string">
            <text:p>Gap-filled total</text:p>
          </table:table-cell>
          <table:table-cell table:number-columns-repeated="1016"/>
        </table:table-row>
        <table:table-row table:style-name="ro2">
          <table:table-cell office:value-type="string">
            <text:p>Internet users (per 100 people)</text:p>
          </table:table-cell>
          <table:table-cell table:number-columns-repeated="2" office:value-type="string">
            <text:p>Internet users are people with access to the worldwide network.</text:p>
          </table:table-cell>
          <table:table-cell office:value-type="string">
            <text:p>International Telecommunication Union, World Telecommunication/ICT Development Report and database, and World Bank estimates.</text:p>
          </table:table-cell>
          <table:table-cell office:value-type="string">
            <text:p>Infrastructure: Communication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Labor force with primary education (% of total)</text:p>
          </table:table-cell>
          <table:table-cell table:number-columns-repeated="2" office:value-type="string">
            <text:p>Labor force with primary education is the proportion of the labor force that has a primary education, as a percentage of the total labor force.</text:p>
          </table:table-cell>
          <table:table-cell office:value-type="string">
            <text:p>International Labour Organization, Key Indicators of the Labour Market database.</text:p>
          </table:table-cell>
          <table:table-cell office:value-type="string">
            <text:p>Labor &amp; Social Protection: Labor force structure</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Labor force with secondary education (% of total)</text:p>
          </table:table-cell>
          <table:table-cell table:number-columns-repeated="2" office:value-type="string">
            <text:p>Labor force with secondary education is the proportion of the labor force that has a secondary education, as a percentage of the total labor force.</text:p>
          </table:table-cell>
          <table:table-cell office:value-type="string">
            <text:p>International Labour Organization, Key Indicators of the Labour Market database.</text:p>
          </table:table-cell>
          <table:table-cell office:value-type="string">
            <text:p>Labor &amp; Social Protection: Labor force structure</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Labor force with tertiary education (% of total)</text:p>
          </table:table-cell>
          <table:table-cell table:number-columns-repeated="2" office:value-type="string">
            <text:p>Labor force with tertiary education is the proportion of labor force that has a tertiary education, as a percentage of the total labor force.</text:p>
          </table:table-cell>
          <table:table-cell office:value-type="string">
            <text:p>International Labour Organization, Key Indicators of the Labour Market database.</text:p>
          </table:table-cell>
          <table:table-cell office:value-type="string">
            <text:p>Labor &amp; Social Protection: Labor force structure</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Lead time to export, median case (days)</text:p>
          </table:table-cell>
          <table:table-cell office:value-type="string">
            <text:p>Lead time to export is the median time (the value for 50 percent of shipments) from shipment point to port of loading.</text:p>
          </table:table-cell>
          <table:table-cell office:value-type="string">
            <text:p>Lead time to export is the median time (the value for 50 percent of shipments) from shipment point to port of loading. Data are from the Logistics Performance Index survey. Respondents provided separate values for the best case (10 percent of shipments) and the median case (50 percent of shipments). The data are exponentiated averages of the logarithm of single value responses and of midpoint values of range responses for the median case.</text:p>
          </table:table-cell>
          <table:table-cell office:value-type="string">
            <text:p>World Bank and Turku School of Economics, Logistic Performance Index Surveys. Data are available online at : http://www.worldbank.org/lpi. Summary results are published in Arvis and others' Connecting to Compete: Trade Logistics in the Global Economy, The Logistics Performance Index and Its Indicators report.</text:p>
          </table:table-cell>
          <table:table-cell office:value-type="string">
            <text:p>Private Sector &amp; Trade: Trade facilitation</text:p>
          </table:table-cell>
          <table:table-cell office:value-type="string">
            <text:p>Annual</text:p>
          </table:table-cell>
          <table:table-cell/>
          <table:table-cell office:value-type="string">
            <text:p>Unweighted average</text:p>
          </table:table-cell>
          <table:table-cell table:number-columns-repeated="1016"/>
        </table:table-row>
        <table:table-row table:style-name="ro2">
          <table:table-cell office:value-type="string">
            <text:p>Lead time to import, median case (days)</text:p>
          </table:table-cell>
          <table:table-cell office:value-type="string">
            <text:p>Lead time to import is the median time (the value for 50 percent of shipments) from port of discharge to arrival at the consignee.</text:p>
          </table:table-cell>
          <table:table-cell office:value-type="string">
            <text:p>Lead time to import is the median time (the value for 50 percent of shipments) from port of discharge to arrival at the consignee. Data are from the Logistics Performance Index survey. Respondents provided separate values for the best case (10 percent of shipments) and the median case (50 percent of shipments). The data are exponentiated averages of the logarithm of single value responses and of midpoint values of range responses for the median case.</text:p>
          </table:table-cell>
          <table:table-cell office:value-type="string">
            <text:p>World Bank and Turku School of Economics, Logistic Performance Index Surveys. Data are available online at : http://www.worldbank.org/lpi. Summary results are published in Arvis and others' Connecting to Compete: Trade Logistics in the Global Economy, The Logistics Performance Index and Its Indicators report.</text:p>
          </table:table-cell>
          <table:table-cell office:value-type="string">
            <text:p>Private Sector &amp; Trade: Trade facilitation</text:p>
          </table:table-cell>
          <table:table-cell office:value-type="string">
            <text:p>Annual</text:p>
          </table:table-cell>
          <table:table-cell/>
          <table:table-cell office:value-type="string">
            <text:p>Unweighted average</text:p>
          </table:table-cell>
          <table:table-cell table:number-columns-repeated="1016"/>
        </table:table-row>
        <table:table-row table:style-name="ro2">
          <table:table-cell office:value-type="string">
            <text:p>Life expectancy at birth, total (years)</text:p>
          </table:table-cell>
          <table:table-cell table:number-columns-repeated="2" office:value-type="string">
            <text:p>Life expectancy at birth indicates the number of years a newborn infant would live if prevailing patterns of mortality at the time of its birth were to stay the same throughout its life.</text:p>
          </table:table-cell>
          <table:table-cell office:value-type="string">
            <text:p>Derived from male and female life expectancy at birth from sources such as: (1) United Nations Population Division. World Population Prospects, (2) United Nations Statistical Division. Population and Vital Statistics Reprot (various years), (3) Census reports and other statistical publications from national statistical offices, (4) Eurostat: Demographic Statistics, (5) Secretariat of the Pacific Community: Statistics and Demography Programme, and (6) U.S. Census Bureau: International Database.</text:p>
          </table:table-cell>
          <table:table-cell office:value-type="string">
            <text:p>Health: Mortality</text:p>
          </table:table-cell>
          <table:table-cell office:value-type="string">
            <text:p>Annual</text:p>
          </table:table-cell>
          <table:table-cell/>
          <table:table-cell office:value-type="string">
            <text:p>Weighted average</text:p>
          </table:table-cell>
          <table:table-cell office:value-type="string">
            <text:p>Annual data series for males and females are interpolated from 5-year period data. Therefore they may not reflect real events as much as observed data.</text:p>
          </table:table-cell>
          <table:table-cell table:number-columns-repeated="1015"/>
        </table:table-row>
        <table:table-row table:style-name="ro2">
          <table:table-cell office:value-type="string">
            <text:p>Liner shipping connectivity index (maximum value in 2004 = 100)</text:p>
          </table:table-cell>
          <table:table-cell office:value-type="string">
            <text:p>Liner Shipping Connectivity Index score indicates how well countries are connected to global shipping networks</text:p>
            <text:p>based on the status of their maritime transport sector. The highest value in 2004 is 100.</text:p>
          </table:table-cell>
          <table:table-cell office:value-type="string">
            <text:p>The Liner Shipping Connectivity Index captures how well countries are connected to global shipping networks. It is computed by the United Nations Conference on Trade and Development (UNCTAD) based on five components of the maritime transport sector: number of ships, their container-carrying capacity, maximum vessel size, number of services, and number of companies that deploy container ships in a country's ports. For each component a country's value is divided by the maximum value of each component in 2004, the five components are averaged for each country, and the average is divided by the maximum average for 2004 and multiplied by 100. The index generates a value of 100 for the country with the highest average index in 2004. . The underlying data come from Containerisation International Online.</text:p>
          </table:table-cell>
          <table:table-cell office:value-type="string">
            <text:p>United Nations Conference on Trade and Development, Review of Maritime Transport 2010.</text:p>
          </table:table-cell>
          <table:table-cell office:value-type="string">
            <text:p>Infrastructure: Transportation</text:p>
          </table:table-cell>
          <table:table-cell office:value-type="string">
            <text:p>Annual</text:p>
          </table:table-cell>
          <table:table-cell table:number-columns-repeated="1018"/>
        </table:table-row>
        <table:table-row table:style-name="ro2">
          <table:table-cell office:value-type="string">
            <text:p>Literacy rate, adult total (% of people ages 15 and above)</text:p>
          </table:table-cell>
          <table:table-cell table:number-columns-repeated="2" office:value-type="string">
            <text:p>Adult literacy rate is the percentage of people ages 15 and above who can, with understanding, read and write a short, simple statement on their everyday life.</text:p>
          </table:table-cell>
          <table:table-cell office:value-type="string">
            <text:p>United Nations Educational, Scientific, and Cultural Organization (UNESCO) Institute for Statistics.</text:p>
          </table:table-cell>
          <table:table-cell office:value-type="string">
            <text:p>Education: Outcome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Logistics performance index: Ability to track and trace consignments (1=low to 5=high)</text:p>
          </table:table-cell>
          <table:table-cell office:value-type="string">
            <text:p>Logistics professionals' perception of the ability to track and trace consignments when shipping to the country, on a rating ranging from 1 (very low) to 5 (very high). Scores are averaged across all respondents.</text:p>
          </table:table-cell>
          <table:table-cell office:value-type="string">
            <text:p>Data are from Logistics Performance Index surveys conducted by the World Bank in partnership with academic and international institutions and private companies and individuals engaged in international logistics. 2009 round of surveys covered more than 5,000 country assessments by nearly 1,000 international freight forwarders. Respondents evaluate eight markets on six core dimensions on a scale from 1 (worst) to 5 (best). The markets are chosen based on the most important export and import markets of the respondent's country, random selection, and, for landlocked countries, neighboring countries that connect them with international markets. Details of the survey methodology are in Arvis and others' Connecting to Compete 2010: Trade Logistics in the Global Economy (2010). Respondents evaluated the ability to track and trace consignments when shipping to the market, on a rating ranging from 1 (very low) to 5 (very high). Scores are averaged across all respondents.</text:p>
          </table:table-cell>
          <table:table-cell office:value-type="string">
            <text:p>World Bank and Turku School of Economics, Logistic Performance Index Surveys. Data are available online at : http://www.worldbank.org/lpi. Summary results are published in Arvis and others' Connecting to Compete: Trade Logistics in the Global Economy, The Logistics Performance Index and Its Indicators report.</text:p>
          </table:table-cell>
          <table:table-cell office:value-type="string">
            <text:p>Private Sector &amp; Trade: Trade facilitation</text:p>
          </table:table-cell>
          <table:table-cell office:value-type="string">
            <text:p>Annual</text:p>
          </table:table-cell>
          <table:table-cell/>
          <table:table-cell office:value-type="string">
            <text:p>Unweighted average</text:p>
          </table:table-cell>
          <table:table-cell table:number-columns-repeated="1016"/>
        </table:table-row>
        <table:table-row table:style-name="ro2">
          <table:table-cell office:value-type="string">
            <text:p>Logistics performance index: Competence and quality of logistics services (1=low to 5=high)</text:p>
          </table:table-cell>
          <table:table-cell office:value-type="string">
            <text:p>Logistics professionals' perception of country's overall level of competence and quality of logistics services (e.g. transport operators, customs brokers), on a rating ranging from 1 (very low) to 5 (very high). Scores are averaged across all respondents.</text:p>
          </table:table-cell>
          <table:table-cell office:value-type="string">
            <text:p>Data are from Logistics Performance Index surveys conducted by the World Bank in partnership with academic and international institutions and private companies and individuals engaged in international logistics. 2009 round of surveys covered more than 5,000 country assessments by nearly 1,000 international freight forwarders. Respondents evaluate eight markets on six core dimensions on a scale from 1 (worst) to 5 (best). The markets are chosen based on the most important export and import markets of the respondent's country, random selection, and, for landlocked countries, neighboring countries that connect them with international markets. Details of the survey methodology are in Arvis and others' Connecting to Compete 2010: Trade Logistics in the Global Economy (2010). Respondents evaluated the overall level of competence and quality of logistics services (e.g. transport operators, customs brokers), on a rating ranging from 1 (very low) to 5 (very high). Scores are averaged across all respondents.</text:p>
          </table:table-cell>
          <table:table-cell office:value-type="string">
            <text:p>World Bank and Turku School of Economics, Logistic Performance Index Surveys. Data are available online at : http://www.worldbank.org/lpi. Summary results are published in Arvis and others' Connecting to Compete: Trade Logistics in the Global Economy, The Logistics Performance Index and Its Indicators report.</text:p>
          </table:table-cell>
          <table:table-cell office:value-type="string">
            <text:p>Private Sector &amp; Trade: Trade facilitation</text:p>
          </table:table-cell>
          <table:table-cell office:value-type="string">
            <text:p>Annual</text:p>
          </table:table-cell>
          <table:table-cell/>
          <table:table-cell office:value-type="string">
            <text:p>Unweighted average</text:p>
          </table:table-cell>
          <table:table-cell table:number-columns-repeated="1016"/>
        </table:table-row>
        <table:table-row table:style-name="ro2">
          <table:table-cell office:value-type="string">
            <text:p>Logistics performance index: Ease of arranging competitively priced shipments (1=low to 5=high)</text:p>
          </table:table-cell>
          <table:table-cell office:value-type="string">
            <text:p>Logistics professionals' perception of the ease of arranging competitively priced shipments to a country, on a rating ranging from 1 (very difficult) to 5 (very easy). Scores are averaged across all respondents.</text:p>
          </table:table-cell>
          <table:table-cell office:value-type="string">
            <text:p>Data are from Logistics Performance Index surveys conducted by the World Bank in partnership with academic and international institutions and private companies and individuals engaged in international logistics. 2009 round of surveys covered more than 5,000 country assessments by nearly 1,000 international freight forwarders. Respondents evaluate eight markets on six core dimensions on a scale from 1 (worst) to 5 (best). The markets are chosen based on the most important export and import markets of the respondent's country, random selection, and, for landlocked countries, neighboring countries that connect them with international markets. Details of the survey methodology are in Arvis and others' Connecting to Compete 2010: Trade Logistics in the Global Economy (2010). Respondents assessed the ease of arranging competitively priced shipments to markets, on a rating ranging from 1 (very difficult) to 5 (very easy). Scores are averaged across all respondents.</text:p>
          </table:table-cell>
          <table:table-cell office:value-type="string">
            <text:p>World Bank and Turku School of Economics, Logistic Performance Index Surveys. Data are available online at : http://www.worldbank.org/lpi. Summary results are published in Arvis and others' Connecting to Compete: Trade Logistics in the Global Economy, The Logistics Performance Index and Its Indicators report.</text:p>
          </table:table-cell>
          <table:table-cell office:value-type="string">
            <text:p>Private Sector &amp; Trade: Trade facilitation</text:p>
          </table:table-cell>
          <table:table-cell office:value-type="string">
            <text:p>Annual</text:p>
          </table:table-cell>
          <table:table-cell/>
          <table:table-cell office:value-type="string">
            <text:p>Unweighted average</text:p>
          </table:table-cell>
          <table:table-cell table:number-columns-repeated="1016"/>
        </table:table-row>
        <table:table-row table:style-name="ro2">
          <table:table-cell office:value-type="string">
            <text:p>Logistics performance index: Efficiency of customs clearance process (1=low to 5=high)</text:p>
          </table:table-cell>
          <table:table-cell office:value-type="string">
            <text:p>Logistics professionals' perception of the efficiency of country's customs clearance processes (i.e. speed, simplicity and predictability of formalities), on a rating ranging from 1 (very low) to 5 (very high). Scores are averaged across all respondents.</text:p>
          </table:table-cell>
          <table:table-cell office:value-type="string">
            <text:p>Data are from Logistics Performance Index surveys conducted by the World Bank in partnership with academic and international institutions and private companies and individuals engaged in international logistics. 2009 round of surveys covered more than 5,000 country assessments by nearly 1,000 international freight forwarders. Respondents evaluate eight markets on six core dimensions on a scale from 1 (worst) to 5 (best). The markets are chosen based on the most important export and import markets of the respondent's country, random selection, and, for landlocked countries, neighboring countries that connect them with international markets. Details of the survey methodology are in Arvis and others' Connecting to Compete 2010: Trade Logistics in the Global Economy (2010). Respondents evaluated efficiency of customs clearance processes (i.e. speed, simplicity and predictability of formalities), on a rating ranging from 1 (very low) to 5 (very high). Scores are averaged across all respondents.</text:p>
          </table:table-cell>
          <table:table-cell office:value-type="string">
            <text:p>World Bank and Turku School of Economics, Logistic Performance Index Surveys. Data are available online at : http://www.worldbank.org/lpi. Summary results are published in Arvis and others' Connecting to Compete: Trade Logistics in the Global Economy, The Logistics Performance Index and Its Indicators report.</text:p>
          </table:table-cell>
          <table:table-cell office:value-type="string">
            <text:p>Private Sector &amp; Trade: Trade facilitation</text:p>
          </table:table-cell>
          <table:table-cell office:value-type="string">
            <text:p>Annual</text:p>
          </table:table-cell>
          <table:table-cell/>
          <table:table-cell office:value-type="string">
            <text:p>Unweighted average</text:p>
          </table:table-cell>
          <table:table-cell table:number-columns-repeated="1016"/>
        </table:table-row>
        <table:table-row table:style-name="ro2">
          <table:table-cell office:value-type="string">
            <text:p>Logistics performance index: Frequency with which shipments reach consignee within scheduled or expected time (1=low to 5=high)</text:p>
          </table:table-cell>
          <table:table-cell office:value-type="string">
            <text:p>Logistics professionals' perception of how often the shipments to assessed country reach the consignee within the scheduled or expected delivery time, on a rating ranging from 1 (hardly ever) to 5 (nearly always). Scores are averaged across all respondents.</text:p>
          </table:table-cell>
          <table:table-cell office:value-type="string">
            <text:p>Data are from Logistics Performance Index surveys conducted by the World Bank in partnership with academic and international institutions and private companies and individuals engaged in international logistics. 2009 round of surveys covered more than 5,000 country assessments by nearly 1,000 international freight forwarders. Respondents evaluate eight markets on six core dimensions on a scale from 1 (worst) to 5 (best). The markets are chosen based on the most important export and import markets of the respondent's country, random selection, and, for landlocked countries, neighboring countries that connect them with international markets. Details of the survey methodology are in Arvis and others' Connecting to Compete 2010: Trade Logistics in the Global Economy (2010). Respondents assessed how often the shipments to assessed markets reach the consignee within the scheduled or expected delivery time, on a rating ranging from 1 (hardly ever) to 5 (nearly always). Scores are averaged across all respondents.</text:p>
          </table:table-cell>
          <table:table-cell office:value-type="string">
            <text:p>World Bank and Turku School of Economics, Logistic Performance Index Surveys. Data are available online at : http://www.worldbank.org/lpi. Summary results are published in Arvis and others' Connecting to Compete: Trade Logistics in the Global Economy, The Logistics Performance Index and Its Indicators report.</text:p>
          </table:table-cell>
          <table:table-cell office:value-type="string">
            <text:p>Private Sector &amp; Trade: Trade facilitation</text:p>
          </table:table-cell>
          <table:table-cell office:value-type="string">
            <text:p>Annual</text:p>
          </table:table-cell>
          <table:table-cell/>
          <table:table-cell office:value-type="string">
            <text:p>Unweighted average</text:p>
          </table:table-cell>
          <table:table-cell table:number-columns-repeated="1016"/>
        </table:table-row>
        <table:table-row table:style-name="ro2">
          <table:table-cell office:value-type="string">
            <text:p>Logistics performance index: Overall (1=low to 5=high)</text:p>
          </table:table-cell>
          <table:table-cell office:value-type="string">
            <text:p>Logistics Performance Index overall score reflects perceptions of a country's logistics based on efficiency of customs clearance process, quality of trade- and transport-related infrastructure, ease of arranging competitively priced shipments, quality of logistics services, ability to track and trace consignments, and frequency with which shipments reach the consignee within the scheduled time. The index ranges from 1 to 5, with a higher score representing better performance.</text:p>
          </table:table-cell>
          <table:table-cell office:value-type="string">
            <text:p>Logistics Performance Index overall score reflects perceptions of a country's logistics based on efficiency of customs clearance process, quality of trade- and transport-related infrastructure, ease of arranging competitively priced shipments, quality of logistics services, ability to track and trace consignments, and frequency with which shipments reach the consignee within the scheduled time. The index ranges from 1 to 5, with a higher score representing better performance. Data are from Logistics Performance Index surveys conducted by the World Bank in partnership with academic and international institutions and private companies and individuals engaged in international logistics. 2009 round of surveys covered more than 5,000 country assessments by nearly 1,000 international freight forwarders. Respondents evaluate eight markets on six core dimensions on a scale from 1 (worst) to 5 (best). The markets are chosen based on the most important export and import markets of the respondent's country, random selection, and, for landlocked countries, neighboring countries that connect them with international markets. Scores for the six areas are averaged across all respondents and aggregated to a single score using principal components analysis. Details of the survey methodology and index construction methodology are in Arvis and others' Connecting to Compete 2010: Trade Logistics in the Global Economy (2010).</text:p>
          </table:table-cell>
          <table:table-cell office:value-type="string">
            <text:p>World Bank and Turku School of Economics, Logistic Performance Index Surveys. Data are available online at : http://www.worldbank.org/lpi. Summary results are published in Arvis and others' Connecting to Compete: Trade Logistics in the Global Economy, The Logistics Performance Index and Its Indicators report.</text:p>
          </table:table-cell>
          <table:table-cell office:value-type="string">
            <text:p>Private Sector &amp; Trade: Trade facilitation</text:p>
          </table:table-cell>
          <table:table-cell office:value-type="string">
            <text:p>Annual</text:p>
          </table:table-cell>
          <table:table-cell/>
          <table:table-cell office:value-type="string">
            <text:p>Unweighted average</text:p>
          </table:table-cell>
          <table:table-cell table:number-columns-repeated="1016"/>
        </table:table-row>
        <table:table-row table:style-name="ro2">
          <table:table-cell office:value-type="string">
            <text:p>Logistics performance index: Quality of trade and transport-related infrastructure (1=low to 5=high)</text:p>
          </table:table-cell>
          <table:table-cell office:value-type="string">
            <text:p>Logistics professionals' perception of country's quality of trade and transport related infrastructure (e.g. ports, railroads, roads, information technology), on a rating ranging from 1 (very low) to 5 (very high). Scores are averaged across all respondents.</text:p>
          </table:table-cell>
          <table:table-cell office:value-type="string">
            <text:p>Data are from Logistics Performance Index surveys conducted by the World Bank in partnership with academic and international institutions and private companies and individuals engaged in international logistics. 2009 round of surveys covered more than 5,000 country assessments by nearly 1,000 international freight forwarders. Respondents evaluate eight markets on six core dimensions on a scale from 1 (worst) to 5 (best). The markets are chosen based on the most important export and import markets of the respondent's country, random selection, and, for landlocked countries, neighboring countries that connect them with international markets. Details of the survey methodology are in Arvis and others' Connecting to Compete 2010: Trade Logistics in the Global Economy (2010). Respondents evaluated the quality of trade and transport related infrastructure (e.g. ports, railroads, roads, information technology), on a rating ranging from 1 (very low) to 5 (very high). Scores are averaged across all respondents.</text:p>
          </table:table-cell>
          <table:table-cell office:value-type="string">
            <text:p>World Bank and Turku School of Economics, Logistic Performance Index Surveys. Data are available online at : http://www.worldbank.org/lpi. Summary results are published in Arvis and others' Connecting to Compete: Trade Logistics in the Global Economy, The Logistics Performance Index and Its Indicators report.</text:p>
          </table:table-cell>
          <table:table-cell office:value-type="string">
            <text:p>Private Sector &amp; Trade: Trade facilitation</text:p>
          </table:table-cell>
          <table:table-cell office:value-type="string">
            <text:p>Annual</text:p>
          </table:table-cell>
          <table:table-cell/>
          <table:table-cell office:value-type="string">
            <text:p>Unweighted average</text:p>
          </table:table-cell>
          <table:table-cell table:number-columns-repeated="1016"/>
        </table:table-row>
        <table:table-row table:style-name="ro2">
          <table:table-cell office:value-type="string">
            <text:p>Management time dealing with officials (% of management time)</text:p>
          </table:table-cell>
          <table:table-cell table:number-columns-repeated="2" office:value-type="string">
            <text:p>Time dealing with officials is the percentage of management time in a given week spent on requirements imposed by government regulations (taxes, customs, labor regulations, licensing and registration).</text:p>
          </table:table-cell>
          <table:table-cell office:value-type="string">
            <text:p>World Bank, Enterprise Surveys (http://www.enterprisesurveys.org/).</text:p>
          </table:table-cell>
          <table:table-cell office:value-type="string">
            <text:p>Private Sector &amp; Trade: Business environment</text:p>
          </table:table-cell>
          <table:table-cell office:value-type="string">
            <text:p>Annual</text:p>
          </table:table-cell>
          <table:table-cell table:number-columns-repeated="1018"/>
        </table:table-row>
        <table:table-row table:style-name="ro2">
          <table:table-cell office:value-type="string">
            <text:p>Manufactures exports (% of merchandise exports)</text:p>
          </table:table-cell>
          <table:table-cell table:number-columns-repeated="2" office:value-type="string">
            <text:p>Manufactures comprise commodities in SITC sections 5 (chemicals), 6 (basic manufactures), 7 (machinery and transport equipment), and 8 (miscellaneous manufactured goods), excluding division 68 (non-ferrous metals).</text:p>
          </table:table-cell>
          <table:table-cell office:value-type="string">
            <text:p>World Bank staff estimates from the Comtrade database maintained by the United Nations Statistics Division.</text:p>
          </table:table-cell>
          <table:table-cell office:value-type="string">
            <text:p>Private Sector &amp; Trade: Export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Manufactures imports (% of merchandise imports)</text:p>
          </table:table-cell>
          <table:table-cell table:number-columns-repeated="2" office:value-type="string">
            <text:p>Manufactures comprise the commodities in SITC sections 5 (chemicals), 6 (basic manufactures), 7 (machinery and transport equipment), and 8 (miscellaneous manufactured goods), excluding division 68 (nonferrous metals).</text:p>
          </table:table-cell>
          <table:table-cell office:value-type="string">
            <text:p>World Bank staff estimates from the Comtrade database maintained by the United Nations Statistics Division.</text:p>
          </table:table-cell>
          <table:table-cell office:value-type="string">
            <text:p>Private Sector &amp; Trade: Import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Manufacturing, value added (% of GDP)</text:p>
          </table:table-cell>
          <table:table-cell table:number-columns-repeated="2" office:value-type="string">
            <text:p>Manufacturing refers to industries belonging to ISIC divisions 15-37. Value added is the net output of a sector after adding up all outputs and subtracting intermediate inputs. It is calculated without making deductions for depreciation of fabricated assets or depletion and degradation of natural resources. The origin of value added is determined by the International Standard Industrial Classification (ISIC), revision 3. Note: For VAB countries, gross value added at factor cost is used as the denominator.</text:p>
          </table:table-cell>
          <table:table-cell office:value-type="string">
            <text:p>World Bank national accounts data, and OECD National Accounts data files.</text:p>
          </table:table-cell>
          <table:table-cell office:value-type="string">
            <text:p>Economic Policy &amp; Debt: National accounts: Shares of GDP &amp; other</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Manufacturing, value added (annual % growth)</text:p>
          </table:table-cell>
          <table:table-cell table:number-columns-repeated="2" office:value-type="string">
            <text:p>Annual growth rate for manufacturing value added based on constant local currency. Aggregates are based on constant 2000 U.S. dollars. Manufacturing refers to industries belonging to ISIC divisions 15-37. Value added is the net output of a sector after adding up all outputs and subtracting intermediate inputs. It is calculated without making deductions for depreciation of fabricated assets or depletion and degradation of natural resources. The origin of value added is determined by the International Standard Industrial Classification (ISIC), revision 3.</text:p>
          </table:table-cell>
          <table:table-cell office:value-type="string">
            <text:p>World Bank national accounts data, and OECD National Accounts data files.</text:p>
          </table:table-cell>
          <table:table-cell office:value-type="string">
            <text:p>Economic Policy &amp; Debt: National accounts: Growth rate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Manufacturing, value added (current US$)</text:p>
          </table:table-cell>
          <table:table-cell table:number-columns-repeated="2" office:value-type="string">
            <text:p>Manufacturing refers to industries belonging to ISIC divisions 15-37. Value added is the net output of a sector after adding up all outputs and subtracting intermediate inputs. It is calculated without making deductions for depreciation of fabricated assets or depletion and degradation of natural resources. The origin of value added is determined by the International Standard Industrial Classification (ISIC), revision 3. Data are in current U.S. dollars.</text:p>
          </table:table-cell>
          <table:table-cell office:value-type="string">
            <text:p>World Bank national accounts data, and OECD National Accounts data files.</text:p>
          </table:table-cell>
          <table:table-cell office:value-type="string">
            <text:p>Economic Policy &amp; Debt: National accounts: US$ at current prices: Value added</text:p>
          </table:table-cell>
          <table:table-cell office:value-type="string">
            <text:p>Annual</text:p>
          </table:table-cell>
          <table:table-cell/>
          <table:table-cell office:value-type="string">
            <text:p>Gap-filled total</text:p>
          </table:table-cell>
          <table:table-cell table:number-columns-repeated="1016"/>
        </table:table-row>
        <table:table-row table:style-name="ro2">
          <table:table-cell office:value-type="string">
            <text:p>Market Access Overall Trade Restrictiveness Index</text:p>
          </table:table-cell>
          <table:table-cell office:value-type="string">
            <text:p>A measure of the <text:s/>barriers the exports of a country faces from all of its trading partners</text:p>
          </table:table-cell>
          <table:table-cell office:value-type="string">
            <text:p>The MAOTRI captures the trade policy distortions imposed by the trading partners of each country on its export bundle. It measures the uniform tariff equivalent of the partner country tariff and non-tariff barriers (NTB) that would generate the same level of export value for the country in a given year. Tariffs can be based on the MFN tariffs which applied to all trading partners, or the Applied tariffs, which takes into account the bilateral trade preferences. The measure used here is on Applied Tariffs</text:p>
          </table:table-cell>
          <table:table-cell office:value-type="string">
            <text:p>World Bank </text:p>
          </table:table-cell>
          <table:table-cell office:value-type="string">
            <text:p>Trade Policy</text:p>
          </table:table-cell>
          <table:table-cell table:number-columns-repeated="1019"/>
        </table:table-row>
        <table:table-row table:style-name="ro2">
          <table:table-cell office:value-type="string">
            <text:p>Market Access Overall Trade Restrictiveness Index agriculture</text:p>
          </table:table-cell>
          <table:table-cell office:value-type="string">
            <text:p>A measure of the barriers the agriculturalexports of a country faces from all of its trading partners</text:p>
          </table:table-cell>
          <table:table-cell office:value-type="string">
            <text:p>The MAOTRI captures the trade policy distortions imposed by the trading partners of each country on its export bundle. It measures the uniform tariff equivalent of the partner country tariff and non-tariff barriers (NTB) that would generate the same level of export value for the country in a given year. Tariffs can be based on the MFN tariffs which applied to all trading partners, or the Applied tariffs, which takes into account the bilateral trade preferences. The measure used here is on Applied Tariffs</text:p>
          </table:table-cell>
          <table:table-cell office:value-type="string">
            <text:p>World Bank </text:p>
          </table:table-cell>
          <table:table-cell office:value-type="string">
            <text:p>Trade Policy</text:p>
          </table:table-cell>
          <table:table-cell table:number-columns-repeated="1019"/>
        </table:table-row>
        <table:table-row table:style-name="ro2">
          <table:table-cell office:value-type="string">
            <text:p>Market Access Overall Trade Restrictiveness Index manufacturing</text:p>
          </table:table-cell>
          <table:table-cell office:value-type="string">
            <text:p>A measure of the barriers the manufactured exports of a country faces from all of its trading partners</text:p>
          </table:table-cell>
          <table:table-cell office:value-type="string">
            <text:p>The MAOTRI captures the trade policy distortions imposed by the trading partners of each country on its export bundle. It measures the uniform tariff equivalent of the partner country tariff and non-tariff barriers (NTB) that would generate the same level of export value for the country in a given year. Tariffs can be based on the MFN tariffs which applied to all trading partners, or the Applied tariffs, which takes into account the bilateral trade preferences. The measure used here is on Applied Tariffs</text:p>
          </table:table-cell>
          <table:table-cell office:value-type="string">
            <text:p>World Bank </text:p>
          </table:table-cell>
          <table:table-cell office:value-type="string">
            <text:p>Trade Policy</text:p>
          </table:table-cell>
          <table:table-cell table:number-columns-repeated="1019"/>
        </table:table-row>
        <table:table-row table:style-name="ro2">
          <table:table-cell office:value-type="string">
            <text:p>Market Access Tariff Trade Restrictiveness Index</text:p>
          </table:table-cell>
          <table:table-cell office:value-type="string">
            <text:p>A measure of the barriers the manufactured exports of a country faces from all of its trading partners</text:p>
          </table:table-cell>
          <table:table-cell office:value-type="string">
            <text:p>MATTRI is the MAOTRI that only focuses on the tariffs of the trading partners of each country. No NTBs are considered in the calculation of MAOTRI_T.</text:p>
          </table:table-cell>
          <table:table-cell office:value-type="string">
            <text:p>World Bank </text:p>
          </table:table-cell>
          <table:table-cell office:value-type="string">
            <text:p>Trade Policy</text:p>
          </table:table-cell>
          <table:table-cell table:number-columns-repeated="1019"/>
        </table:table-row>
        <table:table-row table:style-name="ro2">
          <table:table-cell office:value-type="string">
            <text:p>Market Access Overall Trade Restrictiveness Index agriculture</text:p>
          </table:table-cell>
          <table:table-cell office:value-type="string">
            <text:p>A measure of the barriers the manufactured exports of a country faces from all of its trading partners</text:p>
          </table:table-cell>
          <table:table-cell office:value-type="string">
            <text:p>MATTRI is the MAOTRI that only focuses on the tariffs of the trading partners of each country. No NTBs are considered in the calculation of MAOTRI_T.</text:p>
          </table:table-cell>
          <table:table-cell office:value-type="string">
            <text:p>World Bank </text:p>
          </table:table-cell>
          <table:table-cell office:value-type="string">
            <text:p>Trade Policy</text:p>
          </table:table-cell>
          <table:table-cell table:number-columns-repeated="1019"/>
        </table:table-row>
        <table:table-row table:style-name="ro2">
          <table:table-cell office:value-type="string">
            <text:p>Market Access Overall Trade Restrictiveness Index manufacturing</text:p>
          </table:table-cell>
          <table:table-cell office:value-type="string">
            <text:p>A measure of the barriers the manufactured exports of a country faces from all of its trading partners</text:p>
          </table:table-cell>
          <table:table-cell office:value-type="string">
            <text:p>MATTRI is the MAOTRI that only focuses on the tariffs of the trading partners of each country. No NTBs are considered in the calculation of MAOTRI_T.</text:p>
          </table:table-cell>
          <table:table-cell office:value-type="string">
            <text:p>World Bank </text:p>
          </table:table-cell>
          <table:table-cell office:value-type="string">
            <text:p>Trade Policy</text:p>
          </table:table-cell>
          <table:table-cell table:number-columns-repeated="1019"/>
        </table:table-row>
        <table:table-row table:style-name="ro2">
          <table:table-cell office:value-type="string">
            <text:p>Merchandise exports (current US$)</text:p>
          </table:table-cell>
          <table:table-cell table:number-columns-repeated="2" office:value-type="string">
            <text:p>Merchandise exports show the f.o.b. value of goods provided to the rest of the world valued in current U.S. dollars.</text:p>
          </table:table-cell>
          <table:table-cell office:value-type="string">
            <text:p>World Trade Organization.</text:p>
          </table:table-cell>
          <table:table-cell office:value-type="string">
            <text:p>Private Sector &amp; Trade: Exports</text:p>
          </table:table-cell>
          <table:table-cell office:value-type="string">
            <text:p>Annual</text:p>
          </table:table-cell>
          <table:table-cell/>
          <table:table-cell office:value-type="string">
            <text:p>Gap-filled total</text:p>
          </table:table-cell>
          <table:table-cell table:number-columns-repeated="1016"/>
        </table:table-row>
        <table:table-row table:style-name="ro2">
          <table:table-cell office:value-type="string">
            <text:p>Merchandise exports to developing economies in Latin America &amp; the Caribbean (% of total merchandise exports)</text:p>
          </table:table-cell>
          <table:table-cell office:value-type="string">
            <text:p>Merchandise exports to developing economies in Latin America and the Caribbean are the sum of merchandise exports from the reporting economy to developing economies in the Latin America and the Caribbean region according to World Bank classification of economies. Data are as a percentage of total merchandise exports by the economy.</text:p>
          </table:table-cell>
          <table:table-cell office:value-type="string">
            <text:p>Merchandise exports to developing economies in Latin America and the Caribbean are the sum of merchandise exports from the reporting economy to developing economies in the Latin America and the Caribbean region according to World Bank classification of economies. Data are as a percentage of total merchandise exports by the economy. Data are computed only if at least half of the economies in the partner country group had non-missing data.</text:p>
          </table:table-cell>
          <table:table-cell office:value-type="string">
            <text:p>World Bank staff estimates based data from International Monetary Fund's Direction of Trade database.</text:p>
          </table:table-cell>
          <table:table-cell office:value-type="string">
            <text:p>Private Sector &amp; Trade: Export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Merchandise exports to developing economies in Middle East &amp; North Africa (% of total merchandise exports)</text:p>
          </table:table-cell>
          <table:table-cell office:value-type="string">
            <text:p>Merchandise exports to developing economies in Middle East and North Africa are the sum of merchandise exports from the reporting economy to developing economies in the Middle East and North Africa region according to World Bank classification of economies. Data are as a percentage of total merchandise exports by the economy.</text:p>
          </table:table-cell>
          <table:table-cell office:value-type="string">
            <text:p>Merchandise exports to developing economies in Middle East and North Africa are the sum of merchandise exports from the reporting economy to developing economies in the Middle East and North Africa region according to World Bank classification of economies. Data are as a percentage of total merchandise exports by the economy. Data are computed only if at least half of the economies in the partner country group had non-missing data.</text:p>
          </table:table-cell>
          <table:table-cell office:value-type="string">
            <text:p>World Bank staff estimates based data from International Monetary Fund's Direction of Trade database.</text:p>
          </table:table-cell>
          <table:table-cell office:value-type="string">
            <text:p>Private Sector &amp; Trade: Export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Merchandise exports to developing economies in South Asia (% of total merchandise exports)</text:p>
          </table:table-cell>
          <table:table-cell office:value-type="string">
            <text:p>Merchandise exports to developing economies in South Asia are the sum of merchandise exports from the reporting economy to developing economies in the South Asia region according to World Bank classification of economies. Data are as a percentage of total merchandise exports by the economy.</text:p>
          </table:table-cell>
          <table:table-cell office:value-type="string">
            <text:p>Merchandise exports to developing economies in South Asia are the sum of merchandise exports from the reporting economy to developing economies in the South Asia region according to World Bank classification of economies. Data are as a percentage of total merchandise exports by the economy. Data are computed only if at least half of the economies in the partner country group had non-missing data.</text:p>
          </table:table-cell>
          <table:table-cell office:value-type="string">
            <text:p>World Bank staff estimates based data from International Monetary Fund's Direction of Trade database.</text:p>
          </table:table-cell>
          <table:table-cell office:value-type="string">
            <text:p>Private Sector &amp; Trade: Export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Merchandise exports to developing economies in Sub-Saharan Africa (% of total merchandise exports)</text:p>
          </table:table-cell>
          <table:table-cell office:value-type="string">
            <text:p>Merchandise exports to developing economies in Sub-Saharan Africa are the sum of merchandise exports from the reporting economy to developing economies in the Sub-Saharan Africa region according to World Bank classification of economies. Data are as a percentage of total merchandise exports by the economy.</text:p>
          </table:table-cell>
          <table:table-cell office:value-type="string">
            <text:p>Merchandise exports to developing economies in Sub-Saharan Africa are the sum of merchandise exports from the reporting economy to developing economies in the Sub-Saharan Africa region according to World Bank classification of economies. Data are as a percentage of total merchandise exports by the economy. Data are computed only if at least half of the economies in the partner country group had non-missing data.</text:p>
          </table:table-cell>
          <table:table-cell office:value-type="string">
            <text:p>World Bank staff estimates based data from International Monetary Fund's Direction of Trade database.</text:p>
          </table:table-cell>
          <table:table-cell office:value-type="string">
            <text:p>Private Sector &amp; Trade: Export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Merchandise exports to developing economies outside region (% of total merchandise exports)</text:p>
          </table:table-cell>
          <table:table-cell office:value-type="string">
            <text:p>Merchandise exports to developing economies outside region are the sum of merchandise exports from the reporting economy to other developing economies in other World Bank regions according to the World Bank classification of economies. Data are expressed as a percentage of total merchandise exports by the economy.</text:p>
          </table:table-cell>
          <table:table-cell office:value-type="string">
            <text:p>Merchandise exports to developing economies outside region are the sum of merchandise exports from the reporting economy to other developing economies in other World Bank regions according to the World Bank classification of economies. Data are expressed as a percentage of total merchandise exports by the economy. Data are computed only if at least half of the economies in the partner country group had non-missing data.</text:p>
          </table:table-cell>
          <table:table-cell office:value-type="string">
            <text:p>World Bank staff estimates based data from International Monetary Fund's Direction of Trade database.</text:p>
          </table:table-cell>
          <table:table-cell office:value-type="string">
            <text:p>Private Sector &amp; Trade: Export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Merchandise exports to developing economies within region (% of total merchandise exports)</text:p>
          </table:table-cell>
          <table:table-cell office:value-type="string">
            <text:p>Merchandise exports to developing economies within region are the sum of merchandise exports from the reporting economy to other developing economies in the same World Bank region as a percentage of total merchandise exports by the economy.</text:p>
          </table:table-cell>
          <table:table-cell office:value-type="string">
            <text:p>Merchandise exports to developing economies within region are the sum of merchandise exports from the reporting economy to other developing economies in the same World Bank region as a percentage of total merchandise exports by the economy. Data are computed only if at least half of the economies in the partner country group had non-missing data. No figures are shown for high-income economies, because they are a separate category in the World Bank classification of economies.</text:p>
          </table:table-cell>
          <table:table-cell office:value-type="string">
            <text:p>World Bank staff estimates based data from International Monetary Fund's Direction of Trade database.</text:p>
          </table:table-cell>
          <table:table-cell office:value-type="string">
            <text:p>Private Sector &amp; Trade: Export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Merchandise exports to economies in the Arab World (% of total merchandise exports)</text:p>
          </table:table-cell>
          <table:table-cell table:number-columns-repeated="2" office:value-type="string">
            <text:p>Merchandise exports to economies in the Arab World are the sum of merchandise exports by the reporting economy to economies in the Arab World. Data are expressed as a percentage of total merchandise exports by the economy. Data are computed only if at least half of the economies in the partner country group had non-missing data.</text:p>
          </table:table-cell>
          <table:table-cell office:value-type="string">
            <text:p>World Bank staff estimates based data from International Monetary Fund's Direction of Trade database.</text:p>
          </table:table-cell>
          <table:table-cell office:value-type="string">
            <text:p>Private Sector &amp; Trade: Export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Merchandise exports to high-income economies (% of total merchandise exports)</text:p>
          </table:table-cell>
          <table:table-cell office:value-type="string">
            <text:p>Merchandise exports to high-income economies are the sum of merchandise exports from the reporting economy to high-income economies according to the World Bank classification of economies. Data are expressed as a percentage of total merchandise exports by the economy.</text:p>
          </table:table-cell>
          <table:table-cell office:value-type="string">
            <text:p>Merchandise exports to high-income economies are the sum of merchandise exports from the reporting economy to high-income economies according to the World Bank classification of economies. Data are expressed as a percentage of total merchandise exports by the economy. Data are computed only if at least half of the economies in the partner country group had non-missing data.</text:p>
          </table:table-cell>
          <table:table-cell office:value-type="string">
            <text:p>World Bank staff estimates based data from International Monetary Fund's Direction of Trade database.</text:p>
          </table:table-cell>
          <table:table-cell office:value-type="string">
            <text:p>Private Sector &amp; Trade: Export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Merchandise imports (current US$)</text:p>
          </table:table-cell>
          <table:table-cell table:number-columns-repeated="2" office:value-type="string">
            <text:p>Merchandise imports show the c.i.f. value of goods received from the rest of the world valued in current U.S. dollars.</text:p>
          </table:table-cell>
          <table:table-cell office:value-type="string">
            <text:p>World Trade Organization.</text:p>
          </table:table-cell>
          <table:table-cell office:value-type="string">
            <text:p>Private Sector &amp; Trade: Imports</text:p>
          </table:table-cell>
          <table:table-cell office:value-type="string">
            <text:p>Annual</text:p>
          </table:table-cell>
          <table:table-cell/>
          <table:table-cell office:value-type="string">
            <text:p>Gap-filled total</text:p>
          </table:table-cell>
          <table:table-cell table:number-columns-repeated="1016"/>
        </table:table-row>
        <table:table-row table:style-name="ro2">
          <table:table-cell office:value-type="string">
            <text:p>Merchandise imports from developing economies in Latin America &amp; the Caribbean (% of total merchandise imports)</text:p>
          </table:table-cell>
          <table:table-cell office:value-type="string">
            <text:p>Merchandise imports from developing economies in Latin America and the Caribbean are the sum of merchandise imports by the reporting economy from developing economies in the Latin America and the Caribbean region according to the World Bank classification of economies. Data are expressed as a percentage of total merchandise imports by the economy.</text:p>
          </table:table-cell>
          <table:table-cell office:value-type="string">
            <text:p>Merchandise imports from developing economies in Latin America and the Caribbean are the sum of merchandise imports by the reporting economy from developing economies in the Latin America and the Caribbean region according to the World Bank classification of economies. Data are expressed as a percentage of total merchandise imports by the economy. Data are computed only if at least half of the economies in the partner country group had non-missing data.</text:p>
          </table:table-cell>
          <table:table-cell office:value-type="string">
            <text:p>World Bank staff estimates based data from International Monetary Fund's Direction of Trade database.</text:p>
          </table:table-cell>
          <table:table-cell office:value-type="string">
            <text:p>Private Sector &amp; Trade: Import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Merchandise imports from developing economies in Middle East &amp; North Africa (% of total merchandise imports)</text:p>
          </table:table-cell>
          <table:table-cell office:value-type="string">
            <text:p>Merchandise imports from developing economies in Middle East and North Africa are the sum of merchandise imports by the reporting economy from developing economies in the Middle East and North Africa region according to the World Bank classification of economies. Data are expressed as a percentage of total merchandise imports by the economy.</text:p>
          </table:table-cell>
          <table:table-cell office:value-type="string">
            <text:p>Merchandise imports from developing economies in Middle East and North Africa are the sum of merchandise imports by the reporting economy from developing economies in the Middle East and North Africa region according to the World Bank classification of economies. Data are expressed as a percentage of total merchandise imports by the economy. Data are computed only if at least half of the economies in the partner country group had non-missing data.</text:p>
          </table:table-cell>
          <table:table-cell office:value-type="string">
            <text:p>World Bank staff estimates based data from International Monetary Fund's Direction of Trade database.</text:p>
          </table:table-cell>
          <table:table-cell office:value-type="string">
            <text:p>Private Sector &amp; Trade: Import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Merchandise imports from developing economies in South Asia (% of total merchandise imports)</text:p>
          </table:table-cell>
          <table:table-cell office:value-type="string">
            <text:p>Merchandise imports from developing economies in South Asia are the sum of merchandise imports by the reporting economy from developing economies in the South Asia region according to the World Bank classification of economies. Data are expressed as a percentage of total merchandise imports by the economy.</text:p>
          </table:table-cell>
          <table:table-cell office:value-type="string">
            <text:p>Merchandise imports from developing economies in South Asia are the sum of merchandise imports by the reporting economy from developing economies in the South Asia region according to the World Bank classification of economies. Data are expressed as a percentage of total merchandise imports by the economy. Data are computed only if at least half of the economies in the partner country group had non-missing data.</text:p>
          </table:table-cell>
          <table:table-cell office:value-type="string">
            <text:p>World Bank staff estimates based data from International Monetary Fund's Direction of Trade database.</text:p>
          </table:table-cell>
          <table:table-cell office:value-type="string">
            <text:p>Private Sector &amp; Trade: Import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Merchandise imports from developing economies in Sub-Saharan Africa (% of total merchandise imports)</text:p>
          </table:table-cell>
          <table:table-cell office:value-type="string">
            <text:p>Merchandise imports from developing economies in Sub-Saharan Africa are the sum of merchandise imports by the reporting economy from developing economies in the Sub-Saharan Africa region according to the World Bank classification of economies. Data are expressed as a percentage of total merchandise imports by the economy.</text:p>
          </table:table-cell>
          <table:table-cell office:value-type="string">
            <text:p>Merchandise imports from developing economies in Sub-Saharan Africa are the sum of merchandise imports by the reporting economy from developing economies in the Sub-Saharan Africa region according to the World Bank classification of economies. Data are expressed as a percentage of total merchandise imports by the economy. Data are computed only if at least half of the economies in the partner country group had non-missing data.</text:p>
          </table:table-cell>
          <table:table-cell office:value-type="string">
            <text:p>World Bank staff estimates based data from International Monetary Fund's Direction of Trade database.</text:p>
          </table:table-cell>
          <table:table-cell office:value-type="string">
            <text:p>Private Sector &amp; Trade: Import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Merchandise imports from developing economies outside region (% of total merchandise imports)</text:p>
          </table:table-cell>
          <table:table-cell office:value-type="string">
            <text:p>Merchandise imports from developing economies outside region are the sum of merchandise imports by the reporting economy from other developing economies in other World Bank regions according to the World Bank classification of economies. Data are expressed as a percentage of total merchandise imports by the economy.</text:p>
          </table:table-cell>
          <table:table-cell office:value-type="string">
            <text:p>Merchandise imports from developing economies outside region are the sum of merchandise imports by the reporting economy from other developing economies in other World Bank regions according to the World Bank classification of economies. Data are expressed as a percentage of total merchandise imports by the economy. Data are computed only if at least half of the economies in the partner country group had non-missing data.</text:p>
          </table:table-cell>
          <table:table-cell office:value-type="string">
            <text:p>World Bank staff estimates based data from International Monetary Fund's Direction of Trade database.</text:p>
          </table:table-cell>
          <table:table-cell office:value-type="string">
            <text:p>Private Sector &amp; Trade: Import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Merchandise imports from developing economies within region (% of total merchandise imports)</text:p>
          </table:table-cell>
          <table:table-cell office:value-type="string">
            <text:p>Merchandise imports from developing economies within region are the sum of merchandise imports by the reporting economy from other developing economies in the same World Bank region according to the World Bank classification of economies. Data are as a percentage of total merchandise imports by the economy.</text:p>
          </table:table-cell>
          <table:table-cell office:value-type="string">
            <text:p>Merchandise imports from developing economies within region are the sum of merchandise imports by the reporting economy from other developing economies in the same World Bank region according to the World Bank classification of economies. Data are as a percentage of total merchandise imports by the economy. Data are computed only if at least half of the economies in the partner country group had non-missing data. No figures are shown for high-income economies, because they are a separate category in the World Bank classification of economies.</text:p>
          </table:table-cell>
          <table:table-cell office:value-type="string">
            <text:p>World Bank staff estimates based data from International Monetary Fund's Direction of Trade database.</text:p>
          </table:table-cell>
          <table:table-cell office:value-type="string">
            <text:p>Private Sector &amp; Trade: Import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Merchandise imports from economies in the Arab World (% of total merchandise imports)</text:p>
          </table:table-cell>
          <table:table-cell table:number-columns-repeated="2" office:value-type="string">
            <text:p>Merchandise imports from economies in the Arab World are the sum of merchandise imports by the reporting economy from economies in the Arab World. Data are expressed as a percentage of total merchandise imports by the economy. Data are computed only if at least half of the economies in the partner country group had non-missing data.</text:p>
          </table:table-cell>
          <table:table-cell office:value-type="string">
            <text:p>World Bank staff estimates based data from International Monetary Fund's Direction of Trade database.</text:p>
          </table:table-cell>
          <table:table-cell office:value-type="string">
            <text:p>Private Sector &amp; Trade: Export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Merchandise imports from high-income economies (% of total merchandise imports)</text:p>
          </table:table-cell>
          <table:table-cell office:value-type="string">
            <text:p>Merchandise imports from high-income economies are the sum of merchandise imports by the reporting economy from high-income economies according to the World Bank classification of economies. Data are expressed as a percentage of total merchandise imports by the economy.</text:p>
          </table:table-cell>
          <table:table-cell office:value-type="string">
            <text:p>Merchandise imports from high-income economies are the sum of merchandise imports by the reporting economy from high-income economies according to the World Bank classification of economies. Data are expressed as a percentage of total merchandise imports by the economy. Data are computed only if at least half of the economies in the partner country group had non-missing data.</text:p>
          </table:table-cell>
          <table:table-cell office:value-type="string">
            <text:p>World Bank staff estimates based data from International Monetary Fund's Direction of Trade database.</text:p>
          </table:table-cell>
          <table:table-cell office:value-type="string">
            <text:p>Private Sector &amp; Trade: Import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Merchandise trade (% of GDP)</text:p>
          </table:table-cell>
          <table:table-cell table:number-columns-repeated="2" office:value-type="string">
            <text:p>Merchandise trade as a share of GDP is the sum of merchandise exports and imports divided by the value of GDP, all in current U.S. dollars.</text:p>
          </table:table-cell>
          <table:table-cell office:value-type="string">
            <text:p>World Trade Organization, and World Bank GDP estimates.</text:p>
          </table:table-cell>
          <table:table-cell office:value-type="string">
            <text:p>Private Sector &amp; Trade: Total merchandise trade</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Military expenditure (% of central government expenditure)</text:p>
          </table:table-cell>
          <table:table-cell table:number-columns-repeated="2" office:value-type="string">
            <text:p>Military expenditures data from SIPRI are derived from the NATO definition, which includes all current and capital expenditures on the armed forces, including peacekeeping forces; defense ministries and other government agencies engaged in defense projects; paramilitary forces, if these are judged to be trained and equipped for military operations; and military space activities. Such expenditures include military and civil personnel, including retirement pensions of military personnel and social services for personnel; operation and maintenance; procurement; military research and development; and military aid (in the military expenditures of the donor country). Excluded are civil defense and current expenditures for previous military activities, such as for veterans' benefits, demobilization, conversion, and destruction of weapons. This definition cannot be applied for all countries, however, since that would require much more detailed information than is available about what is included in military budgets and off-budget military expenditure items. (For example, military budgets might or might not cover civil defense, reserves and auxiliary forces, police and paramilitary forces, dual-purpose forces such as military and civilian police, military grants in kind, pensions for military personnel, and social security contributions paid by one part of government to another.)</text:p>
          </table:table-cell>
          <table:table-cell office:value-type="string">
            <text:p>Stockholm International Peace Research Institute (SIPRI), Yearbook: Armaments, Disarmament and International Security.</text:p>
          </table:table-cell>
          <table:table-cell office:value-type="string">
            <text:p>Public Sector: Defense &amp; arms trade</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Military expenditure (% of GDP)</text:p>
          </table:table-cell>
          <table:table-cell table:number-columns-repeated="2" office:value-type="string">
            <text:p>Military expenditures data from SIPRI are derived from the NATO definition, which includes all current and capital expenditures on the armed forces, including peacekeeping forces; defense ministries and other government agencies engaged in defense projects; paramilitary forces, if these are judged to be trained and equipped for military operations; and military space activities. Such expenditures include military and civil personnel, including retirement pensions of military personnel and social services for personnel; operation and maintenance; procurement; military research and development; and military aid (in the military expenditures of the donor country). Excluded are civil defense and current expenditures for previous military activities, such as for veterans' benefits, demobilization, conversion, and destruction of weapons. This definition cannot be applied for all countries, however, since that would require much more detailed information than is available about what is included in military budgets and off-budget military expenditure items. (For example, military budgets might or might not cover civil defense, reserves and auxiliary forces, police and paramilitary forces, dual-purpose forces such as military and civilian police, military grants in kind, pensions for military personnel, and social security contributions paid by one part of government to another.)</text:p>
          </table:table-cell>
          <table:table-cell office:value-type="string">
            <text:p>Stockholm International Peace Research Institute (SIPRI), Yearbook: Armaments, Disarmament and International Security.</text:p>
          </table:table-cell>
          <table:table-cell office:value-type="string">
            <text:p>Public Sector: Defense &amp; arms trade</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Mineral rents (% of GDP)</text:p>
          </table:table-cell>
          <table:table-cell table:number-columns-repeated="2" office:value-type="string">
            <text:p>Mineral rents are the difference between the value of production for a stock of minerals at world prices and their total costs of production. Minerals included in the calculation are tin, gold, lead, zinc, iron, copper, nickel, silver, bauxite, and phosphate.</text:p>
          </table:table-cell>
          <table:table-cell office:value-type="string">
            <text:p>Estimates based on sources and methods described in "The Changing Wealth of Nations: Measuring Sustainable Development in the New Millennium" (World Bank, 2011).</text:p>
          </table:table-cell>
          <table:table-cell office:value-type="string">
            <text:p>Environment: Natural resources contribution to GDP</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Mobile cellular subscriptions (per 100 people)</text:p>
          </table:table-cell>
          <table:table-cell table:number-columns-repeated="2" office:value-type="string">
            <text:p>Mobile cellular telephone subscriptions are subscriptions to a public mobile telephone service using cellular technology, which provide access to the public switched telephone network. Post-paid and prepaid subscriptions are included.</text:p>
          </table:table-cell>
          <table:table-cell office:value-type="string">
            <text:p>International Telecommunication Union, World Telecommunication/ICT Development Report and database, and World Bank estimates.</text:p>
          </table:table-cell>
          <table:table-cell office:value-type="string">
            <text:p>Infrastructure: Communication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Motor vehicles (per 1,000 people)</text:p>
          </table:table-cell>
          <table:table-cell table:number-columns-repeated="2" office:value-type="string">
            <text:p>Motor vehicles include cars, buses, and freight vehicles but do not include two-wheelers. Population refers to midyear population in the year for which data are available.</text:p>
          </table:table-cell>
          <table:table-cell office:value-type="string">
            <text:p>International Road Federation, World Road Statistics and data files.</text:p>
          </table:table-cell>
          <table:table-cell office:value-type="string">
            <text:p>Infrastructure: Transportation</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Net ODA received (% of central government expense)</text:p>
          </table:table-cell>
          <table:table-cell office:value-type="string">
            <text:p>Net official development assistance is disbursement flows (net of repayment of principal) that meet the DAC definition of ODA and are made to countries and territories on the DAC list of aid recipients.</text:p>
          </table:table-cell>
          <table:table-cell office:value-type="string">
            <text:p>Net official development assistance (ODA) consists of disbursements of loans made on concessional terms (net of repayments of principal) and grants by official agencies of the members of the Development Assistance Committee (DAC), by multilateral institutions, and by non-DAC countries to promote economic development and welfare in countries and territories in the DAC list of ODA recipients. It includes loans with a grant element of at least 25 percent (calculated at a rate of discount of 10 percent).</text:p>
          </table:table-cell>
          <table:table-cell office:value-type="string">
            <text:p>Development Assistance Committee of the Organisation for Economic Co-operation and Development, Geographical Distribution of Financial Flows to Developing Countries, Development Co-operation Report, and International Development Statistics database. Data are available online at: www.oecd.org/dac/stats/idsonline. IMF central government expense estimates are used for the denominator.</text:p>
          </table:table-cell>
          <table:table-cell office:value-type="string">
            <text:p>Economic Policy &amp; Debt: Official development assistance</text:p>
          </table:table-cell>
          <table:table-cell office:value-type="string">
            <text:p>Annual</text:p>
          </table:table-cell>
          <table:table-cell table:number-columns-repeated="1018"/>
        </table:table-row>
        <table:table-row table:style-name="ro2">
          <table:table-cell office:value-type="string">
            <text:p>Net ODA received (% of GNI)</text:p>
          </table:table-cell>
          <table:table-cell office:value-type="string">
            <text:p>Net official development assistance is disbursement flows (net of repayment of principal) that meet the DAC definition of ODA and are made to countries and territories on the DAC list of aid recipients.</text:p>
          </table:table-cell>
          <table:table-cell office:value-type="string">
            <text:p>Net official development assistance (ODA) consists of disbursements of loans made on concessional terms (net of repayments of principal) and grants by official agencies of the members of the Development Assistance Committee (DAC), by multilateral institutions, and by non-DAC countries to promote economic development and welfare in countries and territories in the DAC list of ODA recipients. It includes loans with a grant element of at least 25 percent (calculated at a rate of discount of 10 percent).</text:p>
          </table:table-cell>
          <table:table-cell office:value-type="string">
            <text:p>Development Assistance Committee of the Organisation for Economic Co-operation and Development, Geographical Distribution of Financial Flows to Developing Countries, Development Co-operation Report, and International Development Statistics database. Data are available online at: www.oecd.org/dac/stats/idsonline. World Bank GNI estimates are used for the denominator.</text:p>
          </table:table-cell>
          <table:table-cell office:value-type="string">
            <text:p>Economic Policy &amp; Debt: Official development assistance</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Net ODA received (% of imports of goods and services)</text:p>
          </table:table-cell>
          <table:table-cell office:value-type="string">
            <text:p>Net official development assistance is disbursement flows (net of repayment of principal) that meet the DAC definition of ODA and are made to countries and territories on the DAC list of aid recipients.</text:p>
          </table:table-cell>
          <table:table-cell office:value-type="string">
            <text:p>Net official development assistance (ODA) consists of disbursements of loans made on concessional terms (net of repayments of principal) and grants by official agencies of the members of the Development Assistance Committee (DAC), by multilateral institutions, and by non-DAC countries to promote economic development and welfare in countries and territories in the DAC list of ODA recipients. It includes loans with a grant element of at least 25 percent (calculated at a rate of discount of 10 percent).</text:p>
          </table:table-cell>
          <table:table-cell office:value-type="string">
            <text:p>Development Assistance Committee of the Organisation for Economic Co-operation and Development, Geographical Distribution of Financial Flows to Developing Countries, Development Co-operation Report, and International Development Statistics database. Data are available online at: www.oecd.org/dac/stats/idsonline. World Bank imports of good and services estimates are used for the denominator.</text:p>
          </table:table-cell>
          <table:table-cell office:value-type="string">
            <text:p>Economic Policy &amp; Debt: Official development assistance</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Net official development assistance received (current US$)</text:p>
          </table:table-cell>
          <table:table-cell office:value-type="string">
            <text:p>Net official development assistance is disbursement flows (net of repayment of principal) that meet the DAC definition of ODA and are made to countries and territories on the DAC list of aid recipients. Data are in current U.S. dollars.</text:p>
          </table:table-cell>
          <table:table-cell office:value-type="string">
            <text:p>Net official development assistance (ODA) consists of disbursements of loans made on concessional terms (net of repayments of principal) and grants by official agencies of the members of the Development Assistance Committee (DAC), by multilateral institutions, and by non-DAC countries to promote economic development and welfare in countries and territories in the DAC list of ODA recipients. It includes loans with a grant element of at least 25 percent (calculated at a rate of discount of 10 percent). Data are in current U.S. dollars.</text:p>
          </table:table-cell>
          <table:table-cell office:value-type="string">
            <text:p>Development Assistance Committee of the Organisation for Economic Co-operation and Development, Geographical Distribution of Financial Flows to Developing Countries, Development Co-operation Report, and International Development Statistics database. Data are available online at: www.oecd.org/dac/stats/idsonline.</text:p>
          </table:table-cell>
          <table:table-cell office:value-type="string">
            <text:p>Economic Policy &amp; Debt: Official development assistance</text:p>
          </table:table-cell>
          <table:table-cell office:value-type="string">
            <text:p>Annual</text:p>
          </table:table-cell>
          <table:table-cell/>
          <table:table-cell office:value-type="string">
            <text:p>Sum</text:p>
          </table:table-cell>
          <table:table-cell table:number-columns-repeated="1016"/>
        </table:table-row>
        <table:table-row table:style-name="ro2">
          <table:table-cell office:value-type="string">
            <text:p>New businesses registered (number)</text:p>
          </table:table-cell>
          <table:table-cell table:number-columns-repeated="2" office:value-type="string">
            <text:p>New businesses registered are the number of new limited liability corporations registered in the calendar year.</text:p>
          </table:table-cell>
          <table:table-cell office:value-type="string">
            <text:p>World Bank's Entrepreneurship Survey and database (http://econ.worldbank.org/research/entrepreneurship).</text:p>
          </table:table-cell>
          <table:table-cell office:value-type="string">
            <text:p>Private Sector &amp; Trade: Business environment</text:p>
          </table:table-cell>
          <table:table-cell office:value-type="string">
            <text:p>Annual</text:p>
          </table:table-cell>
          <table:table-cell table:number-columns-repeated="1018"/>
        </table:table-row>
        <table:table-row table:style-name="ro2">
          <table:table-cell office:value-type="string">
            <text:p>Official exchange rate (LCU per US$, period average)</text:p>
          </table:table-cell>
          <table:table-cell table:number-columns-repeated="2" office:value-type="string">
            <text:p>Official exchange rate refers to the exchange rate determined by national authorities or to the rate determined in the legally sanctioned exchange market. It is calculated as an annual average based on monthly averages (local currency units relative to the U.S. dollar).</text:p>
          </table:table-cell>
          <table:table-cell office:value-type="string">
            <text:p>International Monetary Fund, International Financial Statistics.</text:p>
          </table:table-cell>
          <table:table-cell office:value-type="string">
            <text:p>Financial Sector: Exchange rates &amp; prices</text:p>
          </table:table-cell>
          <table:table-cell office:value-type="string">
            <text:p>Annual</text:p>
          </table:table-cell>
          <table:table-cell table:number-columns-repeated="1018"/>
        </table:table-row>
        <table:table-row table:style-name="ro2">
          <table:table-cell office:value-type="string">
            <text:p>Overall Trade Restrictiveness Index all</text:p>
          </table:table-cell>
          <table:table-cell office:value-type="string">
            <text:p>A measure of trade barriers imposed on imports</text:p>
          </table:table-cell>
          <table:table-cell office:value-type="string">
            <text:p>The OTRI captures the trade policy distortions that each country imposes on its import bundle. It measures the uniform tariff equivalent of the country tariff and non-tariff barriers (NTB) that would generate the same level of import value for the country in a given year. Tariffs can be based on the MFN tariffs which applied to all trading partners, or the Applied tariffs, which takes into account the bilateral trade preferences. The measure used here is on Applied Tariffs. </text:p>
          </table:table-cell>
          <table:table-cell office:value-type="string">
            <text:p>World Bank</text:p>
          </table:table-cell>
          <table:table-cell office:value-type="string">
            <text:p>Trade Policy</text:p>
          </table:table-cell>
          <table:table-cell table:number-columns-repeated="1019"/>
        </table:table-row>
        <table:table-row table:style-name="ro2">
          <table:table-cell office:value-type="string">
            <text:p>Overall Trade Restrictiveness Index agriculture</text:p>
          </table:table-cell>
          <table:table-cell office:value-type="string">
            <text:p>A measure of trade barriers imposed on agricultural imports</text:p>
          </table:table-cell>
          <table:table-cell office:value-type="string">
            <text:p>The OTRI captures the trade policy distortions that each country imposes on its import bundle. It measures the uniform tariff equivalent of the country tariff and non-tariff barriers (NTB) that would generate the same level of import value for the country in a given year. Tariffs can be based on the MFN tariffs which applied to all trading partners, or the Applied tariffs, which takes into account the bilateral trade preferences. The measure used here is on Applied Tariffs. </text:p>
          </table:table-cell>
          <table:table-cell office:value-type="string">
            <text:p>World Bank</text:p>
          </table:table-cell>
          <table:table-cell office:value-type="string">
            <text:p>Trade Policy</text:p>
          </table:table-cell>
          <table:table-cell table:number-columns-repeated="1019"/>
        </table:table-row>
        <table:table-row table:style-name="ro2">
          <table:table-cell office:value-type="string">
            <text:p>Overall Trade Restrictiveness Index manufacturing </text:p>
          </table:table-cell>
          <table:table-cell office:value-type="string">
            <text:p>A measure of trade barriers imposed on manufacturing imports</text:p>
          </table:table-cell>
          <table:table-cell office:value-type="string">
            <text:p>The OTRI captures the trade policy distortions that each country imposes on its import bundle. It measures the uniform tariff equivalent of the country tariff and non-tariff barriers (NTB) that would generate the same level of import value for the country in a given year. Tariffs can be based on the MFN tariffs which applied to all trading partners, or the Applied tariffs, which takes into account the bilateral trade preferences. The measure used here is on Applied Tariffs. </text:p>
          </table:table-cell>
          <table:table-cell office:value-type="string">
            <text:p>World Bank</text:p>
          </table:table-cell>
          <table:table-cell office:value-type="string">
            <text:p>Trade Policy</text:p>
          </table:table-cell>
          <table:table-cell table:number-columns-repeated="1019"/>
        </table:table-row>
        <table:table-row table:style-name="ro2">
          <table:table-cell office:value-type="string">
            <text:p>Population ages 0-14 (% of total)</text:p>
          </table:table-cell>
          <table:table-cell table:number-columns-repeated="2" office:value-type="string">
            <text:p>Population between the ages 0 to 14 as a percentage of the total population. Population is based on the de facto definition of population.</text:p>
          </table:table-cell>
          <table:table-cell office:value-type="string">
            <text:p>The United Nations Population Division's World Population Prospects.</text:p>
          </table:table-cell>
          <table:table-cell office:value-type="string">
            <text:p>Health: Population: Structure</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Population ages 15-64 (% of total)</text:p>
          </table:table-cell>
          <table:table-cell office:value-type="string">
            <text:p>Population ages 15 to 64 is the percentage of the total population that is in the age group 15 to 64. Population is based on the de facto definition of population.</text:p>
          </table:table-cell>
          <table:table-cell office:value-type="string">
            <text:p>Population ages 15 to 64 is the percentage of the total population that is in the age group 15 to 64. Population is based on the de facto definition of population, which counts all residents regardless of legal status or citizenship--except for refugees not permanently settled in the country of asylum, who are generally considered part of the population of the country of origin.</text:p>
          </table:table-cell>
          <table:table-cell office:value-type="string">
            <text:p>The United Nations Population Division's World Population Prospects.</text:p>
          </table:table-cell>
          <table:table-cell office:value-type="string">
            <text:p>Health: Population: Structure</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Population ages 65 and above (% of total)</text:p>
          </table:table-cell>
          <table:table-cell office:value-type="string">
            <text:p>Population ages 65 and above as a percentage of the total population. Population is based on the de facto definition of population.</text:p>
          </table:table-cell>
          <table:table-cell office:value-type="string">
            <text:p>Population ages 65 and above as a percentage of the total population. Population is based on the de facto definition of population, which counts all residents regardless of legal status or citizenship--except for refugees not permanently settled in the country of asylum, who are generally considered part of the population of the country of origin.</text:p>
          </table:table-cell>
          <table:table-cell office:value-type="string">
            <text:p>The United Nations Population Division's World Population Prospects.</text:p>
          </table:table-cell>
          <table:table-cell office:value-type="string">
            <text:p>Health: Population: Structure</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Population density (people per sq. km of land area)</text:p>
          </table:table-cell>
          <table:table-cell table:number-columns-repeated="2" office:value-type="string">
            <text:p>Population density is midyear population divided by land area in square kilometers. Population is based on the de facto definition of population, which counts all residents regardless of legal status or citizenship--except for refugees not permanently settled in the country of asylum, who are generally considered part of the population of their country of origin. Land area is a country's total area, excluding area under inland water bodies, national claims to continental shelf, and exclusive economic zones. In most cases the definition of inland water bodies includes major rivers and lakes.</text:p>
          </table:table-cell>
          <table:table-cell office:value-type="string">
            <text:p>Food and Agriculture Organization and World Bank population estimates.</text:p>
          </table:table-cell>
          <table:table-cell office:value-type="string">
            <text:p>Environment: Density &amp; urbanization</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Population growth (annual %)</text:p>
          </table:table-cell>
          <table:table-cell office:value-type="string">
            <text:p>Annual population growth rate. Population is based on the de facto definition of population, which counts all residents regardless of legal status or citizenship--except for refugees not permanently settled in the country of asylum, who are generally considered part of the population of the country of origin.</text:p>
          </table:table-cell>
          <table:table-cell office:value-type="string">
            <text:p>Annual population growth rate for year t is the exponential rate of growth of midyear population from year t-1 to t, expressed as a percentage . Population is based on the de facto definition of population, which counts all residents regardless of legal status or citizenship--except for refugees not permanently settled in the country of asylum, who are generally considered part of the population of the country of origin.</text:p>
          </table:table-cell>
          <table:table-cell office:value-type="string">
            <text:p>Derived from total population. Population source: (1) United Nations Population Division. World Population Prospects, (2) United Nations Statistical Division. Population and Vital Statistics Reprot (various years), (3) Census reports and other statistical publications from national statistical offices, (4) Eurostat: Demographic Statistics, (5) Secretariat of the Pacific Community: Statistics and Demography Programme, and (6) U.S. Census Bureau: International Database.</text:p>
          </table:table-cell>
          <table:table-cell office:value-type="string">
            <text:p>Health: Population: Dynamic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Population, total</text:p>
          </table:table-cell>
          <table:table-cell table:number-columns-repeated="2" office:value-type="string">
            <text:p>Total population is based on the de facto definition of population, which counts all residents regardless of legal status or citizenship--except for refugees not permanently settled in the country of asylum, who are generally considered part of the population of their country of origin. The values shown are midyear estimates.</text:p>
          </table:table-cell>
          <table:table-cell office:value-type="string">
            <text:p>(1) United Nations Population Division. World Population Prospects, (2) United Nations Statistical Division. Population and Vital Statistics Reprot (various years), (3) Census reports and other statistical publications from national statistical offices, (4) Eurostat: Demographic Statistics, (5) Secretariat of the Pacific Community: Statistics and Demography Programme, and (6) U.S. Census Bureau: International Database.</text:p>
          </table:table-cell>
          <table:table-cell office:value-type="string">
            <text:p>Health: Population: Structure</text:p>
          </table:table-cell>
          <table:table-cell office:value-type="string">
            <text:p>Annual</text:p>
          </table:table-cell>
          <table:table-cell/>
          <table:table-cell office:value-type="string">
            <text:p>Sum</text:p>
          </table:table-cell>
          <table:table-cell table:number-columns-repeated="1016"/>
        </table:table-row>
        <table:table-row table:style-name="ro2">
          <table:table-cell office:value-type="string">
            <text:p>Poverty headcount ratio at $2 a day (PPP) (% of population)</text:p>
          </table:table-cell>
          <table:table-cell table:number-columns-repeated="2" office:value-type="string">
            <text:p>Population below $2 a day is the percentage of the population living on less than $2.00 a day at 2005 international prices. As a result of revisions in PPP exchange rates, poverty rates for individual countries cannot be compared with poverty rates reported in earlier editions.</text:p>
          </table:table-cell>
          <table:table-cell office:value-type="string">
            <text:p>World Bank, Development Research Group. Data are based on primary household survey data obtained from government statistical agencies and World Bank country departments. Data for high-income economies are from the Luxembourg Income Study database. For more information and methodology, please see PovcalNet (http://iresearch.worldbank.org/PovcalNet/index.htm).</text:p>
          </table:table-cell>
          <table:table-cell office:value-type="string">
            <text:p>Poverty: Poverty rates</text:p>
          </table:table-cell>
          <table:table-cell office:value-type="string">
            <text:p>Annual</text:p>
          </table:table-cell>
          <table:table-cell table:number-columns-repeated="1018"/>
        </table:table-row>
        <table:table-row table:style-name="ro2">
          <table:table-cell office:value-type="string">
            <text:p>Procedures to enforce a contract (number)</text:p>
          </table:table-cell>
          <table:table-cell table:number-columns-repeated="2" office:value-type="string">
            <text:p>Number of procedures to enforce a contract are the number of independent actions, mandated by law or courts, that demand interaction between the parties of a contract or between them and the judge or court officer.</text:p>
          </table:table-cell>
          <table:table-cell office:value-type="string">
            <text:p>World Bank, Doing Business project (http://www.doingbusiness.org/).</text:p>
          </table:table-cell>
          <table:table-cell office:value-type="string">
            <text:p>Private Sector &amp; Trade: Business environment</text:p>
          </table:table-cell>
          <table:table-cell office:value-type="string">
            <text:p>Annual</text:p>
          </table:table-cell>
          <table:table-cell/>
          <table:table-cell office:value-type="string">
            <text:p>Unweighted average</text:p>
          </table:table-cell>
          <table:table-cell table:number-columns-repeated="1016"/>
        </table:table-row>
        <table:table-row table:style-name="ro2">
          <table:table-cell office:value-type="string">
            <text:p>Procedures to register property (number)</text:p>
          </table:table-cell>
          <table:table-cell table:number-columns-repeated="2" office:value-type="string">
            <text:p>Number of procedures to register property is the number of procedures required for a businesses to secure rights to property.</text:p>
          </table:table-cell>
          <table:table-cell office:value-type="string">
            <text:p>World Bank, Doing Business project (http://www.doingbusiness.org/).</text:p>
          </table:table-cell>
          <table:table-cell office:value-type="string">
            <text:p>Private Sector &amp; Trade: Business environment</text:p>
          </table:table-cell>
          <table:table-cell office:value-type="string">
            <text:p>Annual</text:p>
          </table:table-cell>
          <table:table-cell/>
          <table:table-cell office:value-type="string">
            <text:p>Unweighted average</text:p>
          </table:table-cell>
          <table:table-cell table:number-columns-repeated="1016"/>
        </table:table-row>
        <table:table-row table:style-name="ro2">
          <table:table-cell office:value-type="string">
            <text:p>Proportion of seats held by women in national parliaments (%)</text:p>
          </table:table-cell>
          <table:table-cell table:number-columns-repeated="2" office:value-type="string">
            <text:p>Women in parliaments are the percentage of parliamentary seats in a single or lower chamber held by women.</text:p>
          </table:table-cell>
          <table:table-cell office:value-type="string">
            <text:p>Inter-Parliamentary Union (IPU) (www.ipu.org).</text:p>
          </table:table-cell>
          <table:table-cell office:value-type="string">
            <text:p>Public Sector: Policy &amp; institution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Public and publicly guaranteed debt service (% of exports, excluding workers' remittances)</text:p>
          </table:table-cell>
          <table:table-cell table:number-columns-repeated="2" office:value-type="string">
            <text:p>Public and publicly guaranteed debt service is the sum of principal repayments and interest actually paid in foreign currency, goods, or services on long-term obligations of public debtors and long-term private obligations guaranteed by a public entity. Exports refer to exports of goods, services, and income. Workers' remittances are not included here, though they are included with income receipts in other World Bank publications such as Global Development Finance.</text:p>
          </table:table-cell>
          <table:table-cell office:value-type="string">
            <text:p>World Bank.</text:p>
          </table:table-cell>
          <table:table-cell office:value-type="string">
            <text:p>Economic Policy &amp; Debt: External debt: Debt ratios &amp; other item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Public and publicly guaranteed debt service (% of GNI)</text:p>
          </table:table-cell>
          <table:table-cell table:number-columns-repeated="2" office:value-type="string">
            <text:p>Public and publicly guaranteed debt service is the sum of principal repayments and interest actually paid in foreign currency, goods, or services on long-term obligations of public debtors and long-term private obligations guaranteed by a public entity.</text:p>
          </table:table-cell>
          <table:table-cell office:value-type="string">
            <text:p>World Bank, Global Development Finance.</text:p>
          </table:table-cell>
          <table:table-cell office:value-type="string">
            <text:p>Economic Policy &amp; Debt: External debt: Debt ratios &amp; other item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Public spending on education, total (% of government expenditure)</text:p>
          </table:table-cell>
          <table:table-cell table:number-columns-repeated="2" office:value-type="string">
            <text:p>Public expenditure on education consists of current and capital public expenditure on education includes government spending on educational institutions (both public and private), education administration as well as subsidies for private entities (students/households and other privates entities).</text:p>
          </table:table-cell>
          <table:table-cell office:value-type="string">
            <text:p>United Nations Educational, Scientific, and Cultural Organization (UNESCO) Institute for Statistics.</text:p>
          </table:table-cell>
          <table:table-cell office:value-type="string">
            <text:p>Education: Inputs</text:p>
          </table:table-cell>
          <table:table-cell office:value-type="string">
            <text:p>Annual</text:p>
          </table:table-cell>
          <table:table-cell/>
          <table:table-cell office:value-type="string">
            <text:p>Median</text:p>
          </table:table-cell>
          <table:table-cell table:number-columns-repeated="1016"/>
        </table:table-row>
        <table:table-row table:style-name="ro2">
          <table:table-cell office:value-type="string">
            <text:p>Pump price for diesel fuel (US$ per liter)</text:p>
          </table:table-cell>
          <table:table-cell table:number-columns-repeated="2" office:value-type="string">
            <text:p>Fuel prices refer to the pump prices of the most widely sold grade of diesel fuel. Prices have been converted from the local currency to U.S. dollars.</text:p>
          </table:table-cell>
          <table:table-cell office:value-type="string">
            <text:p>German Agency for International Cooperation (GIZ).</text:p>
          </table:table-cell>
          <table:table-cell office:value-type="string">
            <text:p>Infrastructure: Transportation</text:p>
          </table:table-cell>
          <table:table-cell office:value-type="string">
            <text:p>Annual</text:p>
          </table:table-cell>
          <table:table-cell/>
          <table:table-cell office:value-type="string">
            <text:p>Median</text:p>
          </table:table-cell>
          <table:table-cell table:number-columns-repeated="1016"/>
        </table:table-row>
        <table:table-row table:style-name="ro2">
          <table:table-cell office:value-type="string">
            <text:p>Pump price for gasoline (US$ per liter)</text:p>
          </table:table-cell>
          <table:table-cell table:number-columns-repeated="2" office:value-type="string">
            <text:p>Fuel prices refer to the pump prices of the most widely sold grade of gasoline. Prices have been converted from the local currency to U.S. dollars.</text:p>
          </table:table-cell>
          <table:table-cell office:value-type="string">
            <text:p>German Agency for International Cooperation (GIZ).</text:p>
          </table:table-cell>
          <table:table-cell office:value-type="string">
            <text:p>Infrastructure: Transportation</text:p>
          </table:table-cell>
          <table:table-cell office:value-type="string">
            <text:p>Annual</text:p>
          </table:table-cell>
          <table:table-cell/>
          <table:table-cell office:value-type="string">
            <text:p>Median</text:p>
          </table:table-cell>
          <table:table-cell table:number-columns-repeated="1016"/>
        </table:table-row>
        <table:table-row table:style-name="ro2">
          <table:table-cell office:value-type="string">
            <text:p>Quality of port infrastructure, WEF (1=extremely underdeveloped to 7=well developed and efficient by international standards)</text:p>
          </table:table-cell>
          <table:table-cell office:value-type="string">
            <text:p>Quality of Port Infrastructure measures business executives' perceptions of their country's port facilities. The rating ranges from 1 to 7, with a higher score indicating better development of port infrastructure.</text:p>
          </table:table-cell>
          <table:table-cell office:value-type="string">
            <text:p>The Quality of Port Infrastructure measures business executives' perception of their country's port facilities. Data are from the World Economic Forum's Executive Opinion Survey, conducted for 30 years in collaboration with 150 partner institutes. The 2009 round included more than 13,000 respondents from 133 countries. Sampling follows a dual stratification based on company size and the sector of activity. Data are collected online or through in-person interviews. Responses are aggregated using sector-weighted averaging. The data for the latest year are combined with the data for the previous year to create a two-year moving average. Scores range from 1 (port infrastructure considered extremely underdeveloped) to 7 (port infrastructure considered efficient by international standards). Respondents in landlocked countries were asked how accessible are port facilities (1 = extremely inaccessible; 7 = extremely accessible).</text:p>
          </table:table-cell>
          <table:table-cell office:value-type="string">
            <text:p>World Economic Forum, Global Competiveness Report.</text:p>
          </table:table-cell>
          <table:table-cell office:value-type="string">
            <text:p>Infrastructure: Transportation</text:p>
          </table:table-cell>
          <table:table-cell office:value-type="string">
            <text:p>Annual</text:p>
          </table:table-cell>
          <table:table-cell/>
          <table:table-cell office:value-type="string">
            <text:p>Unweighted average</text:p>
          </table:table-cell>
          <table:table-cell table:number-columns-repeated="1016"/>
        </table:table-row>
        <table:table-row table:style-name="ro2">
          <table:table-cell office:value-type="string">
            <text:p>Rail lines (total route-km)</text:p>
          </table:table-cell>
          <table:table-cell table:number-columns-repeated="2" office:value-type="string">
            <text:p>Rail lines are the length of railway route available for train service, irrespective of the number of parallel tracks.</text:p>
          </table:table-cell>
          <table:table-cell office:value-type="string">
            <text:p>World Bank, Transportation, Water, and Information and Communications Technologies Department, Transport Division.</text:p>
          </table:table-cell>
          <table:table-cell office:value-type="string">
            <text:p>Infrastructure: Transportation</text:p>
          </table:table-cell>
          <table:table-cell office:value-type="string">
            <text:p>Annual</text:p>
          </table:table-cell>
          <table:table-cell/>
          <table:table-cell office:value-type="string">
            <text:p>Sum</text:p>
          </table:table-cell>
          <table:table-cell table:number-columns-repeated="1016"/>
        </table:table-row>
        <table:table-row table:style-name="ro2">
          <table:table-cell office:value-type="string">
            <text:p>Ratio of girls to boys in primary and secondary education (%)</text:p>
          </table:table-cell>
          <table:table-cell table:number-columns-repeated="2" office:value-type="string">
            <text:p>Ratio of girls to boys in primary and secondary education is the percentage of girls to boys enrolled at primary and secondary levels in public and private schools.</text:p>
          </table:table-cell>
          <table:table-cell office:value-type="string">
            <text:p>United Nations Educational, Scientific, and Cultural Organization (UNESCO) Institute for Statistics.</text:p>
          </table:table-cell>
          <table:table-cell office:value-type="string">
            <text:p>Education: Participation</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Revenue, excluding grants (% of GDP)</text:p>
          </table:table-cell>
          <table:table-cell table:number-columns-repeated="2" office:value-type="string">
            <text:p>Revenue is cash receipts from taxes, social contributions, and other revenues such as fines, fees, rent, and income from property or sales. Grants are also considered as revenue but are excluded here.</text:p>
          </table:table-cell>
          <table:table-cell office:value-type="string">
            <text:p>International Monetary Fund, Government Finance Statistics Yearbook and data files, and World Bank and OECD GDP estimates.</text:p>
          </table:table-cell>
          <table:table-cell office:value-type="string">
            <text:p>Public Sector: Government finance: Revenue</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Roads, paved (% of total roads)</text:p>
          </table:table-cell>
          <table:table-cell table:number-columns-repeated="2" office:value-type="string">
            <text:p>Paved roads are those surfaced with crushed stone (macadam) and hydrocarbon binder or bituminized agents, with concrete, or with cobblestones, as a percentage of all the country's roads, measured in length.</text:p>
          </table:table-cell>
          <table:table-cell office:value-type="string">
            <text:p>International Road Federation, World Road Statistics and electronic files, except where noted.</text:p>
          </table:table-cell>
          <table:table-cell office:value-type="string">
            <text:p>Infrastructure: Transportation</text:p>
          </table:table-cell>
          <table:table-cell office:value-type="string">
            <text:p>Annual</text:p>
          </table:table-cell>
          <table:table-cell/>
          <table:table-cell office:value-type="string">
            <text:p>Median</text:p>
          </table:table-cell>
          <table:table-cell table:number-columns-repeated="1016"/>
        </table:table-row>
        <table:table-row table:style-name="ro2">
          <table:table-cell office:value-type="string">
            <text:p>Rural population</text:p>
          </table:table-cell>
          <table:table-cell table:number-columns-repeated="2" office:value-type="string">
            <text:p>Rural population refers to people living in rural areas as defined by national statistical offices. It is calculated as the difference between total population and urban population.</text:p>
          </table:table-cell>
          <table:table-cell office:value-type="string">
            <text:p>The data on urban population shares used to estimate rural population come from the United Nations, World Urbanization Prospects. Total population figures are World Bank estimates.</text:p>
          </table:table-cell>
          <table:table-cell office:value-type="string">
            <text:p>Environment: Density &amp; urbanization</text:p>
          </table:table-cell>
          <table:table-cell office:value-type="string">
            <text:p>Annual</text:p>
          </table:table-cell>
          <table:table-cell/>
          <table:table-cell office:value-type="string">
            <text:p>Sum</text:p>
          </table:table-cell>
          <table:table-cell table:number-columns-repeated="1016"/>
        </table:table-row>
        <table:table-row table:style-name="ro2">
          <table:table-cell office:value-type="string">
            <text:p>Rural population (% of total population)</text:p>
          </table:table-cell>
          <table:table-cell table:number-columns-repeated="2" office:value-type="string">
            <text:p>Rural population refers to people living in rural areas as defined by national statistical offices. It is calculated as the difference between total population and urban population.</text:p>
          </table:table-cell>
          <table:table-cell office:value-type="string">
            <text:p>World Bank Staff estimates based on United Nations, World Urbanization Prospects. </text:p>
          </table:table-cell>
          <table:table-cell office:value-type="string">
            <text:p>Environment: Density &amp; urbanization</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Rural population growth (annual %)</text:p>
          </table:table-cell>
          <table:table-cell table:number-columns-repeated="2" office:value-type="string">
            <text:p>Rural population refers to people living in rural areas as defined by national statistical offices. It is calculated as the difference between total population and urban population.</text:p>
          </table:table-cell>
          <table:table-cell office:value-type="string">
            <text:p>World Bank Staff estimates based on United Nations, World Urbanization Prospects. </text:p>
          </table:table-cell>
          <table:table-cell office:value-type="string">
            <text:p>Environment: Density &amp; urbanization</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School enrollment, primary (% gross)</text:p>
          </table:table-cell>
          <table:table-cell table:number-columns-repeated="2" office:value-type="string">
            <text:p>Gross enrollment ratio is the ratio of total enrollment, regardless of age, to the population of the age group that officially corresponds to the level of education shown. Primary education provides children with basic reading, writing, and mathematics skills along with an elementary understanding of such subjects as history, geography, natural science, social science, art, and music.</text:p>
          </table:table-cell>
          <table:table-cell office:value-type="string">
            <text:p>United Nations Educational, Scientific, and Cultural Organization (UNESCO) Institute for Statistics.</text:p>
          </table:table-cell>
          <table:table-cell office:value-type="string">
            <text:p>Education: Participation</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School enrollment, secondary (% gross)</text:p>
          </table:table-cell>
          <table:table-cell table:number-columns-repeated="2" office:value-type="string">
            <text:p>Gross enrollment ratio is the ratio of total enrollment, regardless of age, to the population of the age group that officially corresponds to the level of education shown. Secondary education completes the provision of basic education that began at the primary level, and aims at laying the foundations for lifelong learning and human development, by offering more subject- or skill-oriented instruction using more specialized teachers.</text:p>
          </table:table-cell>
          <table:table-cell office:value-type="string">
            <text:p>United Nations Educational, Scientific, and Cultural Organization (UNESCO) Institute for Statistics.</text:p>
          </table:table-cell>
          <table:table-cell office:value-type="string">
            <text:p>Education: Participation</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School enrollment, tertiary (% gross)</text:p>
          </table:table-cell>
          <table:table-cell table:number-columns-repeated="2" office:value-type="string">
            <text:p>Gross enrollment ratio is the ratio of total enrollment, regardless of age, to the population of the age group that officially corresponds to the level of education shown. Tertiary education, whether or not to an advanced research qualification, normally requires, as a minimum condition of admission, the successful completion of education at the secondary level.</text:p>
          </table:table-cell>
          <table:table-cell office:value-type="string">
            <text:p>United Nations Educational, Scientific, and Cultural Organization (UNESCO) Institute for Statistics.</text:p>
          </table:table-cell>
          <table:table-cell office:value-type="string">
            <text:p>Education: Participation</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Service exports (BoP, current US$)</text:p>
          </table:table-cell>
          <table:table-cell table:number-columns-repeated="2" office:value-type="string">
            <text:p>Services (previously nonfactor services) refer to economic output of intangible commodities that may be produced, transferred, and consumed at the same time. International transactions in services are defined by the IMF's Balance of Payments Manual (1993), but definitions may nevertheless vary among reporting economies. Data are in current U.S. dollars.</text:p>
          </table:table-cell>
          <table:table-cell office:value-type="string">
            <text:p>International Monetary Fund, Balance of Payments Statistics Yearbook and data files.</text:p>
          </table:table-cell>
          <table:table-cell office:value-type="string">
            <text:p>Economic Policy &amp; Debt: Balance of payments: Current account: Goods, services &amp; income</text:p>
          </table:table-cell>
          <table:table-cell office:value-type="string">
            <text:p>Annual</text:p>
          </table:table-cell>
          <table:table-cell/>
          <table:table-cell office:value-type="string">
            <text:p>Gap-filled total</text:p>
          </table:table-cell>
          <table:table-cell table:number-columns-repeated="1016"/>
        </table:table-row>
        <table:table-row table:style-name="ro2">
          <table:table-cell office:value-type="string">
            <text:p>Service imports (BoP, current US$)</text:p>
          </table:table-cell>
          <table:table-cell table:number-columns-repeated="2" office:value-type="string">
            <text:p>Services (previously nonfactor services) refer to economic output of intangible commodities that may be produced, transferred, and consumed at the same time. International transactions in services are defined by the IMF's Balance of Payments Manual (1993), but definitions may nevertheless vary among reporting economies. Data are in current U.S. dollars.</text:p>
          </table:table-cell>
          <table:table-cell office:value-type="string">
            <text:p>International Monetary Fund, Balance of Payments Statistics Yearbook and data files.</text:p>
          </table:table-cell>
          <table:table-cell office:value-type="string">
            <text:p>Economic Policy &amp; Debt: Balance of payments: Current account: Goods, services &amp; income</text:p>
          </table:table-cell>
          <table:table-cell office:value-type="string">
            <text:p>Annual</text:p>
          </table:table-cell>
          <table:table-cell/>
          <table:table-cell office:value-type="string">
            <text:p>Gap-filled total</text:p>
          </table:table-cell>
          <table:table-cell table:number-columns-repeated="1016"/>
        </table:table-row>
        <table:table-row table:style-name="ro2">
          <table:table-cell office:value-type="string">
            <text:p>Services, etc., value added (% of GDP)</text:p>
          </table:table-cell>
          <table:table-cell table:number-columns-repeated="2" office:value-type="string">
            <text:p>Services correspond to ISIC divisions 50-99 and they include value added in wholesale and retail trade (including hotels and restaurants), transport, and government, financial, professional, and personal services such as education, health care, and real estate services. Also included are imputed bank service charges, import duties, and any statistical discrepancies noted by national compilers as well as discrepancies arising from rescaling. Value added is the net output of a sector after adding up all outputs and subtracting intermediate inputs. It is calculated without making deductions for depreciation of fabricated assets or depletion and degradation of natural resources. The industrial origin of value added is determined by the International Standard Industrial Classification (ISIC), revision 3. Note: For VAB countries, gross value added at factor cost is used as the denominator.</text:p>
          </table:table-cell>
          <table:table-cell office:value-type="string">
            <text:p>World Bank national accounts data, and OECD National Accounts data files.</text:p>
          </table:table-cell>
          <table:table-cell office:value-type="string">
            <text:p>Economic Policy &amp; Debt: National accounts: Shares of GDP &amp; other</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Services, etc., value added (annual % growth)</text:p>
          </table:table-cell>
          <table:table-cell table:number-columns-repeated="2" office:value-type="string">
            <text:p>Annual growth rate for value added in services based on constant local currency. Aggregates are based on constant 2000 U.S. dollars. Services correspond to ISIC divisions 50-99. They include value added in wholesale and retail trade (including hotels and restaurants), transport, and government, financial, professional, and personal services such as education, health care, and real estate services. Also included are imputed bank service charges, import duties, and any statistical discrepancies noted by national compilers as well as discrepancies arising from rescaling. Value added is the net output of a sector after adding up all outputs and subtracting intermediate inputs. It is calculated without making deductions for depreciation of fabricated assets or depletion and degradation of natural resources. The industrial origin of value added is determined by the International Standard Industrial Classification (ISIC), revision 3.</text:p>
          </table:table-cell>
          <table:table-cell office:value-type="string">
            <text:p>World Bank national accounts data, and OECD National Accounts data files.</text:p>
          </table:table-cell>
          <table:table-cell office:value-type="string">
            <text:p>Economic Policy &amp; Debt: National accounts: Growth rate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Services, etc., value added (current US$)</text:p>
          </table:table-cell>
          <table:table-cell table:number-columns-repeated="2" office:value-type="string">
            <text:p>Services correspond to ISIC divisions 50-99. They include value added in wholesale and retail trade (including hotels and restaurants), transport, and government, financial, professional, and personal services such as education, health care, and real estate services. Also included are imputed bank service charges, import duties, and any statistical discrepancies noted by national compilers as well as discrepancies arising from rescaling. Value added is the net output of a sector after adding up all outputs and subtracting intermediate inputs. It is calculated without making deductions for depreciation of fabricated assets or depletion and degradation of natural resources. The industrial origin of value added is determined by the International Standard Industrial Classification (ISIC), revision 3. Data are in current U.S. dollars.</text:p>
          </table:table-cell>
          <table:table-cell office:value-type="string">
            <text:p>World Bank national accounts data, and OECD National Accounts data files.</text:p>
          </table:table-cell>
          <table:table-cell office:value-type="string">
            <text:p>Economic Policy &amp; Debt: National accounts: US$ at current prices: Value added</text:p>
          </table:table-cell>
          <table:table-cell office:value-type="string">
            <text:p>Annual</text:p>
          </table:table-cell>
          <table:table-cell/>
          <table:table-cell office:value-type="string">
            <text:p>Gap-filled total</text:p>
          </table:table-cell>
          <table:table-cell table:number-columns-repeated="1016"/>
        </table:table-row>
        <table:table-row table:style-name="ro2">
          <table:table-cell office:value-type="string">
            <text:p>Start-up procedures to register a business (number)</text:p>
          </table:table-cell>
          <table:table-cell table:number-columns-repeated="2" office:value-type="string">
            <text:p>Start-up procedures are those required to start a business, including interactions to obtain necessary permits and licenses and to complete all inscriptions, verifications, and notifications to start operations. Data are for businesses with specific characteristics of ownership, size, and type of production.</text:p>
          </table:table-cell>
          <table:table-cell office:value-type="string">
            <text:p>World Bank, Doing Business project (http://www.doingbusiness.org/).</text:p>
          </table:table-cell>
          <table:table-cell office:value-type="string">
            <text:p>Private Sector &amp; Trade: Business environment</text:p>
          </table:table-cell>
          <table:table-cell office:value-type="string">
            <text:p>Annual</text:p>
          </table:table-cell>
          <table:table-cell/>
          <table:table-cell office:value-type="string">
            <text:p>Unweighted average</text:p>
          </table:table-cell>
          <table:table-cell table:number-columns-repeated="1016"/>
        </table:table-row>
        <table:table-row table:style-name="ro2">
          <table:table-cell office:value-type="string">
            <text:p>Tariff Trade Restrictiveness Index</text:p>
          </table:table-cell>
          <table:table-cell office:value-type="string">
            <text:p>A measure of how high tariff barriers are for imports into a country</text:p>
          </table:table-cell>
          <table:table-cell office:value-type="string">
            <text:p>The TTRI is the OTRI that only focuses on tariffs of each country. No NTBs are considered in the calculation of OTRI_T. Similar to OTRI, tariffs can be based on both MFN and Applied tariffs.</text:p>
          </table:table-cell>
          <table:table-cell office:value-type="string">
            <text:p>World Bank</text:p>
          </table:table-cell>
          <table:table-cell office:value-type="string">
            <text:p>Trade Policy</text:p>
          </table:table-cell>
          <table:table-cell table:number-columns-repeated="1019"/>
        </table:table-row>
        <table:table-row table:style-name="ro2">
          <table:table-cell office:value-type="string">
            <text:p>Tariff Trade Restrictiveness Index agriculture</text:p>
          </table:table-cell>
          <table:table-cell office:value-type="string">
            <text:p>A measure of how high tariff barriers are for agricultural imports into a country</text:p>
          </table:table-cell>
          <table:table-cell office:value-type="string">
            <text:p>The TTRI is the OTRI that only focuses on tariffs of each country. No NTBs are considered in the calculation of OTRI_T. Similar to OTRI, tariffs can be based on both MFN and Applied tariffs.</text:p>
          </table:table-cell>
          <table:table-cell office:value-type="string">
            <text:p>World Bank</text:p>
          </table:table-cell>
          <table:table-cell office:value-type="string">
            <text:p>Trade Policy</text:p>
          </table:table-cell>
          <table:table-cell table:number-columns-repeated="1019"/>
        </table:table-row>
        <table:table-row table:style-name="ro2">
          <table:table-cell office:value-type="string">
            <text:p>Tariff Trade Restrictiveness Index manufactured </text:p>
          </table:table-cell>
          <table:table-cell office:value-type="string">
            <text:p>A measure of how high tariff barriers are for manufactured imports into a country</text:p>
          </table:table-cell>
          <table:table-cell office:value-type="string">
            <text:p>The TTRI is the OTRI that only focuses on tariffs of each country. No NTBs are considered in the calculation of OTRI_T. Similar to OTRI, tariffs can be based on both MFN and Applied tariffs.</text:p>
          </table:table-cell>
          <table:table-cell office:value-type="string">
            <text:p>World Bank </text:p>
          </table:table-cell>
          <table:table-cell office:value-type="string">
            <text:p>Trade Policy</text:p>
          </table:table-cell>
          <table:table-cell table:number-columns-repeated="1019"/>
        </table:table-row>
        <table:table-row table:style-name="ro2">
          <table:table-cell office:value-type="string">
            <text:p>Tax revenue (% of GDP)</text:p>
          </table:table-cell>
          <table:table-cell table:number-columns-repeated="2" office:value-type="string">
            <text:p>Tax revenue refers to compulsory transfers to the central government for public purposes. Certain compulsory transfers such as fines, penalties, and most social security contributions are excluded. Refunds and corrections of erroneously collected tax revenue are treated as negative revenue.</text:p>
          </table:table-cell>
          <table:table-cell office:value-type="string">
            <text:p>International Monetary Fund, Government Finance Statistics Yearbook and data files, and World Bank and OECD GDP estimates.</text:p>
          </table:table-cell>
          <table:table-cell office:value-type="string">
            <text:p>Public Sector: Government finance: Revenue</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Tax revenue (current LCU)</text:p>
          </table:table-cell>
          <table:table-cell table:number-columns-repeated="2" office:value-type="string">
            <text:p>Tax revenue refers to compulsory transfers to the central government for public purposes. Certain compulsory transfers such as fines, penalties, and most social security contributions are excluded. Refunds and corrections of erroneously collected tax revenue are treated as negative revenue.</text:p>
          </table:table-cell>
          <table:table-cell office:value-type="string">
            <text:p>International Monetary Fund, Government Finance Statistics Yearbook and data files.</text:p>
          </table:table-cell>
          <table:table-cell office:value-type="string">
            <text:p>Public Sector: Government finance: Revenue</text:p>
          </table:table-cell>
          <table:table-cell office:value-type="string">
            <text:p>Annual</text:p>
          </table:table-cell>
          <table:table-cell table:number-columns-repeated="1018"/>
        </table:table-row>
        <table:table-row table:style-name="ro2">
          <table:table-cell office:value-type="string">
            <text:p>Taxes on exports (% of tax revenue)</text:p>
          </table:table-cell>
          <table:table-cell table:number-columns-repeated="2" office:value-type="string">
            <text:p>Taxes on exports are all levies on goods being transported out of the country or services being delivered to nonresidents by residents. Rebates on exported goods that are repayments of previously paid general consumption taxes, excise taxes, or import duties are deducted from the gross amounts receivable from these taxes, not from amounts receivable from export taxes.</text:p>
          </table:table-cell>
          <table:table-cell office:value-type="string">
            <text:p>International Monetary Fund, Government Finance Statistics Yearbook and data files.</text:p>
          </table:table-cell>
          <table:table-cell office:value-type="string">
            <text:p>Public Sector: Government finance: Revenue</text:p>
          </table:table-cell>
          <table:table-cell office:value-type="string">
            <text:p>Annual</text:p>
          </table:table-cell>
          <table:table-cell table:number-columns-repeated="1018"/>
        </table:table-row>
        <table:table-row table:style-name="ro2">
          <table:table-cell office:value-type="string">
            <text:p>Taxes on exports (current LCU)</text:p>
          </table:table-cell>
          <table:table-cell table:number-columns-repeated="2" office:value-type="string">
            <text:p>Taxes on exports are all levies on goods being transported out of the country or services being delivered to nonresidents by residents. Rebates on exported goods that are repayments of previously paid general consumption taxes, excise taxes, or import duties are deducted from the gross amounts receivable from these taxes, not from amounts receivable from export taxes.</text:p>
          </table:table-cell>
          <table:table-cell office:value-type="string">
            <text:p>International Monetary Fund, Government Finance Statistics Yearbook and data files.</text:p>
          </table:table-cell>
          <table:table-cell office:value-type="string">
            <text:p>Public Sector: Government finance: Revenue</text:p>
          </table:table-cell>
          <table:table-cell office:value-type="string">
            <text:p>Annual</text:p>
          </table:table-cell>
          <table:table-cell table:number-columns-repeated="1018"/>
        </table:table-row>
        <table:table-row table:style-name="ro2">
          <table:table-cell office:value-type="string">
            <text:p>Taxes on international trade (% of revenue)</text:p>
          </table:table-cell>
          <table:table-cell table:number-columns-repeated="2" office:value-type="string">
            <text:p>Taxes on international trade include import duties, export duties, profits of export or import monopolies, exchange profits, and exchange taxes.</text:p>
          </table:table-cell>
          <table:table-cell office:value-type="string">
            <text:p>International Monetary Fund, Government Finance Statistics Yearbook and data files.</text:p>
          </table:table-cell>
          <table:table-cell office:value-type="string">
            <text:p>Public Sector: Government finance: Revenue</text:p>
          </table:table-cell>
          <table:table-cell office:value-type="string">
            <text:p>Annual</text:p>
          </table:table-cell>
          <table:table-cell/>
          <table:table-cell office:value-type="string">
            <text:p>Median</text:p>
          </table:table-cell>
          <table:table-cell table:number-columns-repeated="1016"/>
        </table:table-row>
        <table:table-row table:style-name="ro2">
          <table:table-cell office:value-type="string">
            <text:p>Taxes on international trade (current LCU)</text:p>
          </table:table-cell>
          <table:table-cell table:number-columns-repeated="2" office:value-type="string">
            <text:p>Taxes on international trade include import duties, export duties, profits of export or import monopolies, exchange profits, and exchange taxes.</text:p>
          </table:table-cell>
          <table:table-cell office:value-type="string">
            <text:p>International Monetary Fund, Government Finance Statistics Yearbook and data files.</text:p>
          </table:table-cell>
          <table:table-cell office:value-type="string">
            <text:p>Public Sector: Government finance: Revenue</text:p>
          </table:table-cell>
          <table:table-cell office:value-type="string">
            <text:p>Annual</text:p>
          </table:table-cell>
          <table:table-cell table:number-columns-repeated="1018"/>
        </table:table-row>
        <table:table-row table:style-name="ro2">
          <table:table-cell office:value-type="string">
            <text:p>Teenage mothers (% of women ages 15-19 who have had children or are currently pregnant)</text:p>
          </table:table-cell>
          <table:table-cell table:number-columns-repeated="2" office:value-type="string">
            <text:p>Teenage mothers are the percentage of women ages 15-19 who already have children or are currently pregnant.</text:p>
          </table:table-cell>
          <table:table-cell office:value-type="string">
            <text:p>Demographic and Health Surveys by Macro International.</text:p>
          </table:table-cell>
          <table:table-cell office:value-type="string">
            <text:p>Health: Reproductive health</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Telephone lines (per 100 people)</text:p>
          </table:table-cell>
          <table:table-cell table:number-columns-repeated="2" office:value-type="string">
            <text:p>Telephone lines are fixed telephone lines that connect a subscriber's terminal equipment to the public switched telephone network and that have a port on a telephone exchange. Integrated services digital network channels ands fixed wireless subscribers are included.</text:p>
          </table:table-cell>
          <table:table-cell office:value-type="string">
            <text:p>International Telecommunication Union, World Telecommunication/ICT Development Report and database, and World Bank estimates.</text:p>
          </table:table-cell>
          <table:table-cell office:value-type="string">
            <text:p>Infrastructure: Communications</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Time required to obtain an operating license (days)</text:p>
          </table:table-cell>
          <table:table-cell table:number-columns-repeated="2" office:value-type="string">
            <text:p>Time required to obtain operating license is the average wait to obtain an operating license from the day the establishment applied for it to the day it was granted.</text:p>
          </table:table-cell>
          <table:table-cell office:value-type="string">
            <text:p>World Bank, Enterprise Surveys (http://www.enterprisesurveys.org/).</text:p>
          </table:table-cell>
          <table:table-cell office:value-type="string">
            <text:p>Private Sector &amp; Trade: Business environment</text:p>
          </table:table-cell>
          <table:table-cell office:value-type="string">
            <text:p>Annual</text:p>
          </table:table-cell>
          <table:table-cell table:number-columns-repeated="1018"/>
        </table:table-row>
        <table:table-row table:style-name="ro2">
          <table:table-cell office:value-type="string">
            <text:p>Time required to register property (days)</text:p>
          </table:table-cell>
          <table:table-cell table:number-columns-repeated="2" office:value-type="string">
            <text:p>Time required to register property is the number of calendar days needed for businesses to secure rights to property.</text:p>
          </table:table-cell>
          <table:table-cell office:value-type="string">
            <text:p>World Bank, Doing Business project (http://www.doingbusiness.org/).</text:p>
          </table:table-cell>
          <table:table-cell office:value-type="string">
            <text:p>Private Sector &amp; Trade: Business environment</text:p>
          </table:table-cell>
          <table:table-cell office:value-type="string">
            <text:p>Annual</text:p>
          </table:table-cell>
          <table:table-cell/>
          <table:table-cell office:value-type="string">
            <text:p>Unweighted average</text:p>
          </table:table-cell>
          <table:table-cell table:number-columns-repeated="1016"/>
        </table:table-row>
        <table:table-row table:style-name="ro2">
          <table:table-cell office:value-type="string">
            <text:p>Time required to start a business (days)</text:p>
          </table:table-cell>
          <table:table-cell table:number-columns-repeated="2" office:value-type="string">
            <text:p>Time required to start a business is the number of calendar days needed to complete the procedures to legally operate a business. If a procedure can be speeded up at additional cost, the fastest procedure, independent of cost, is chosen.</text:p>
          </table:table-cell>
          <table:table-cell office:value-type="string">
            <text:p>World Bank, Doing Business project (http://www.doingbusiness.org/).</text:p>
          </table:table-cell>
          <table:table-cell office:value-type="string">
            <text:p>Private Sector &amp; Trade: Business environment</text:p>
          </table:table-cell>
          <table:table-cell office:value-type="string">
            <text:p>Annual</text:p>
          </table:table-cell>
          <table:table-cell/>
          <table:table-cell office:value-type="string">
            <text:p>Unweighted average</text:p>
          </table:table-cell>
          <table:table-cell table:number-columns-repeated="1016"/>
        </table:table-row>
        <table:table-row table:style-name="ro2">
          <table:table-cell office:value-type="string">
            <text:p>Time to export (days)</text:p>
          </table:table-cell>
          <table:table-cell table:number-columns-repeated="2" office:value-type="string">
            <text:p>Time is recorded in calendar days. The time calculation for a procedure starts from the moment it is initiated and runs until it is completed. If a procedure can be accelerated for an additional cost, the fastest legal procedure is chosen. It is assumed that neither the exporter nor the importer wastes time and that each commits to completing each remaining procedure without delay. Procedures that can be completed in parallel are measured as simultaneous. The waiting time between procedures--for example, during unloading of the cargo--is included in the measure.</text:p>
          </table:table-cell>
          <table:table-cell office:value-type="string">
            <text:p>World Bank, Doing Business project (http://www.doingbusiness.org/).</text:p>
          </table:table-cell>
          <table:table-cell office:value-type="string">
            <text:p>Private Sector &amp; Trade: Trade facilitation</text:p>
          </table:table-cell>
          <table:table-cell office:value-type="string">
            <text:p>Annual</text:p>
          </table:table-cell>
          <table:table-cell/>
          <table:table-cell office:value-type="string">
            <text:p>Unweighted average</text:p>
          </table:table-cell>
          <table:table-cell table:number-columns-repeated="1016"/>
        </table:table-row>
        <table:table-row table:style-name="ro2">
          <table:table-cell office:value-type="string">
            <text:p>Time to import (days)</text:p>
          </table:table-cell>
          <table:table-cell table:number-columns-repeated="2" office:value-type="string">
            <text:p>Time is recorded in calendar days. The time calculation for a procedure starts from the moment it is initiated and runs until it is completed. If a procedure can be accelerated for an additional cost, the fastest legal procedure is chosen. It is assumed that neither the exporter nor the importer wastes time and that each commits to completing each remaining procedure without delay. Procedures that can be completed in parallel are measured as simultaneous. The waiting time between procedures--for example, during unloading of the cargo--is included in the measure.</text:p>
          </table:table-cell>
          <table:table-cell office:value-type="string">
            <text:p>World Bank, Doing Business project (http://www.doingbusiness.org/).</text:p>
          </table:table-cell>
          <table:table-cell office:value-type="string">
            <text:p>Private Sector &amp; Trade: Trade facilitation</text:p>
          </table:table-cell>
          <table:table-cell office:value-type="string">
            <text:p>Annual</text:p>
          </table:table-cell>
          <table:table-cell/>
          <table:table-cell office:value-type="string">
            <text:p>Unweighted average</text:p>
          </table:table-cell>
          <table:table-cell table:number-columns-repeated="1016"/>
        </table:table-row>
        <table:table-row table:style-name="ro2">
          <table:table-cell office:value-type="string">
            <text:p>Time to prepare and pay taxes (hours)</text:p>
          </table:table-cell>
          <table:table-cell table:number-columns-repeated="2" office:value-type="string">
            <text:p>Time to prepare and pay taxes is the time, in hours per year, it takes to prepare, file, and pay (or withhold) three major types of taxes: the corporate income tax, the value added or sales tax, and labor taxes, including payroll taxes and social security contributions.</text:p>
          </table:table-cell>
          <table:table-cell office:value-type="string">
            <text:p>World Bank, Doing Business project (http://www.doingbusiness.org/).</text:p>
          </table:table-cell>
          <table:table-cell office:value-type="string">
            <text:p>Private Sector &amp; Trade: Business environment</text:p>
          </table:table-cell>
          <table:table-cell office:value-type="string">
            <text:p>Annual</text:p>
          </table:table-cell>
          <table:table-cell/>
          <table:table-cell office:value-type="string">
            <text:p>Unweighted average</text:p>
          </table:table-cell>
          <table:table-cell table:number-columns-repeated="1016"/>
        </table:table-row>
        <table:table-row table:style-name="ro2">
          <table:table-cell office:value-type="string">
            <text:p>Time to resolve insolvency (years)</text:p>
          </table:table-cell>
          <table:table-cell table:number-columns-repeated="2" office:value-type="string">
            <text:p>Time to resolve insolvency is the number of years from the filing for insolvency in court until the resolution of distressed assets.</text:p>
          </table:table-cell>
          <table:table-cell office:value-type="string">
            <text:p>World Bank, Doing Business project (http://www.doingbusiness.org/).</text:p>
          </table:table-cell>
          <table:table-cell office:value-type="string">
            <text:p>Private Sector &amp; Trade: Business environment</text:p>
          </table:table-cell>
          <table:table-cell office:value-type="string">
            <text:p>Annual</text:p>
          </table:table-cell>
          <table:table-cell/>
          <table:table-cell office:value-type="string">
            <text:p>Unweighted average</text:p>
          </table:table-cell>
          <table:table-cell table:number-columns-repeated="1016"/>
        </table:table-row>
        <table:table-row table:style-name="ro2">
          <table:table-cell office:value-type="string">
            <text:p>Total tax rate (% of commercial profits)</text:p>
          </table:table-cell>
          <table:table-cell table:number-columns-repeated="2" office:value-type="string">
            <text:p>Total tax rate measures the amount of taxes and mandatory contributions payable by businesses after accounting for allowable deductions and exemptions as a share of commercial profits. Taxes withheld (such as personal income tax) or collected and remitted to tax authorities (such as value added taxes, sales taxes or goods and service taxes) are excluded.</text:p>
          </table:table-cell>
          <table:table-cell office:value-type="string">
            <text:p>World Bank, Doing Business project (http://www.doingbusiness.org/).</text:p>
          </table:table-cell>
          <table:table-cell office:value-type="string">
            <text:p>Private Sector &amp; Trade: Business environment</text:p>
          </table:table-cell>
          <table:table-cell office:value-type="string">
            <text:p>Annual</text:p>
          </table:table-cell>
          <table:table-cell/>
          <table:table-cell office:value-type="string">
            <text:p>Unweighted average</text:p>
          </table:table-cell>
          <table:table-cell table:number-columns-repeated="1016"/>
        </table:table-row>
        <table:table-row table:style-name="ro2">
          <table:table-cell office:value-type="string">
            <text:p>Trade (% of GDP)</text:p>
          </table:table-cell>
          <table:table-cell table:number-columns-repeated="2" office:value-type="string">
            <text:p>Trade is the sum of exports and imports of goods and services measured as a share of gross domestic product.</text:p>
          </table:table-cell>
          <table:table-cell office:value-type="string">
            <text:p>World Bank national accounts data, and OECD National Accounts data files.</text:p>
          </table:table-cell>
          <table:table-cell office:value-type="string">
            <text:p>Economic Policy &amp; Debt: National accounts: Shares of GDP &amp; other</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Trade in services (% of GDP)</text:p>
          </table:table-cell>
          <table:table-cell table:number-columns-repeated="2" office:value-type="string">
            <text:p>Trade in services is the sum of service exports and imports divided by the value of GDP, all in current U.S. dollars.</text:p>
          </table:table-cell>
          <table:table-cell office:value-type="string">
            <text:p>International Monetary Fund, Balance of Payments Statistics Yearbook and data files, and World Bank and OECD GDP estimates.</text:p>
          </table:table-cell>
          <table:table-cell office:value-type="string">
            <text:p>Economic Policy &amp; Debt: Balance of payments: Current account: Goods, services &amp; income</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Unemployment, total (% of total labor force)</text:p>
          </table:table-cell>
          <table:table-cell table:number-columns-repeated="2" office:value-type="string">
            <text:p>Unemployment refers to the share of the labor force that is without work but available for and seeking employment. Definitions of labor force and unemployment differ by country.</text:p>
          </table:table-cell>
          <table:table-cell office:value-type="string">
            <text:p>International Labour Organization, Key Indicators of the Labour Market database.</text:p>
          </table:table-cell>
          <table:table-cell office:value-type="string">
            <text:p>Labor &amp; Social Protection: Unemployment</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Urban population</text:p>
          </table:table-cell>
          <table:table-cell table:number-columns-repeated="2" office:value-type="string">
            <text:p>Urban population refers to people living in urban areas as defined by national statistical offices. It is calculated using World Bank population estimates and urban ratios from the United Nations World Urbanization Prospects.</text:p>
          </table:table-cell>
          <table:table-cell office:value-type="string">
            <text:p>World Bank Staff estimates based on United Nations, World Urbanization Prospects. </text:p>
          </table:table-cell>
          <table:table-cell office:value-type="string">
            <text:p>Environment: Density &amp; urbanization</text:p>
          </table:table-cell>
          <table:table-cell office:value-type="string">
            <text:p>Annual</text:p>
          </table:table-cell>
          <table:table-cell/>
          <table:table-cell office:value-type="string">
            <text:p>Sum</text:p>
          </table:table-cell>
          <table:table-cell table:number-columns-repeated="1016"/>
        </table:table-row>
        <table:table-row table:style-name="ro2">
          <table:table-cell office:value-type="string">
            <text:p>Urban population (% of total)</text:p>
          </table:table-cell>
          <table:table-cell table:number-columns-repeated="2" office:value-type="string">
            <text:p>Urban population refers to people living in urban areas as defined by national statistical offices. It is calculated using World Bank population estimates and urban ratios from the United Nations World Urbanization Prospects.</text:p>
          </table:table-cell>
          <table:table-cell office:value-type="string">
            <text:p>United Nations, World Urbanization Prospects.</text:p>
          </table:table-cell>
          <table:table-cell office:value-type="string">
            <text:p>Environment: Density &amp; urbanization</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Urban population growth (annual %)</text:p>
          </table:table-cell>
          <table:table-cell table:number-columns-repeated="2" office:value-type="string">
            <text:p>Urban population refers to people living in urban areas as defined by national statistical offices. It is calculated using World Bank population estimates and urban ratios from the United Nations World Urbanization Prospects.</text:p>
          </table:table-cell>
          <table:table-cell office:value-type="string">
            <text:p>World Bank Staff estimates based on United Nations, World Urbanization Prospects. </text:p>
          </table:table-cell>
          <table:table-cell office:value-type="string">
            <text:p>Environment: Density &amp; urbanization</text:p>
          </table:table-cell>
          <table:table-cell office:value-type="string">
            <text:p>Annual</text:p>
          </table:table-cell>
          <table:table-cell/>
          <table:table-cell office:value-type="string">
            <text:p>Weighted average</text:p>
          </table:table-cell>
          <table:table-cell table:number-columns-repeated="1016"/>
        </table:table-row>
        <table:table-row table:style-name="ro2">
          <table:table-cell office:value-type="string">
            <text:p>Wholesale price index (2005 = 100)</text:p>
          </table:table-cell>
          <table:table-cell table:number-columns-repeated="2" office:value-type="string">
            <text:p>Wholesale price index refers to a mix of agricultural and industrial goods at various stages of production and distribution, including import duties. The Laspeyres formula is generally used.</text:p>
          </table:table-cell>
          <table:table-cell office:value-type="string">
            <text:p>International Monetary Fund, International Financial Statistics and data files.</text:p>
          </table:table-cell>
          <table:table-cell office:value-type="string">
            <text:p>Financial Sector: Exchange rates &amp; prices</text:p>
          </table:table-cell>
          <table:table-cell office:value-type="string">
            <text:p>Annual</text:p>
          </table:table-cell>
          <table:table-cell office:value-type="float" office:value="2005">
            <text:p>2005</text:p>
          </table:table-cell>
          <table:table-cell table:number-columns-repeated="1017"/>
        </table:table-row>
        <table:table-row table:style-name="ro2">
          <table:table-cell office:value-type="string">
            <text:p>Workers' remittances, receipts (BoP, current US$)</text:p>
          </table:table-cell>
          <table:table-cell table:number-columns-repeated="2" office:value-type="string">
            <text:p>Workers' remittances are current transfers by migrants who are employed or intend to remain employed for more than a year in another economy in which they are considered residents. Some developing countries classify workers' remittances as a factor income receipt (and thus as a component of GNI). The World Bank adheres to international guidelines in defining GNI, and its classification of workers' remittances may therefore differ from national practices. This item shows receipts by the reporting country. Data are in current U.S. dollars.</text:p>
          </table:table-cell>
          <table:table-cell office:value-type="string">
            <text:p>International Monetary Fund, Balance of Payments Statistics Yearbook and data files.</text:p>
          </table:table-cell>
          <table:table-cell office:value-type="string">
            <text:p>Economic Policy &amp; Debt: Balance of payments: Current account: Transfers</text:p>
          </table:table-cell>
          <table:table-cell office:value-type="string">
            <text:p>Annual</text:p>
          </table:table-cell>
          <table:table-cell/>
          <table:table-cell office:value-type="string">
            <text:p>Sum</text:p>
          </table:table-cell>
          <table:table-cell table:number-columns-repeated="1016"/>
        </table:table-row>
        <table:table-row table:style-name="ro2" table:number-rows-repeated="1048360">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25">25/09/2012</text:date>, <text:time>12:41: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9-25T12:41:28</dc:date>
    <dc:creator>Allan Callaghan</dc:creator>
    <meta:document-statistic meta:table-count="1" meta:cell-count="1440" meta:object-count="0"/>
    <meta:generator>LibreOffice/3.4$Linux LibreOffice_project/340m1$Build-402</meta:generator>
  </office:meta>
</office:document-meta>
</file>